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6pt"/>
    </style:style>
    <style:style style:name="co2" style:family="table-column">
      <style:table-column-properties fo:break-before="auto" style:column-width="60.24pt"/>
    </style:style>
    <style:style style:name="co3" style:family="table-column">
      <style:table-column-properties fo:break-before="auto" style:column-width="63.41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9.96pt" fo:break-before="auto" style:use-optimal-row-height="true"/>
    </style:style>
    <style:style style:name="ro2" style:family="table-row">
      <style:table-row-properties style:row-height="56.95pt" fo:break-before="auto" style:use-optimal-row-height="true"/>
    </style:style>
    <style:style style:name="ro3" style:family="table-row">
      <style:table-row-properties style:row-height="16.44pt" fo:break-before="auto" style:use-optimal-row-height="true"/>
    </style:style>
    <style:style style:name="ro4" style:family="table-row">
      <style:table-row-properties style:row-height="70.44pt" fo:break-before="auto" style:use-optimal-row-height="true"/>
    </style:style>
    <style:style style:name="ro5" style:family="table-row">
      <style:table-row-properties style:row-height="43.46pt" fo:break-before="auto" style:use-optimal-row-height="true"/>
    </style:style>
    <style:style style:name="ro6" style:family="table-row">
      <style:table-row-properties style:row-height="83.96pt" fo:break-before="auto" style:use-optimal-row-height="true"/>
    </style:style>
    <style:style style:name="ro7" style:family="table-row">
      <style:table-row-properties style:row-height="110.95pt" fo:break-before="auto" style:use-optimal-row-height="true"/>
    </style:style>
    <style:style style:name="ro8" style:family="table-row">
      <style:table-row-properties style:row-height="15.79pt" fo:break-before="auto" style:use-optimal-row-height="true"/>
    </style:style>
    <style:style style:name="ro9" style:family="table-row">
      <style:table-row-properties style:row-height="14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UIT_20_R2_20_-_20_RR2012">
      <style:table-cell-properties style:glyph-orientation-vertical="0" fo:background-color="#c0c0c0" style:diagonal-bl-tr="none" style:diagonal-tl-br="none" style:text-align-source="fix" style:repeat-content="false" fo:wrap-option="wrap" fo:border="0.74pt solid #2c2c2c" style:direction="ltr" fo:padding="2.01pt" style:rotation-angle="0" style:rotation-align="none" style:shrink-to-fit="false" style:vertical-align="justify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Normal_5f_UIT_20_R2_20_-_20_RR2012">
      <style:table-cell-properties style:glyph-orientation-vertical="0" style:diagonal-bl-tr="none" style:diagonal-tl-br="none" style:text-align-source="fix" style:repeat-content="false" fo:background-color="transparent" fo:wrap-option="wrap" fo:border="0.74pt solid #2c2c2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Normal_5f_UIT_20_R2_20_-_20_RR201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5" style:family="table-cell" style:parent-style-name="Normal_5f_UIT_20_R2_20_-_20_RR201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Normal_5f_UIT_20_R2_20_-_20_RR2012">
      <style:table-cell-properties style:glyph-orientation-vertical="0" style:diagonal-bl-tr="none" style:diagonal-tl-br="none" style:text-align-source="value-type" style:repeat-content="false" fo:background-color="transparent" fo:wrap-option="wrap" fo:border="0.74pt solid #2c2c2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Normal_5f_H1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Normal_5f_H1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row table:style-name="ro1">
          <table:table-cell table:style-name="ce1" office:value-type="string" calcext:value-type="string">
            <text:p>ID_RANGO_ED12</text:p>
          </table:table-cell>
          <table:table-cell table:style-name="ce1" office:value-type="string" calcext:value-type="string">
            <text:p>Frecuencia_Desde</text:p>
          </table:table-cell>
          <table:table-cell table:style-name="ce1" office:value-type="string" calcext:value-type="string">
            <text:p>Frecuencia_Hasta</text:p>
          </table:table-cell>
          <table:table-cell table:style-name="ce1" office:value-type="string" calcext:value-type="string">
            <text:p>Modalidad</text:p>
          </table:table-cell>
          <table:table-cell table:style-name="ce7" office:value-type="string" calcext:value-type="string">
            <text:p>Unidad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3" calcext:value-type="float">
            <text:p>8.3</text:p>
          </table:table-cell>
          <table:table-cell table:style-name="ce6" office:value-type="string" calcext:value-type="string">
            <text:p>No atribuíd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Ayudas a la Meteorolog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.3" calcext:value-type="float">
            <text:p>11.3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.3" calcext:value-type="float">
            <text:p>11.3</text:p>
          </table:table-cell>
          <table:table-cell table:style-name="ce6" office:value-type="string" calcext:value-type="string">
            <text:p>Ayudas a la Meteorolog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.95" calcext:value-type="float">
            <text:p>19.9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.95" calcext:value-type="float">
            <text:p>19.95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float" office:value="19.95" calcext:value-type="float">
            <text:p>19.95</text:p>
          </table:table-cell>
          <table:table-cell table:style-name="ce2" office:value-type="float" office:value="20.05" calcext:value-type="float">
            <text:p>20.05</text:p>
          </table:table-cell>
          <table:table-cell table:style-name="ce6" office:value-type="string" calcext:value-type="string">
            <text:p>Frecuencias Patrón y Señales Horarias (20 KHz)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float" office:value="20.05" calcext:value-type="float">
            <text:p>20.05</text:p>
          </table:table-cell>
          <table:table-cell table:style-name="ce2" office:value-type="float" office:value="70" calcext:value-type="float">
            <text:p>7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0.05" calcext:value-type="float">
            <text:p>20.05</text:p>
          </table:table-cell>
          <table:table-cell table:style-name="ce2" office:value-type="float" office:value="70" calcext:value-type="float">
            <text:p>70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>
            <text:p>Radionavegación Marítim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0" calcext:value-type="float">
            <text:p>13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0" calcext:value-type="float">
            <text:p>130</text:p>
          </table:table-cell>
          <table:table-cell table:style-name="ce6" office:value-type="string" calcext:value-type="string">
            <text:p>Radionavegación Marítim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0" calcext:value-type="float">
            <text:p>130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0" calcext:value-type="float">
            <text:p>13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5.7" calcext:value-type="float">
            <text:p>135.7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5.7" calcext:value-type="float">
            <text:p>135.7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float" office:value="135.7" calcext:value-type="float">
            <text:p>135.7</text:p>
          </table:table-cell>
          <table:table-cell table:style-name="ce2" office:value-type="float" office:value="137.8" calcext:value-type="float">
            <text:p>137.8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5.7" calcext:value-type="float">
            <text:p>135.7</text:p>
          </table:table-cell>
          <table:table-cell table:style-name="ce2" office:value-type="float" office:value="137.8" calcext:value-type="float">
            <text:p>137.8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5.7" calcext:value-type="float">
            <text:p>135.7</text:p>
          </table:table-cell>
          <table:table-cell table:style-name="ce2" office:value-type="float" office:value="137.8" calcext:value-type="float">
            <text:p>137.8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float" office:value="137.8" calcext:value-type="float">
            <text:p>137.8</text:p>
          </table:table-cell>
          <table:table-cell table:style-name="ce2" office:value-type="float" office:value="160" calcext:value-type="float">
            <text:p>16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37.8" calcext:value-type="float">
            <text:p>137.8</text:p>
          </table:table-cell>
          <table:table-cell table:style-name="ce2" office:value-type="float" office:value="160" calcext:value-type="float">
            <text:p>160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90" calcext:value-type="float">
            <text:p>19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string" calcext:value-type="string">
            <text:p>Móvil Aeronáutic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85" calcext:value-type="float">
            <text:p>285</text:p>
          </table:table-cell>
          <table:table-cell table:style-name="ce6" office:value-type="string" calcext:value-type="string">
            <text:p>Radionavegación Marítim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85" calcext:value-type="float">
            <text:p>285</text:p>
          </table:table-cell>
          <table:table-cell table:style-name="ce6" office:value-type="string" calcext:value-type="string">
            <text:p>Móvil Aeronáutic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85" calcext:value-type="float">
            <text:p>285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315" calcext:value-type="float">
            <text:p>315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315" calcext:value-type="float">
            <text:p>315</text:p>
          </table:table-cell>
          <table:table-cell table:style-name="ce6" office:value-type="string" calcext:value-type="string">
            <text:p>Radionavegación Marítim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25" calcext:value-type="float">
            <text:p>325</text:p>
          </table:table-cell>
          <table:table-cell table:style-name="ce6" office:value-type="string" calcext:value-type="string">
            <text:p>Radionavegación Marítim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35" calcext:value-type="float">
            <text:p>335</text:p>
          </table:table-cell>
          <table:table-cell table:style-name="ce6" office:value-type="string" calcext:value-type="string">
            <text:p>Radionavegación Marítim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35" calcext:value-type="float">
            <text:p>335</text:p>
          </table:table-cell>
          <table:table-cell table:style-name="ce6" office:value-type="string" calcext:value-type="string">
            <text:p>Móvil Aeronáutic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35" calcext:value-type="float">
            <text:p>335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405" calcext:value-type="float">
            <text:p>405</text:p>
          </table:table-cell>
          <table:table-cell table:style-name="ce6" office:value-type="string" calcext:value-type="string">
            <text:p>Móvil Aeronáutic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405" calcext:value-type="float">
            <text:p>405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415" calcext:value-type="float">
            <text:p>415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415" calcext:value-type="float">
            <text:p>415</text:p>
          </table:table-cell>
          <table:table-cell table:style-name="ce6" office:value-type="string" calcext:value-type="string">
            <text:p>Móvil Aeronáutic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72" calcext:value-type="float">
            <text:p>472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72" calcext:value-type="float">
            <text:p>472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79" calcext:value-type="float">
            <text:p>479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79" calcext:value-type="float">
            <text:p>479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79" calcext:value-type="float">
            <text:p>479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95" calcext:value-type="float">
            <text:p>495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95" calcext:value-type="float">
            <text:p>495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505" calcext:value-type="float">
            <text:p>505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10" calcext:value-type="float">
            <text:p>510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525" calcext:value-type="float">
            <text:p>525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525" calcext:value-type="float">
            <text:p>525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535" calcext:value-type="float">
            <text:p>535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535" calcext:value-type="float">
            <text:p>535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1605" calcext:value-type="float">
            <text:p>1605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605" calcext:value-type="float">
            <text:p>1605</text:p>
          </table:table-cell>
          <table:table-cell table:style-name="ce2" office:value-type="float" office:value="1625" calcext:value-type="float">
            <text:p>1625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1625" calcext:value-type="float">
            <text:p>1625</text:p>
          </table:table-cell>
          <table:table-cell table:style-name="ce2" office:value-type="float" office:value="1705" calcext:value-type="float">
            <text:p>170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625" calcext:value-type="float">
            <text:p>1625</text:p>
          </table:table-cell>
          <table:table-cell table:style-name="ce2" office:value-type="float" office:value="1705" calcext:value-type="float">
            <text:p>1705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625" calcext:value-type="float">
            <text:p>1625</text:p>
          </table:table-cell>
          <table:table-cell table:style-name="ce2" office:value-type="float" office:value="1705" calcext:value-type="float">
            <text:p>1705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1625" calcext:value-type="float">
            <text:p>1625</text:p>
          </table:table-cell>
          <table:table-cell table:style-name="ce2" office:value-type="float" office:value="1705" calcext:value-type="float">
            <text:p>170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705" calcext:value-type="float">
            <text:p>1705</text:p>
          </table:table-cell>
          <table:table-cell table:style-name="ce2" office:value-type="float" office:value="1800" calcext:value-type="float">
            <text:p>1800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705" calcext:value-type="float">
            <text:p>1705</text:p>
          </table:table-cell>
          <table:table-cell table:style-name="ce2" office:value-type="float" office:value="1800" calcext:value-type="float">
            <text:p>180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1705" calcext:value-type="float">
            <text:p>1705</text:p>
          </table:table-cell>
          <table:table-cell table:style-name="ce2" office:value-type="float" office:value="1800" calcext:value-type="float">
            <text:p>18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1705" calcext:value-type="float">
            <text:p>1705</text:p>
          </table:table-cell>
          <table:table-cell table:style-name="ce2" office:value-type="float" office:value="1800" calcext:value-type="float">
            <text:p>18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850" calcext:value-type="float">
            <text:p>1850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2000" calcext:value-type="float">
            <text:p>20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2000" calcext:value-type="float">
            <text:p>200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2000" calcext:value-type="float">
            <text:p>20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2000" calcext:value-type="float">
            <text:p>2000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2000" calcext:value-type="float">
            <text:p>2000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65" calcext:value-type="float">
            <text:p>206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65" calcext:value-type="float">
            <text:p>206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65" calcext:value-type="float">
            <text:p>2065</text:p>
          </table:table-cell>
          <table:table-cell table:style-name="ce2" office:value-type="float" office:value="2107" calcext:value-type="float">
            <text:p>2107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float" office:value="2107" calcext:value-type="float">
            <text:p>2107</text:p>
          </table:table-cell>
          <table:table-cell table:style-name="ce2" office:value-type="float" office:value="2170" calcext:value-type="float">
            <text:p>217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float" office:value="2107" calcext:value-type="float">
            <text:p>2107</text:p>
          </table:table-cell>
          <table:table-cell table:style-name="ce2" office:value-type="float" office:value="2170" calcext:value-type="float">
            <text:p>217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2173.5" calcext:value-type="float">
            <text:p>2173.5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float" office:value="2173.5" calcext:value-type="float">
            <text:p>2173.5</text:p>
          </table:table-cell>
          <table:table-cell table:style-name="ce2" office:value-type="float" office:value="2190.5" calcext:value-type="float">
            <text:p>2190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190.5" calcext:value-type="float">
            <text:p>2190.5</text:p>
          </table:table-cell>
          <table:table-cell table:style-name="ce2" office:value-type="float" office:value="2194" calcext:value-type="float">
            <text:p>2194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2300" calcext:value-type="float">
            <text:p>23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2300" calcext:value-type="float">
            <text:p>23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2495" calcext:value-type="float">
            <text:p>2495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2495" calcext:value-type="float">
            <text:p>249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2495" calcext:value-type="float">
            <text:p>249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2" office:value-type="float" office:value="2495" calcext:value-type="float">
            <text:p>2495</text:p>
          </table:table-cell>
          <table:table-cell table:style-name="ce2" office:value-type="float" office:value="2501" calcext:value-type="float">
            <text:p>2501</text:p>
          </table:table-cell>
          <table:table-cell table:style-name="ce6" office:value-type="string" calcext:value-type="string">
            <text:p>Frecuencias Patrón y Señales Horarias (2500 KHz)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2" office:value-type="float" office:value="2501" calcext:value-type="float">
            <text:p>2501</text:p>
          </table:table-cell>
          <table:table-cell table:style-name="ce2" office:value-type="float" office:value="2502" calcext:value-type="float">
            <text:p>2502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501" calcext:value-type="float">
            <text:p>2501</text:p>
          </table:table-cell>
          <table:table-cell table:style-name="ce2" office:value-type="float" office:value="2502" calcext:value-type="float">
            <text:p>2502</text:p>
          </table:table-cell>
          <table:table-cell table:style-name="ce6" office:value-type="string" calcext:value-type="string">
            <text:p>Frecuencias Patrón y Señales Horaria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502" calcext:value-type="float">
            <text:p>2502</text:p>
          </table:table-cell>
          <table:table-cell table:style-name="ce2" office:value-type="float" office:value="2505" calcext:value-type="float">
            <text:p>2505</text:p>
          </table:table-cell>
          <table:table-cell table:style-name="ce6" office:value-type="string" calcext:value-type="string">
            <text:p>Frecuencias Patrón y Señales Horaria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2505" calcext:value-type="float">
            <text:p>2505</text:p>
          </table:table-cell>
          <table:table-cell table:style-name="ce2" office:value-type="float" office:value="2850" calcext:value-type="float">
            <text:p>285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2505" calcext:value-type="float">
            <text:p>2505</text:p>
          </table:table-cell>
          <table:table-cell table:style-name="ce2" office:value-type="float" office:value="2850" calcext:value-type="float">
            <text:p>285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2" office:value-type="float" office:value="2850" calcext:value-type="float">
            <text:p>2850</text:p>
          </table:table-cell>
          <table:table-cell table:style-name="ce2" office:value-type="float" office:value="3025" calcext:value-type="float">
            <text:p>3025</text:p>
          </table:table-cell>
          <table:table-cell table:style-name="ce6" office:value-type="string" calcext:value-type="string">
            <text:p>Móvil Aeronáutic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2" office:value-type="float" office:value="3025" calcext:value-type="float">
            <text:p>3025</text:p>
          </table:table-cell>
          <table:table-cell table:style-name="ce2" office:value-type="float" office:value="3155" calcext:value-type="float">
            <text:p>3155</text:p>
          </table:table-cell>
          <table:table-cell table:style-name="ce6" office:value-type="string" calcext:value-type="string">
            <text:p>Móvil Aeronáutic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3155" calcext:value-type="float">
            <text:p>3155</text:p>
          </table:table-cell>
          <table:table-cell table:style-name="ce2" office:value-type="float" office:value="3200" calcext:value-type="float">
            <text:p>32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3155" calcext:value-type="float">
            <text:p>3155</text:p>
          </table:table-cell>
          <table:table-cell table:style-name="ce2" office:value-type="float" office:value="3200" calcext:value-type="float">
            <text:p>32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3230" calcext:value-type="float">
            <text:p>323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3230" calcext:value-type="float">
            <text:p>323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3230" calcext:value-type="float">
            <text:p>323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3230" calcext:value-type="float">
            <text:p>3230</text:p>
          </table:table-cell>
          <table:table-cell table:style-name="ce2" office:value-type="float" office:value="3400" calcext:value-type="float">
            <text:p>34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230" calcext:value-type="float">
            <text:p>3230</text:p>
          </table:table-cell>
          <table:table-cell table:style-name="ce2" office:value-type="float" office:value="3400" calcext:value-type="float">
            <text:p>340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3230" calcext:value-type="float">
            <text:p>3230</text:p>
          </table:table-cell>
          <table:table-cell table:style-name="ce2" office:value-type="float" office:value="3400" calcext:value-type="float">
            <text:p>34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3500" calcext:value-type="float">
            <text:p>3500</text:p>
          </table:table-cell>
          <table:table-cell table:style-name="ce6" office:value-type="string" calcext:value-type="string">
            <text:p>Móvil Aeronáutic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3750" calcext:value-type="float">
            <text:p>3750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4000" calcext:value-type="float">
            <text:p>4000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4000" calcext:value-type="float">
            <text:p>40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4000" calcext:value-type="float">
            <text:p>40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063" calcext:value-type="float">
            <text:p>4063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063" calcext:value-type="float">
            <text:p>4063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063" calcext:value-type="float">
            <text:p>4063</text:p>
          </table:table-cell>
          <table:table-cell table:style-name="ce2" office:value-type="float" office:value="4438" calcext:value-type="float">
            <text:p>4438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438" calcext:value-type="float">
            <text:p>4438</text:p>
          </table:table-cell>
          <table:table-cell table:style-name="ce2" office:value-type="float" office:value="4488" calcext:value-type="float">
            <text:p>4488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4438" calcext:value-type="float">
            <text:p>4438</text:p>
          </table:table-cell>
          <table:table-cell table:style-name="ce2" office:value-type="float" office:value="4488" calcext:value-type="float">
            <text:p>4488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4438" calcext:value-type="float">
            <text:p>4438</text:p>
          </table:table-cell>
          <table:table-cell table:style-name="ce2" office:value-type="float" office:value="4488" calcext:value-type="float">
            <text:p>4488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4488" calcext:value-type="float">
            <text:p>4488</text:p>
          </table:table-cell>
          <table:table-cell table:style-name="ce2" office:value-type="float" office:value="4650" calcext:value-type="float">
            <text:p>465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4488" calcext:value-type="float">
            <text:p>4488</text:p>
          </table:table-cell>
          <table:table-cell table:style-name="ce2" office:value-type="float" office:value="4650" calcext:value-type="float">
            <text:p>465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4700" calcext:value-type="float">
            <text:p>4700</text:p>
          </table:table-cell>
          <table:table-cell table:style-name="ce6" office:value-type="string" calcext:value-type="string">
            <text:p>Móvil Aeronáutico (R)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4750" calcext:value-type="float">
            <text:p>4750</text:p>
          </table:table-cell>
          <table:table-cell table:style-name="ce6" office:value-type="string" calcext:value-type="string">
            <text:p>Móvil Aeronáutico OR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4750" calcext:value-type="float">
            <text:p>4750</text:p>
          </table:table-cell>
          <table:table-cell table:style-name="ce2" office:value-type="float" office:value="4850" calcext:value-type="float">
            <text:p>485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4750" calcext:value-type="float">
            <text:p>4750</text:p>
          </table:table-cell>
          <table:table-cell table:style-name="ce2" office:value-type="float" office:value="4850" calcext:value-type="float">
            <text:p>485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750" calcext:value-type="float">
            <text:p>4750</text:p>
          </table:table-cell>
          <table:table-cell table:style-name="ce2" office:value-type="float" office:value="4850" calcext:value-type="float">
            <text:p>485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850" calcext:value-type="float">
            <text:p>4850</text:p>
          </table:table-cell>
          <table:table-cell table:style-name="ce2" office:value-type="float" office:value="4995" calcext:value-type="float">
            <text:p>4995</text:p>
          </table:table-cell>
          <table:table-cell table:style-name="ce6" office:value-type="string" calcext:value-type="string">
            <text:p>Móvil Terrestr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4850" calcext:value-type="float">
            <text:p>4850</text:p>
          </table:table-cell>
          <table:table-cell table:style-name="ce2" office:value-type="float" office:value="4995" calcext:value-type="float">
            <text:p>499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850" calcext:value-type="float">
            <text:p>4850</text:p>
          </table:table-cell>
          <table:table-cell table:style-name="ce2" office:value-type="float" office:value="4995" calcext:value-type="float">
            <text:p>4995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2" office:value-type="float" office:value="4995" calcext:value-type="float">
            <text:p>4995</text:p>
          </table:table-cell>
          <table:table-cell table:style-name="ce2" office:value-type="float" office:value="5003" calcext:value-type="float">
            <text:p>5003</text:p>
          </table:table-cell>
          <table:table-cell table:style-name="ce6" office:value-type="string" calcext:value-type="string">
            <text:p>Frecuencias Patrón y Señales Horarias (5000 KHz)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5003" calcext:value-type="float">
            <text:p>5003</text:p>
          </table:table-cell>
          <table:table-cell table:style-name="ce2" office:value-type="float" office:value="5005" calcext:value-type="float">
            <text:p>5005</text:p>
          </table:table-cell>
          <table:table-cell table:style-name="ce6" office:value-type="string" calcext:value-type="string">
            <text:p>Frecuencias Patrón y Señales Horaria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2" office:value-type="float" office:value="5003" calcext:value-type="float">
            <text:p>5003</text:p>
          </table:table-cell>
          <table:table-cell table:style-name="ce2" office:value-type="float" office:value="5005" calcext:value-type="float">
            <text:p>500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5005" calcext:value-type="float">
            <text:p>5005</text:p>
          </table:table-cell>
          <table:table-cell table:style-name="ce2" office:value-type="float" office:value="5060" calcext:value-type="float">
            <text:p>506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5005" calcext:value-type="float">
            <text:p>5005</text:p>
          </table:table-cell>
          <table:table-cell table:style-name="ce2" office:value-type="float" office:value="5060" calcext:value-type="float">
            <text:p>506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5060" calcext:value-type="float">
            <text:p>5060</text:p>
          </table:table-cell>
          <table:table-cell table:style-name="ce2" office:value-type="float" office:value="5250" calcext:value-type="float">
            <text:p>525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5060" calcext:value-type="float">
            <text:p>5060</text:p>
          </table:table-cell>
          <table:table-cell table:style-name="ce2" office:value-type="float" office:value="5250" calcext:value-type="float">
            <text:p>525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5275" calcext:value-type="float">
            <text:p>5275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5275" calcext:value-type="float">
            <text:p>527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5275" calcext:value-type="float">
            <text:p>527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5275" calcext:value-type="float">
            <text:p>5275</text:p>
          </table:table-cell>
          <table:table-cell table:style-name="ce2" office:value-type="float" office:value="5450" calcext:value-type="float">
            <text:p>545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5275" calcext:value-type="float">
            <text:p>5275</text:p>
          </table:table-cell>
          <table:table-cell table:style-name="ce2" office:value-type="float" office:value="5450" calcext:value-type="float">
            <text:p>545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2" office:value-type="float" office:value="5450" calcext:value-type="float">
            <text:p>5450</text:p>
          </table:table-cell>
          <table:table-cell table:style-name="ce2" office:value-type="float" office:value="5480" calcext:value-type="float">
            <text:p>5480</text:p>
          </table:table-cell>
          <table:table-cell table:style-name="ce6" office:value-type="string" calcext:value-type="string">
            <text:p>Móvil Aeronáutico (R)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2" office:value-type="float" office:value="5480" calcext:value-type="float">
            <text:p>5480</text:p>
          </table:table-cell>
          <table:table-cell table:style-name="ce2" office:value-type="float" office:value="5680" calcext:value-type="float">
            <text:p>5680</text:p>
          </table:table-cell>
          <table:table-cell table:style-name="ce6" office:value-type="string" calcext:value-type="string">
            <text:p>Móvil Aeronáutico (R)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2" office:value-type="float" office:value="5680" calcext:value-type="float">
            <text:p>5680</text:p>
          </table:table-cell>
          <table:table-cell table:style-name="ce2" office:value-type="float" office:value="5730" calcext:value-type="float">
            <text:p>5730</text:p>
          </table:table-cell>
          <table:table-cell table:style-name="ce6" office:value-type="string" calcext:value-type="string">
            <text:p>Móvil Aeronáutico OR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5730" calcext:value-type="float">
            <text:p>5730</text:p>
          </table:table-cell>
          <table:table-cell table:style-name="ce2" office:value-type="float" office:value="5900" calcext:value-type="float">
            <text:p>59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5730" calcext:value-type="float">
            <text:p>5730</text:p>
          </table:table-cell>
          <table:table-cell table:style-name="ce2" office:value-type="float" office:value="5900" calcext:value-type="float">
            <text:p>59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5900" calcext:value-type="float">
            <text:p>5900</text:p>
          </table:table-cell>
          <table:table-cell table:style-name="ce2" office:value-type="float" office:value="5950" calcext:value-type="float">
            <text:p>595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5950" calcext:value-type="float">
            <text:p>5950</text:p>
          </table:table-cell>
          <table:table-cell table:style-name="ce2" office:value-type="float" office:value="6200" calcext:value-type="float">
            <text:p>620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6200" calcext:value-type="float">
            <text:p>6200</text:p>
          </table:table-cell>
          <table:table-cell table:style-name="ce2" office:value-type="float" office:value="6525" calcext:value-type="float">
            <text:p>6525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2" office:value-type="float" office:value="6525" calcext:value-type="float">
            <text:p>6525</text:p>
          </table:table-cell>
          <table:table-cell table:style-name="ce2" office:value-type="float" office:value="6685" calcext:value-type="float">
            <text:p>6685</text:p>
          </table:table-cell>
          <table:table-cell table:style-name="ce6" office:value-type="string" calcext:value-type="string">
            <text:p>Móvil Aeronáutico (R)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2" office:value-type="float" office:value="6685" calcext:value-type="float">
            <text:p>6685</text:p>
          </table:table-cell>
          <table:table-cell table:style-name="ce2" office:value-type="float" office:value="6765" calcext:value-type="float">
            <text:p>6765</text:p>
          </table:table-cell>
          <table:table-cell table:style-name="ce6" office:value-type="string" calcext:value-type="string">
            <text:p>Móvil Aeronáutico OR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6765" calcext:value-type="float">
            <text:p>6765</text:p>
          </table:table-cell>
          <table:table-cell table:style-name="ce2" office:value-type="float" office:value="7000" calcext:value-type="float">
            <text:p>70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6765" calcext:value-type="float">
            <text:p>6765</text:p>
          </table:table-cell>
          <table:table-cell table:style-name="ce2" office:value-type="float" office:value="7000" calcext:value-type="float">
            <text:p>70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7100" calcext:value-type="float">
            <text:p>7100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7100" calcext:value-type="float">
            <text:p>7100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100" calcext:value-type="float">
            <text:p>7100</text:p>
          </table:table-cell>
          <table:table-cell table:style-name="ce2" office:value-type="float" office:value="7200" calcext:value-type="float">
            <text:p>7200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7300" calcext:value-type="float">
            <text:p>7300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7300" calcext:value-type="float">
            <text:p>7300</text:p>
          </table:table-cell>
          <table:table-cell table:style-name="ce2" office:value-type="float" office:value="7400" calcext:value-type="float">
            <text:p>740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7400" calcext:value-type="float">
            <text:p>7400</text:p>
          </table:table-cell>
          <table:table-cell table:style-name="ce2" office:value-type="float" office:value="7450" calcext:value-type="float">
            <text:p>745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7400" calcext:value-type="float">
            <text:p>7400</text:p>
          </table:table-cell>
          <table:table-cell table:style-name="ce2" office:value-type="float" office:value="7450" calcext:value-type="float">
            <text:p>745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float" office:value="7450" calcext:value-type="float">
            <text:p>7450</text:p>
          </table:table-cell>
          <table:table-cell table:style-name="ce2" office:value-type="float" office:value="8100" calcext:value-type="float">
            <text:p>81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float" office:value="7450" calcext:value-type="float">
            <text:p>7450</text:p>
          </table:table-cell>
          <table:table-cell table:style-name="ce2" office:value-type="float" office:value="8100" calcext:value-type="float">
            <text:p>81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8100" calcext:value-type="float">
            <text:p>8100</text:p>
          </table:table-cell>
          <table:table-cell table:style-name="ce2" office:value-type="float" office:value="8195" calcext:value-type="float">
            <text:p>8195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float" office:value="8100" calcext:value-type="float">
            <text:p>8100</text:p>
          </table:table-cell>
          <table:table-cell table:style-name="ce2" office:value-type="float" office:value="8195" calcext:value-type="float">
            <text:p>819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8195" calcext:value-type="float">
            <text:p>8195</text:p>
          </table:table-cell>
          <table:table-cell table:style-name="ce2" office:value-type="float" office:value="8815" calcext:value-type="float">
            <text:p>8815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" office:value-type="float" office:value="8815" calcext:value-type="float">
            <text:p>8815</text:p>
          </table:table-cell>
          <table:table-cell table:style-name="ce2" office:value-type="float" office:value="8965" calcext:value-type="float">
            <text:p>8965</text:p>
          </table:table-cell>
          <table:table-cell table:style-name="ce6" office:value-type="string" calcext:value-type="string">
            <text:p>Móvil Aeronáutico (R)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" office:value-type="float" office:value="8965" calcext:value-type="float">
            <text:p>8965</text:p>
          </table:table-cell>
          <table:table-cell table:style-name="ce2" office:value-type="float" office:value="9040" calcext:value-type="float">
            <text:p>9040</text:p>
          </table:table-cell>
          <table:table-cell table:style-name="ce6" office:value-type="string" calcext:value-type="string">
            <text:p>Móvil Aeronáutico OR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float" office:value="9040" calcext:value-type="float">
            <text:p>9040</text:p>
          </table:table-cell>
          <table:table-cell table:style-name="ce2" office:value-type="float" office:value="9400" calcext:value-type="float">
            <text:p>94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9400" calcext:value-type="float">
            <text:p>9400</text:p>
          </table:table-cell>
          <table:table-cell table:style-name="ce2" office:value-type="float" office:value="9500" calcext:value-type="float">
            <text:p>950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9500" calcext:value-type="float">
            <text:p>9500</text:p>
          </table:table-cell>
          <table:table-cell table:style-name="ce2" office:value-type="float" office:value="9900" calcext:value-type="float">
            <text:p>990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float" office:value="9900" calcext:value-type="float">
            <text:p>9900</text:p>
          </table:table-cell>
          <table:table-cell table:style-name="ce2" office:value-type="float" office:value="9995" calcext:value-type="float">
            <text:p>999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2" office:value-type="float" office:value="9995" calcext:value-type="float">
            <text:p>9995</text:p>
          </table:table-cell>
          <table:table-cell table:style-name="ce2" office:value-type="float" office:value="10003" calcext:value-type="float">
            <text:p>10003</text:p>
          </table:table-cell>
          <table:table-cell table:style-name="ce6" office:value-type="string" calcext:value-type="string">
            <text:p>Frecuencias Patrón y Señales Horarias (10000 KHz)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" office:value-type="float" office:value="10003" calcext:value-type="float">
            <text:p>10003</text:p>
          </table:table-cell>
          <table:table-cell table:style-name="ce2" office:value-type="float" office:value="10005" calcext:value-type="float">
            <text:p>1000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10003" calcext:value-type="float">
            <text:p>10003</text:p>
          </table:table-cell>
          <table:table-cell table:style-name="ce2" office:value-type="float" office:value="10005" calcext:value-type="float">
            <text:p>10005</text:p>
          </table:table-cell>
          <table:table-cell table:style-name="ce6" office:value-type="string" calcext:value-type="string">
            <text:p>Frecuencias Patrón y Señales Horaria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" office:value-type="float" office:value="10005" calcext:value-type="float">
            <text:p>10005</text:p>
          </table:table-cell>
          <table:table-cell table:style-name="ce2" office:value-type="float" office:value="10100" calcext:value-type="float">
            <text:p>10100</text:p>
          </table:table-cell>
          <table:table-cell table:style-name="ce6" office:value-type="string" calcext:value-type="string">
            <text:p>Móvil Aeronáutico (R)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float" office:value="10100" calcext:value-type="float">
            <text:p>10100</text:p>
          </table:table-cell>
          <table:table-cell table:style-name="ce2" office:value-type="float" office:value="10150" calcext:value-type="float">
            <text:p>1015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100" calcext:value-type="float">
            <text:p>10100</text:p>
          </table:table-cell>
          <table:table-cell table:style-name="ce2" office:value-type="float" office:value="10150" calcext:value-type="float">
            <text:p>10150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float" office:value="10150" calcext:value-type="float">
            <text:p>10150</text:p>
          </table:table-cell>
          <table:table-cell table:style-name="ce2" office:value-type="float" office:value="11175" calcext:value-type="float">
            <text:p>1117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float" office:value="10150" calcext:value-type="float">
            <text:p>10150</text:p>
          </table:table-cell>
          <table:table-cell table:style-name="ce2" office:value-type="float" office:value="11175" calcext:value-type="float">
            <text:p>1117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" office:value-type="float" office:value="11175" calcext:value-type="float">
            <text:p>11175</text:p>
          </table:table-cell>
          <table:table-cell table:style-name="ce2" office:value-type="float" office:value="11275" calcext:value-type="float">
            <text:p>11275</text:p>
          </table:table-cell>
          <table:table-cell table:style-name="ce6" office:value-type="string" calcext:value-type="string">
            <text:p>Móvil Aeronáutico OR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" office:value-type="float" office:value="11275" calcext:value-type="float">
            <text:p>11275</text:p>
          </table:table-cell>
          <table:table-cell table:style-name="ce2" office:value-type="float" office:value="11400" calcext:value-type="float">
            <text:p>11400</text:p>
          </table:table-cell>
          <table:table-cell table:style-name="ce6" office:value-type="string" calcext:value-type="string">
            <text:p>Móvil Aeronáutico (R)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float" office:value="11400" calcext:value-type="float">
            <text:p>11400</text:p>
          </table:table-cell>
          <table:table-cell table:style-name="ce2" office:value-type="float" office:value="11600" calcext:value-type="float">
            <text:p>116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1600" calcext:value-type="float">
            <text:p>11600</text:p>
          </table:table-cell>
          <table:table-cell table:style-name="ce2" office:value-type="float" office:value="11650" calcext:value-type="float">
            <text:p>1165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1650" calcext:value-type="float">
            <text:p>11650</text:p>
          </table:table-cell>
          <table:table-cell table:style-name="ce2" office:value-type="float" office:value="12050" calcext:value-type="float">
            <text:p>1205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2050" calcext:value-type="float">
            <text:p>12050</text:p>
          </table:table-cell>
          <table:table-cell table:style-name="ce2" office:value-type="float" office:value="12100" calcext:value-type="float">
            <text:p>1210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float" office:value="12100" calcext:value-type="float">
            <text:p>12100</text:p>
          </table:table-cell>
          <table:table-cell table:style-name="ce2" office:value-type="float" office:value="12230" calcext:value-type="float">
            <text:p>1223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2230" calcext:value-type="float">
            <text:p>12230</text:p>
          </table:table-cell>
          <table:table-cell table:style-name="ce2" office:value-type="float" office:value="13200" calcext:value-type="float">
            <text:p>13200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" office:value-type="float" office:value="13200" calcext:value-type="float">
            <text:p>13200</text:p>
          </table:table-cell>
          <table:table-cell table:style-name="ce2" office:value-type="float" office:value="13260" calcext:value-type="float">
            <text:p>13260</text:p>
          </table:table-cell>
          <table:table-cell table:style-name="ce6" office:value-type="string" calcext:value-type="string">
            <text:p>Móvil Aeronáutico OR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" office:value-type="float" office:value="13260" calcext:value-type="float">
            <text:p>13260</text:p>
          </table:table-cell>
          <table:table-cell table:style-name="ce2" office:value-type="float" office:value="13360" calcext:value-type="float">
            <text:p>13360</text:p>
          </table:table-cell>
          <table:table-cell table:style-name="ce6" office:value-type="string" calcext:value-type="string">
            <text:p>Móvil Aeronáutico (R)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360" calcext:value-type="float">
            <text:p>13360</text:p>
          </table:table-cell>
          <table:table-cell table:style-name="ce2" office:value-type="float" office:value="13410" calcext:value-type="float">
            <text:p>13410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360" calcext:value-type="float">
            <text:p>13360</text:p>
          </table:table-cell>
          <table:table-cell table:style-name="ce2" office:value-type="float" office:value="13410" calcext:value-type="float">
            <text:p>1341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410" calcext:value-type="float">
            <text:p>13410</text:p>
          </table:table-cell>
          <table:table-cell table:style-name="ce2" office:value-type="float" office:value="13450" calcext:value-type="float">
            <text:p>1345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410" calcext:value-type="float">
            <text:p>13410</text:p>
          </table:table-cell>
          <table:table-cell table:style-name="ce2" office:value-type="float" office:value="13450" calcext:value-type="float">
            <text:p>1345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450" calcext:value-type="float">
            <text:p>13450</text:p>
          </table:table-cell>
          <table:table-cell table:style-name="ce2" office:value-type="float" office:value="13550" calcext:value-type="float">
            <text:p>1355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450" calcext:value-type="float">
            <text:p>13450</text:p>
          </table:table-cell>
          <table:table-cell table:style-name="ce2" office:value-type="float" office:value="13550" calcext:value-type="float">
            <text:p>1355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450" calcext:value-type="float">
            <text:p>13450</text:p>
          </table:table-cell>
          <table:table-cell table:style-name="ce2" office:value-type="float" office:value="13550" calcext:value-type="float">
            <text:p>1355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550" calcext:value-type="float">
            <text:p>13550</text:p>
          </table:table-cell>
          <table:table-cell table:style-name="ce2" office:value-type="float" office:value="13570" calcext:value-type="float">
            <text:p>1357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550" calcext:value-type="float">
            <text:p>13550</text:p>
          </table:table-cell>
          <table:table-cell table:style-name="ce2" office:value-type="float" office:value="13570" calcext:value-type="float">
            <text:p>1357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570" calcext:value-type="float">
            <text:p>13570</text:p>
          </table:table-cell>
          <table:table-cell table:style-name="ce2" office:value-type="float" office:value="13600" calcext:value-type="float">
            <text:p>1360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600" calcext:value-type="float">
            <text:p>13600</text:p>
          </table:table-cell>
          <table:table-cell table:style-name="ce2" office:value-type="float" office:value="13800" calcext:value-type="float">
            <text:p>1380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800" calcext:value-type="float">
            <text:p>13800</text:p>
          </table:table-cell>
          <table:table-cell table:style-name="ce2" office:value-type="float" office:value="13870" calcext:value-type="float">
            <text:p>1387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870" calcext:value-type="float">
            <text:p>13870</text:p>
          </table:table-cell>
          <table:table-cell table:style-name="ce2" office:value-type="float" office:value="14000" calcext:value-type="float">
            <text:p>140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870" calcext:value-type="float">
            <text:p>13870</text:p>
          </table:table-cell>
          <table:table-cell table:style-name="ce2" office:value-type="float" office:value="14000" calcext:value-type="float">
            <text:p>140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14250" calcext:value-type="float">
            <text:p>14250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14250" calcext:value-type="float">
            <text:p>14250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250" calcext:value-type="float">
            <text:p>14250</text:p>
          </table:table-cell>
          <table:table-cell table:style-name="ce2" office:value-type="float" office:value="14350" calcext:value-type="float">
            <text:p>14350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350" calcext:value-type="float">
            <text:p>14350</text:p>
          </table:table-cell>
          <table:table-cell table:style-name="ce2" office:value-type="float" office:value="14990" calcext:value-type="float">
            <text:p>1499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350" calcext:value-type="float">
            <text:p>14350</text:p>
          </table:table-cell>
          <table:table-cell table:style-name="ce2" office:value-type="float" office:value="14990" calcext:value-type="float">
            <text:p>1499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6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990" calcext:value-type="float">
            <text:p>14990</text:p>
          </table:table-cell>
          <table:table-cell table:style-name="ce2" office:value-type="float" office:value="15005" calcext:value-type="float">
            <text:p>15005</text:p>
          </table:table-cell>
          <table:table-cell table:style-name="ce6" office:value-type="string" calcext:value-type="string">
            <text:p>Frecuencias Patrón y Señales Horarias (15000 KHz)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005" calcext:value-type="float">
            <text:p>15005</text:p>
          </table:table-cell>
          <table:table-cell table:style-name="ce2" office:value-type="float" office:value="15010" calcext:value-type="float">
            <text:p>1501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005" calcext:value-type="float">
            <text:p>15005</text:p>
          </table:table-cell>
          <table:table-cell table:style-name="ce2" office:value-type="float" office:value="15010" calcext:value-type="float">
            <text:p>15010</text:p>
          </table:table-cell>
          <table:table-cell table:style-name="ce6" office:value-type="string" calcext:value-type="string">
            <text:p>Frecuencias Patrón y Señales Horaria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010" calcext:value-type="float">
            <text:p>15010</text:p>
          </table:table-cell>
          <table:table-cell table:style-name="ce2" office:value-type="float" office:value="15100" calcext:value-type="float">
            <text:p>15100</text:p>
          </table:table-cell>
          <table:table-cell table:style-name="ce6" office:value-type="string" calcext:value-type="string">
            <text:p>Móvil Aeronáutico OR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100" calcext:value-type="float">
            <text:p>15100</text:p>
          </table:table-cell>
          <table:table-cell table:style-name="ce2" office:value-type="float" office:value="15600" calcext:value-type="float">
            <text:p>1560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600" calcext:value-type="float">
            <text:p>15600</text:p>
          </table:table-cell>
          <table:table-cell table:style-name="ce2" office:value-type="float" office:value="15800" calcext:value-type="float">
            <text:p>1580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800" calcext:value-type="float">
            <text:p>15800</text:p>
          </table:table-cell>
          <table:table-cell table:style-name="ce2" office:value-type="float" office:value="16100" calcext:value-type="float">
            <text:p>161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100" calcext:value-type="float">
            <text:p>16100</text:p>
          </table:table-cell>
          <table:table-cell table:style-name="ce2" office:value-type="float" office:value="16200" calcext:value-type="float">
            <text:p>162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100" calcext:value-type="float">
            <text:p>16100</text:p>
          </table:table-cell>
          <table:table-cell table:style-name="ce2" office:value-type="float" office:value="16200" calcext:value-type="float">
            <text:p>1620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200" calcext:value-type="float">
            <text:p>16200</text:p>
          </table:table-cell>
          <table:table-cell table:style-name="ce2" office:value-type="float" office:value="16360" calcext:value-type="float">
            <text:p>1636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360" calcext:value-type="float">
            <text:p>16360</text:p>
          </table:table-cell>
          <table:table-cell table:style-name="ce2" office:value-type="float" office:value="17410" calcext:value-type="float">
            <text:p>17410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410" calcext:value-type="float">
            <text:p>17410</text:p>
          </table:table-cell>
          <table:table-cell table:style-name="ce2" office:value-type="float" office:value="17480" calcext:value-type="float">
            <text:p>1748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480" calcext:value-type="float">
            <text:p>17480</text:p>
          </table:table-cell>
          <table:table-cell table:style-name="ce2" office:value-type="float" office:value="17550" calcext:value-type="float">
            <text:p>1755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550" calcext:value-type="float">
            <text:p>17550</text:p>
          </table:table-cell>
          <table:table-cell table:style-name="ce2" office:value-type="float" office:value="17900" calcext:value-type="float">
            <text:p>1790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900" calcext:value-type="float">
            <text:p>17900</text:p>
          </table:table-cell>
          <table:table-cell table:style-name="ce2" office:value-type="float" office:value="17970" calcext:value-type="float">
            <text:p>17970</text:p>
          </table:table-cell>
          <table:table-cell table:style-name="ce6" office:value-type="string" calcext:value-type="string">
            <text:p>Móvil Aeronáutico (R)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970" calcext:value-type="float">
            <text:p>17970</text:p>
          </table:table-cell>
          <table:table-cell table:style-name="ce2" office:value-type="float" office:value="18030" calcext:value-type="float">
            <text:p>18030</text:p>
          </table:table-cell>
          <table:table-cell table:style-name="ce6" office:value-type="string" calcext:value-type="string">
            <text:p>Móvil Aeronáutico OR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030" calcext:value-type="float">
            <text:p>18030</text:p>
          </table:table-cell>
          <table:table-cell table:style-name="ce2" office:value-type="float" office:value="18052" calcext:value-type="float">
            <text:p>18052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052" calcext:value-type="float">
            <text:p>18052</text:p>
          </table:table-cell>
          <table:table-cell table:style-name="ce2" office:value-type="float" office:value="18068" calcext:value-type="float">
            <text:p>18068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052" calcext:value-type="float">
            <text:p>18052</text:p>
          </table:table-cell>
          <table:table-cell table:style-name="ce2" office:value-type="float" office:value="18068" calcext:value-type="float">
            <text:p>18068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068" calcext:value-type="float">
            <text:p>18068</text:p>
          </table:table-cell>
          <table:table-cell table:style-name="ce2" office:value-type="float" office:value="18168" calcext:value-type="float">
            <text:p>18168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068" calcext:value-type="float">
            <text:p>18068</text:p>
          </table:table-cell>
          <table:table-cell table:style-name="ce2" office:value-type="float" office:value="18168" calcext:value-type="float">
            <text:p>18168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168" calcext:value-type="float">
            <text:p>18168</text:p>
          </table:table-cell>
          <table:table-cell table:style-name="ce2" office:value-type="float" office:value="18780" calcext:value-type="float">
            <text:p>1878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168" calcext:value-type="float">
            <text:p>18168</text:p>
          </table:table-cell>
          <table:table-cell table:style-name="ce2" office:value-type="float" office:value="18780" calcext:value-type="float">
            <text:p>1878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780" calcext:value-type="float">
            <text:p>18780</text:p>
          </table:table-cell>
          <table:table-cell table:style-name="ce2" office:value-type="float" office:value="18900" calcext:value-type="float">
            <text:p>18900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900" calcext:value-type="float">
            <text:p>18900</text:p>
          </table:table-cell>
          <table:table-cell table:style-name="ce2" office:value-type="float" office:value="19020" calcext:value-type="float">
            <text:p>1902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20" calcext:value-type="float">
            <text:p>19020</text:p>
          </table:table-cell>
          <table:table-cell table:style-name="ce2" office:value-type="float" office:value="19680" calcext:value-type="float">
            <text:p>1968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680" calcext:value-type="float">
            <text:p>19680</text:p>
          </table:table-cell>
          <table:table-cell table:style-name="ce2" office:value-type="float" office:value="19800" calcext:value-type="float">
            <text:p>19800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800" calcext:value-type="float">
            <text:p>19800</text:p>
          </table:table-cell>
          <table:table-cell table:style-name="ce2" office:value-type="float" office:value="19990" calcext:value-type="float">
            <text:p>1999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990" calcext:value-type="float">
            <text:p>19990</text:p>
          </table:table-cell>
          <table:table-cell table:style-name="ce2" office:value-type="float" office:value="19995" calcext:value-type="float">
            <text:p>19995</text:p>
          </table:table-cell>
          <table:table-cell table:style-name="ce6" office:value-type="string" calcext:value-type="string">
            <text:p>Frecuencias Patrón y Señales Horaria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990" calcext:value-type="float">
            <text:p>19990</text:p>
          </table:table-cell>
          <table:table-cell table:style-name="ce2" office:value-type="float" office:value="19995" calcext:value-type="float">
            <text:p>1999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995" calcext:value-type="float">
            <text:p>19995</text:p>
          </table:table-cell>
          <table:table-cell table:style-name="ce2" office:value-type="float" office:value="20010" calcext:value-type="float">
            <text:p>20010</text:p>
          </table:table-cell>
          <table:table-cell table:style-name="ce6" office:value-type="string" calcext:value-type="string">
            <text:p>Frecuencias Patrón y Señales Horarias (20000 KHz)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010" calcext:value-type="float">
            <text:p>20010</text:p>
          </table:table-cell>
          <table:table-cell table:style-name="ce2" office:value-type="float" office:value="21000" calcext:value-type="float">
            <text:p>210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010" calcext:value-type="float">
            <text:p>20010</text:p>
          </table:table-cell>
          <table:table-cell table:style-name="ce2" office:value-type="float" office:value="21000" calcext:value-type="float">
            <text:p>210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000" calcext:value-type="float">
            <text:p>21000</text:p>
          </table:table-cell>
          <table:table-cell table:style-name="ce2" office:value-type="float" office:value="21450" calcext:value-type="float">
            <text:p>21450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000" calcext:value-type="float">
            <text:p>21000</text:p>
          </table:table-cell>
          <table:table-cell table:style-name="ce2" office:value-type="float" office:value="21450" calcext:value-type="float">
            <text:p>21450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450" calcext:value-type="float">
            <text:p>21450</text:p>
          </table:table-cell>
          <table:table-cell table:style-name="ce2" office:value-type="float" office:value="21850" calcext:value-type="float">
            <text:p>2185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850" calcext:value-type="float">
            <text:p>21850</text:p>
          </table:table-cell>
          <table:table-cell table:style-name="ce2" office:value-type="float" office:value="21870" calcext:value-type="float">
            <text:p>2187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870" calcext:value-type="float">
            <text:p>21870</text:p>
          </table:table-cell>
          <table:table-cell table:style-name="ce2" office:value-type="float" office:value="21924" calcext:value-type="float">
            <text:p>21924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924" calcext:value-type="float">
            <text:p>21924</text:p>
          </table:table-cell>
          <table:table-cell table:style-name="ce2" office:value-type="float" office:value="22000" calcext:value-type="float">
            <text:p>22000</text:p>
          </table:table-cell>
          <table:table-cell table:style-name="ce6" office:value-type="string" calcext:value-type="string">
            <text:p>Móvil Aeronáutico (R)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000" calcext:value-type="float">
            <text:p>22000</text:p>
          </table:table-cell>
          <table:table-cell table:style-name="ce2" office:value-type="float" office:value="22855" calcext:value-type="float">
            <text:p>22855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855" calcext:value-type="float">
            <text:p>22855</text:p>
          </table:table-cell>
          <table:table-cell table:style-name="ce2" office:value-type="float" office:value="23000" calcext:value-type="float">
            <text:p>230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000" calcext:value-type="float">
            <text:p>23000</text:p>
          </table:table-cell>
          <table:table-cell table:style-name="ce2" office:value-type="float" office:value="23200" calcext:value-type="float">
            <text:p>232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000" calcext:value-type="float">
            <text:p>23000</text:p>
          </table:table-cell>
          <table:table-cell table:style-name="ce2" office:value-type="float" office:value="23200" calcext:value-type="float">
            <text:p>232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200" calcext:value-type="float">
            <text:p>23200</text:p>
          </table:table-cell>
          <table:table-cell table:style-name="ce2" office:value-type="float" office:value="23350" calcext:value-type="float">
            <text:p>2335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200" calcext:value-type="float">
            <text:p>23200</text:p>
          </table:table-cell>
          <table:table-cell table:style-name="ce2" office:value-type="float" office:value="23350" calcext:value-type="float">
            <text:p>23350</text:p>
          </table:table-cell>
          <table:table-cell table:style-name="ce6" office:value-type="string" calcext:value-type="string">
            <text:p>Móvil Aeronáutico OR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3350" calcext:value-type="float">
            <text:p>23350</text:p>
          </table:table-cell>
          <table:table-cell table:style-name="ce2" office:value-type="float" office:value="24000" calcext:value-type="float">
            <text:p>240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3350" calcext:value-type="float">
            <text:p>23350</text:p>
          </table:table-cell>
          <table:table-cell table:style-name="ce2" office:value-type="float" office:value="24000" calcext:value-type="float">
            <text:p>240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000" calcext:value-type="float">
            <text:p>24000</text:p>
          </table:table-cell>
          <table:table-cell table:style-name="ce2" office:value-type="float" office:value="24450" calcext:value-type="float">
            <text:p>2445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000" calcext:value-type="float">
            <text:p>24000</text:p>
          </table:table-cell>
          <table:table-cell table:style-name="ce2" office:value-type="float" office:value="24450" calcext:value-type="float">
            <text:p>24450</text:p>
          </table:table-cell>
          <table:table-cell table:style-name="ce6" office:value-type="string" calcext:value-type="string">
            <text:p>Móvil Terrestr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450" calcext:value-type="float">
            <text:p>24450</text:p>
          </table:table-cell>
          <table:table-cell table:style-name="ce2" office:value-type="float" office:value="24650" calcext:value-type="float">
            <text:p>2465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450" calcext:value-type="float">
            <text:p>24450</text:p>
          </table:table-cell>
          <table:table-cell table:style-name="ce2" office:value-type="float" office:value="24650" calcext:value-type="float">
            <text:p>2465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450" calcext:value-type="float">
            <text:p>24450</text:p>
          </table:table-cell>
          <table:table-cell table:style-name="ce2" office:value-type="float" office:value="24650" calcext:value-type="float">
            <text:p>24650</text:p>
          </table:table-cell>
          <table:table-cell table:style-name="ce6" office:value-type="string" calcext:value-type="string">
            <text:p>Móvil Terrestr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650" calcext:value-type="float">
            <text:p>24650</text:p>
          </table:table-cell>
          <table:table-cell table:style-name="ce2" office:value-type="float" office:value="24890" calcext:value-type="float">
            <text:p>24890</text:p>
          </table:table-cell>
          <table:table-cell table:style-name="ce6" office:value-type="string" calcext:value-type="string">
            <text:p>Móvil Terrestr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650" calcext:value-type="float">
            <text:p>24650</text:p>
          </table:table-cell>
          <table:table-cell table:style-name="ce2" office:value-type="float" office:value="24890" calcext:value-type="float">
            <text:p>2489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890" calcext:value-type="float">
            <text:p>24890</text:p>
          </table:table-cell>
          <table:table-cell table:style-name="ce2" office:value-type="float" office:value="24990" calcext:value-type="float">
            <text:p>24990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890" calcext:value-type="float">
            <text:p>24890</text:p>
          </table:table-cell>
          <table:table-cell table:style-name="ce2" office:value-type="float" office:value="24990" calcext:value-type="float">
            <text:p>24990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6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4990" calcext:value-type="float">
            <text:p>24990</text:p>
          </table:table-cell>
          <table:table-cell table:style-name="ce2" office:value-type="float" office:value="25005" calcext:value-type="float">
            <text:p>25005</text:p>
          </table:table-cell>
          <table:table-cell table:style-name="ce6" office:value-type="string" calcext:value-type="string">
            <text:p>Frecuencias Patrón y Señales Horarias (25000 KHz)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005" calcext:value-type="float">
            <text:p>25005</text:p>
          </table:table-cell>
          <table:table-cell table:style-name="ce2" office:value-type="float" office:value="25010" calcext:value-type="float">
            <text:p>25010</text:p>
          </table:table-cell>
          <table:table-cell table:style-name="ce6" office:value-type="string" calcext:value-type="string">
            <text:p>Frecuencias Patrón y Señales Horaria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005" calcext:value-type="float">
            <text:p>25005</text:p>
          </table:table-cell>
          <table:table-cell table:style-name="ce2" office:value-type="float" office:value="25010" calcext:value-type="float">
            <text:p>2501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010" calcext:value-type="float">
            <text:p>25010</text:p>
          </table:table-cell>
          <table:table-cell table:style-name="ce2" office:value-type="float" office:value="25070" calcext:value-type="float">
            <text:p>2507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010" calcext:value-type="float">
            <text:p>25010</text:p>
          </table:table-cell>
          <table:table-cell table:style-name="ce2" office:value-type="float" office:value="25070" calcext:value-type="float">
            <text:p>2507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070" calcext:value-type="float">
            <text:p>25070</text:p>
          </table:table-cell>
          <table:table-cell table:style-name="ce2" office:value-type="float" office:value="25210" calcext:value-type="float">
            <text:p>25210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210" calcext:value-type="float">
            <text:p>25210</text:p>
          </table:table-cell>
          <table:table-cell table:style-name="ce2" office:value-type="float" office:value="25550" calcext:value-type="float">
            <text:p>2555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210" calcext:value-type="float">
            <text:p>25210</text:p>
          </table:table-cell>
          <table:table-cell table:style-name="ce2" office:value-type="float" office:value="25550" calcext:value-type="float">
            <text:p>2555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550" calcext:value-type="float">
            <text:p>25550</text:p>
          </table:table-cell>
          <table:table-cell table:style-name="ce2" office:value-type="float" office:value="25670" calcext:value-type="float">
            <text:p>25670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670" calcext:value-type="float">
            <text:p>25670</text:p>
          </table:table-cell>
          <table:table-cell table:style-name="ce2" office:value-type="float" office:value="26100" calcext:value-type="float">
            <text:p>2610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6100" calcext:value-type="float">
            <text:p>26100</text:p>
          </table:table-cell>
          <table:table-cell table:style-name="ce2" office:value-type="float" office:value="26175" calcext:value-type="float">
            <text:p>26175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6175" calcext:value-type="float">
            <text:p>26175</text:p>
          </table:table-cell>
          <table:table-cell table:style-name="ce2" office:value-type="float" office:value="26200" calcext:value-type="float">
            <text:p>262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6175" calcext:value-type="float">
            <text:p>26175</text:p>
          </table:table-cell>
          <table:table-cell table:style-name="ce2" office:value-type="float" office:value="26200" calcext:value-type="float">
            <text:p>262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6200" calcext:value-type="float">
            <text:p>26200</text:p>
          </table:table-cell>
          <table:table-cell table:style-name="ce2" office:value-type="float" office:value="26420" calcext:value-type="float">
            <text:p>2642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6200" calcext:value-type="float">
            <text:p>26200</text:p>
          </table:table-cell>
          <table:table-cell table:style-name="ce2" office:value-type="float" office:value="26420" calcext:value-type="float">
            <text:p>2642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6200" calcext:value-type="float">
            <text:p>26200</text:p>
          </table:table-cell>
          <table:table-cell table:style-name="ce2" office:value-type="float" office:value="26420" calcext:value-type="float">
            <text:p>2642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6420" calcext:value-type="float">
            <text:p>26420</text:p>
          </table:table-cell>
          <table:table-cell table:style-name="ce2" office:value-type="float" office:value="27500" calcext:value-type="float">
            <text:p>275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6420" calcext:value-type="float">
            <text:p>26420</text:p>
          </table:table-cell>
          <table:table-cell table:style-name="ce2" office:value-type="float" office:value="27500" calcext:value-type="float">
            <text:p>275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Ayudas a la Meteorolog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.7" calcext:value-type="float">
            <text:p>29.7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.7" calcext:value-type="float">
            <text:p>29.7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30.005" calcext:value-type="float">
            <text:p>30.00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30.005" calcext:value-type="float">
            <text:p>30.00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.005" calcext:value-type="float">
            <text:p>30.005</text:p>
          </table:table-cell>
          <table:table-cell table:style-name="ce2" office:value-type="float" office:value="30.01" calcext:value-type="float">
            <text:p>30.01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.005" calcext:value-type="float">
            <text:p>30.005</text:p>
          </table:table-cell>
          <table:table-cell table:style-name="ce2" office:value-type="float" office:value="30.01" calcext:value-type="float">
            <text:p>30.01</text:p>
          </table:table-cell>
          <table:table-cell table:style-name="ce6" office:value-type="string" calcext:value-type="string">
            <text:p>Operaciones Espaciale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.005" calcext:value-type="float">
            <text:p>30.005</text:p>
          </table:table-cell>
          <table:table-cell table:style-name="ce2" office:value-type="float" office:value="30.01" calcext:value-type="float">
            <text:p>30.01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.005" calcext:value-type="float">
            <text:p>30.005</text:p>
          </table:table-cell>
          <table:table-cell table:style-name="ce2" office:value-type="float" office:value="30.01" calcext:value-type="float">
            <text:p>30.01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.01" calcext:value-type="float">
            <text:p>30.01</text:p>
          </table:table-cell>
          <table:table-cell table:style-name="ce2" office:value-type="float" office:value="37.5" calcext:value-type="float">
            <text:p>37.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.01" calcext:value-type="float">
            <text:p>30.01</text:p>
          </table:table-cell>
          <table:table-cell table:style-name="ce2" office:value-type="float" office:value="37.5" calcext:value-type="float">
            <text:p>37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38.25" calcext:value-type="float">
            <text:p>38.25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38.25" calcext:value-type="float">
            <text:p>38.2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38.25" calcext:value-type="float">
            <text:p>38.2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8.25" calcext:value-type="float">
            <text:p>38.25</text:p>
          </table:table-cell>
          <table:table-cell table:style-name="ce2" office:value-type="float" office:value="39.986" calcext:value-type="float">
            <text:p>39.986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8.25" calcext:value-type="float">
            <text:p>38.25</text:p>
          </table:table-cell>
          <table:table-cell table:style-name="ce2" office:value-type="float" office:value="39.986" calcext:value-type="float">
            <text:p>39.986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9.986" calcext:value-type="float">
            <text:p>39.986</text:p>
          </table:table-cell>
          <table:table-cell table:style-name="ce2" office:value-type="float" office:value="40.02" calcext:value-type="float">
            <text:p>40.02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9.986" calcext:value-type="float">
            <text:p>39.986</text:p>
          </table:table-cell>
          <table:table-cell table:style-name="ce2" office:value-type="float" office:value="40.02" calcext:value-type="float">
            <text:p>40.02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9.986" calcext:value-type="float">
            <text:p>39.986</text:p>
          </table:table-cell>
          <table:table-cell table:style-name="ce2" office:value-type="float" office:value="40.02" calcext:value-type="float">
            <text:p>40.02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0.02" calcext:value-type="float">
            <text:p>40.02</text:p>
          </table:table-cell>
          <table:table-cell table:style-name="ce2" office:value-type="float" office:value="40.98" calcext:value-type="float">
            <text:p>40.98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0.02" calcext:value-type="float">
            <text:p>40.02</text:p>
          </table:table-cell>
          <table:table-cell table:style-name="ce2" office:value-type="float" office:value="40.98" calcext:value-type="float">
            <text:p>40.98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0.98" calcext:value-type="float">
            <text:p>40.98</text:p>
          </table:table-cell>
          <table:table-cell table:style-name="ce2" office:value-type="float" office:value="41.015" calcext:value-type="float">
            <text:p>41.01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0.98" calcext:value-type="float">
            <text:p>40.98</text:p>
          </table:table-cell>
          <table:table-cell table:style-name="ce2" office:value-type="float" office:value="41.015" calcext:value-type="float">
            <text:p>41.01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0.98" calcext:value-type="float">
            <text:p>40.98</text:p>
          </table:table-cell>
          <table:table-cell table:style-name="ce2" office:value-type="float" office:value="41.015" calcext:value-type="float">
            <text:p>41.01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1.015" calcext:value-type="float">
            <text:p>41.015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1.015" calcext:value-type="float">
            <text:p>41.015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2.5" calcext:value-type="float">
            <text:p>42.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2.5" calcext:value-type="float">
            <text:p>42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4" calcext:value-type="float">
            <text:p>54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8" calcext:value-type="float">
            <text:p>68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8" calcext:value-type="float">
            <text:p>68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8" calcext:value-type="float">
            <text:p>68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2" calcext:value-type="float">
            <text:p>72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2" calcext:value-type="float">
            <text:p>72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2" calcext:value-type="float">
            <text:p>72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.6" calcext:value-type="float">
            <text:p>74.6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74.6" calcext:value-type="float">
            <text:p>74.6</text:p>
          </table:table-cell>
          <table:table-cell table:style-name="ce2" office:value-type="float" office:value="74.8" calcext:value-type="float">
            <text:p>74.8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74.6" calcext:value-type="float">
            <text:p>74.6</text:p>
          </table:table-cell>
          <table:table-cell table:style-name="ce2" office:value-type="float" office:value="74.8" calcext:value-type="float">
            <text:p>74.8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74.8" calcext:value-type="float">
            <text:p>74.8</text:p>
          </table:table-cell>
          <table:table-cell table:style-name="ce2" office:value-type="float" office:value="75.2" calcext:value-type="float">
            <text:p>75.2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5.2" calcext:value-type="float">
            <text:p>75.2</text:p>
          </table:table-cell>
          <table:table-cell table:style-name="ce2" office:value-type="float" office:value="75.4" calcext:value-type="float">
            <text:p>75.4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5.2" calcext:value-type="float">
            <text:p>75.2</text:p>
          </table:table-cell>
          <table:table-cell table:style-name="ce2" office:value-type="float" office:value="75.4" calcext:value-type="float">
            <text:p>75.4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5.4" calcext:value-type="float">
            <text:p>75.4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5.4" calcext:value-type="float">
            <text:p>75.4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88" calcext:value-type="float">
            <text:p>88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88" calcext:value-type="float">
            <text:p>88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88" calcext:value-type="float">
            <text:p>88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8" calcext:value-type="float">
            <text:p>108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17.975" calcext:value-type="float">
            <text:p>117.975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7.975" calcext:value-type="float">
            <text:p>117.975</text:p>
          </table:table-cell>
          <table:table-cell table:style-name="ce2" office:value-type="float" office:value="137" calcext:value-type="float">
            <text:p>137</text:p>
          </table:table-cell>
          <table:table-cell table:style-name="ce6" office:value-type="string" calcext:value-type="string">
            <text:p>Móvil Aeronáutico (R)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7.025" calcext:value-type="float">
            <text:p>137.02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7.025" calcext:value-type="float">
            <text:p>137.02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7.025" calcext:value-type="float">
            <text:p>137.02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7.025" calcext:value-type="float">
            <text:p>137.025</text:p>
          </table:table-cell>
          <table:table-cell table:style-name="ce6" office:value-type="string" calcext:value-type="string">
            <text:p>Operaciones Espaciale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7.025" calcext:value-type="float">
            <text:p>137.02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7.025" calcext:value-type="float">
            <text:p>137.025</text:p>
          </table:table-cell>
          <table:table-cell table:style-name="ce6" office:value-type="string" calcext:value-type="string">
            <text:p>Meteorologí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7.025" calcext:value-type="float">
            <text:p>137.025</text:p>
          </table:table-cell>
          <table:table-cell table:style-name="ce2" office:value-type="float" office:value="137.175" calcext:value-type="float">
            <text:p>137.175</text:p>
          </table:table-cell>
          <table:table-cell table:style-name="ce6" office:value-type="string" calcext:value-type="string">
            <text:p>Meteorologí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7.025" calcext:value-type="float">
            <text:p>137.025</text:p>
          </table:table-cell>
          <table:table-cell table:style-name="ce2" office:value-type="float" office:value="137.175" calcext:value-type="float">
            <text:p>137.17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7.025" calcext:value-type="float">
            <text:p>137.025</text:p>
          </table:table-cell>
          <table:table-cell table:style-name="ce2" office:value-type="float" office:value="137.175" calcext:value-type="float">
            <text:p>137.17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7.025" calcext:value-type="float">
            <text:p>137.025</text:p>
          </table:table-cell>
          <table:table-cell table:style-name="ce2" office:value-type="float" office:value="137.175" calcext:value-type="float">
            <text:p>137.17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7.025" calcext:value-type="float">
            <text:p>137.025</text:p>
          </table:table-cell>
          <table:table-cell table:style-name="ce2" office:value-type="float" office:value="137.175" calcext:value-type="float">
            <text:p>137.175</text:p>
          </table:table-cell>
          <table:table-cell table:style-name="ce6" office:value-type="string" calcext:value-type="string">
            <text:p>Operaciones Espaciale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7.025" calcext:value-type="float">
            <text:p>137.025</text:p>
          </table:table-cell>
          <table:table-cell table:style-name="ce2" office:value-type="float" office:value="137.175" calcext:value-type="float">
            <text:p>137.17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7.175" calcext:value-type="float">
            <text:p>137.175</text:p>
          </table:table-cell>
          <table:table-cell table:style-name="ce2" office:value-type="float" office:value="137.825" calcext:value-type="float">
            <text:p>137.82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7.175" calcext:value-type="float">
            <text:p>137.175</text:p>
          </table:table-cell>
          <table:table-cell table:style-name="ce2" office:value-type="float" office:value="137.825" calcext:value-type="float">
            <text:p>137.82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7.175" calcext:value-type="float">
            <text:p>137.175</text:p>
          </table:table-cell>
          <table:table-cell table:style-name="ce2" office:value-type="float" office:value="137.825" calcext:value-type="float">
            <text:p>137.82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7.175" calcext:value-type="float">
            <text:p>137.175</text:p>
          </table:table-cell>
          <table:table-cell table:style-name="ce2" office:value-type="float" office:value="137.825" calcext:value-type="float">
            <text:p>137.825</text:p>
          </table:table-cell>
          <table:table-cell table:style-name="ce6" office:value-type="string" calcext:value-type="string">
            <text:p>Operaciones Espaciale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7.175" calcext:value-type="float">
            <text:p>137.175</text:p>
          </table:table-cell>
          <table:table-cell table:style-name="ce2" office:value-type="float" office:value="137.825" calcext:value-type="float">
            <text:p>137.825</text:p>
          </table:table-cell>
          <table:table-cell table:style-name="ce6" office:value-type="string" calcext:value-type="string">
            <text:p>Meteorologí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7.175" calcext:value-type="float">
            <text:p>137.175</text:p>
          </table:table-cell>
          <table:table-cell table:style-name="ce2" office:value-type="float" office:value="137.825" calcext:value-type="float">
            <text:p>137.82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7.825" calcext:value-type="float">
            <text:p>137.825</text:p>
          </table:table-cell>
          <table:table-cell table:style-name="ce2" office:value-type="float" office:value="138" calcext:value-type="float">
            <text:p>138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7.825" calcext:value-type="float">
            <text:p>137.825</text:p>
          </table:table-cell>
          <table:table-cell table:style-name="ce2" office:value-type="float" office:value="138" calcext:value-type="float">
            <text:p>138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7.825" calcext:value-type="float">
            <text:p>137.825</text:p>
          </table:table-cell>
          <table:table-cell table:style-name="ce2" office:value-type="float" office:value="138" calcext:value-type="float">
            <text:p>138</text:p>
          </table:table-cell>
          <table:table-cell table:style-name="ce6" office:value-type="string" calcext:value-type="string">
            <text:p>Meteorologí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7.825" calcext:value-type="float">
            <text:p>137.825</text:p>
          </table:table-cell>
          <table:table-cell table:style-name="ce2" office:value-type="float" office:value="138" calcext:value-type="float">
            <text:p>138</text:p>
          </table:table-cell>
          <table:table-cell table:style-name="ce6" office:value-type="string" calcext:value-type="string">
            <text:p>Operaciones Espaciale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7.825" calcext:value-type="float">
            <text:p>137.825</text:p>
          </table:table-cell>
          <table:table-cell table:style-name="ce2" office:value-type="float" office:value="138" calcext:value-type="float">
            <text:p>138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7.825" calcext:value-type="float">
            <text:p>137.825</text:p>
          </table:table-cell>
          <table:table-cell table:style-name="ce2" office:value-type="float" office:value="138" calcext:value-type="float">
            <text:p>138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43.6" calcext:value-type="float">
            <text:p>143.6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43.6" calcext:value-type="float">
            <text:p>143.6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43.6" calcext:value-type="float">
            <text:p>143.6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43.6" calcext:value-type="float">
            <text:p>143.6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3.6" calcext:value-type="float">
            <text:p>143.6</text:p>
          </table:table-cell>
          <table:table-cell table:style-name="ce2" office:value-type="float" office:value="143.65" calcext:value-type="float">
            <text:p>143.6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3.6" calcext:value-type="float">
            <text:p>143.6</text:p>
          </table:table-cell>
          <table:table-cell table:style-name="ce2" office:value-type="float" office:value="143.65" calcext:value-type="float">
            <text:p>143.65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3.6" calcext:value-type="float">
            <text:p>143.6</text:p>
          </table:table-cell>
          <table:table-cell table:style-name="ce2" office:value-type="float" office:value="143.65" calcext:value-type="float">
            <text:p>143.6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3.6" calcext:value-type="float">
            <text:p>143.6</text:p>
          </table:table-cell>
          <table:table-cell table:style-name="ce2" office:value-type="float" office:value="143.65" calcext:value-type="float">
            <text:p>143.6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3.65" calcext:value-type="float">
            <text:p>143.65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3.65" calcext:value-type="float">
            <text:p>143.65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3.65" calcext:value-type="float">
            <text:p>143.65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3.65" calcext:value-type="float">
            <text:p>143.65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6" calcext:value-type="float">
            <text:p>146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6" calcext:value-type="float">
            <text:p>146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8" calcext:value-type="float">
            <text:p>148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.9" calcext:value-type="float">
            <text:p>149.9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.9" calcext:value-type="float">
            <text:p>149.9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.9" calcext:value-type="float">
            <text:p>149.9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9.9" calcext:value-type="float">
            <text:p>149.9</text:p>
          </table:table-cell>
          <table:table-cell table:style-name="ce2" office:value-type="float" office:value="150.05" calcext:value-type="float">
            <text:p>150.05</text:p>
          </table:table-cell>
          <table:table-cell table:style-name="ce6" office:value-type="string" calcext:value-type="string">
            <text:p>Radionavegac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9.9" calcext:value-type="float">
            <text:p>149.9</text:p>
          </table:table-cell>
          <table:table-cell table:style-name="ce2" office:value-type="float" office:value="150.05" calcext:value-type="float">
            <text:p>150.0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0.05" calcext:value-type="float">
            <text:p>150.05</text:p>
          </table:table-cell>
          <table:table-cell table:style-name="ce2" office:value-type="float" office:value="154" calcext:value-type="float">
            <text:p>154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0.05" calcext:value-type="float">
            <text:p>150.05</text:p>
          </table:table-cell>
          <table:table-cell table:style-name="ce2" office:value-type="float" office:value="154" calcext:value-type="float">
            <text:p>154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6.4875" calcext:value-type="float">
            <text:p>156.487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6.4875" calcext:value-type="float">
            <text:p>156.487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6.4875" calcext:value-type="float">
            <text:p>156.4875</text:p>
          </table:table-cell>
          <table:table-cell table:style-name="ce2" office:value-type="float" office:value="156.5625" calcext:value-type="float">
            <text:p>156.5625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6.5625" calcext:value-type="float">
            <text:p>156.5625</text:p>
          </table:table-cell>
          <table:table-cell table:style-name="ce2" office:value-type="float" office:value="156.7625" calcext:value-type="float">
            <text:p>156.762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6.5625" calcext:value-type="float">
            <text:p>156.5625</text:p>
          </table:table-cell>
          <table:table-cell table:style-name="ce2" office:value-type="float" office:value="156.7625" calcext:value-type="float">
            <text:p>156.762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6.7625" calcext:value-type="float">
            <text:p>156.7625</text:p>
          </table:table-cell>
          <table:table-cell table:style-name="ce2" office:value-type="float" office:value="156.7875" calcext:value-type="float">
            <text:p>156.7875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6.7625" calcext:value-type="float">
            <text:p>156.7625</text:p>
          </table:table-cell>
          <table:table-cell table:style-name="ce2" office:value-type="float" office:value="156.7875" calcext:value-type="float">
            <text:p>156.787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6.7875" calcext:value-type="float">
            <text:p>156.7875</text:p>
          </table:table-cell>
          <table:table-cell table:style-name="ce2" office:value-type="float" office:value="156.8125" calcext:value-type="float">
            <text:p>156.8125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6.8125" calcext:value-type="float">
            <text:p>156.8125</text:p>
          </table:table-cell>
          <table:table-cell table:style-name="ce2" office:value-type="float" office:value="156.8375" calcext:value-type="float">
            <text:p>156.8375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6.8125" calcext:value-type="float">
            <text:p>156.8125</text:p>
          </table:table-cell>
          <table:table-cell table:style-name="ce2" office:value-type="float" office:value="156.8375" calcext:value-type="float">
            <text:p>156.837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6.8375" calcext:value-type="float">
            <text:p>156.8375</text:p>
          </table:table-cell>
          <table:table-cell table:style-name="ce2" office:value-type="float" office:value="161.9625" calcext:value-type="float">
            <text:p>161.962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6.8375" calcext:value-type="float">
            <text:p>156.8375</text:p>
          </table:table-cell>
          <table:table-cell table:style-name="ce2" office:value-type="float" office:value="161.9625" calcext:value-type="float">
            <text:p>161.962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1.9625" calcext:value-type="float">
            <text:p>161.9625</text:p>
          </table:table-cell>
          <table:table-cell table:style-name="ce2" office:value-type="float" office:value="161.9875" calcext:value-type="float">
            <text:p>161.9875</text:p>
          </table:table-cell>
          <table:table-cell table:style-name="ce6" office:value-type="string" calcext:value-type="string">
            <text:p>Móvil Aeronáutico OR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1.9625" calcext:value-type="float">
            <text:p>161.9625</text:p>
          </table:table-cell>
          <table:table-cell table:style-name="ce2" office:value-type="float" office:value="161.9875" calcext:value-type="float">
            <text:p>161.9875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1.9625" calcext:value-type="float">
            <text:p>161.9625</text:p>
          </table:table-cell>
          <table:table-cell table:style-name="ce2" office:value-type="float" office:value="161.9875" calcext:value-type="float">
            <text:p>161.987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1.9875" calcext:value-type="float">
            <text:p>161.9875</text:p>
          </table:table-cell>
          <table:table-cell table:style-name="ce2" office:value-type="float" office:value="162.0125" calcext:value-type="float">
            <text:p>162.012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1.9875" calcext:value-type="float">
            <text:p>161.9875</text:p>
          </table:table-cell>
          <table:table-cell table:style-name="ce2" office:value-type="float" office:value="162.0125" calcext:value-type="float">
            <text:p>162.012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2.0125" calcext:value-type="float">
            <text:p>162.0125</text:p>
          </table:table-cell>
          <table:table-cell table:style-name="ce2" office:value-type="float" office:value="162.0375" calcext:value-type="float">
            <text:p>162.037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2.0125" calcext:value-type="float">
            <text:p>162.0125</text:p>
          </table:table-cell>
          <table:table-cell table:style-name="ce2" office:value-type="float" office:value="162.0375" calcext:value-type="float">
            <text:p>162.0375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2.0125" calcext:value-type="float">
            <text:p>162.0125</text:p>
          </table:table-cell>
          <table:table-cell table:style-name="ce2" office:value-type="float" office:value="162.0375" calcext:value-type="float">
            <text:p>162.0375</text:p>
          </table:table-cell>
          <table:table-cell table:style-name="ce6" office:value-type="string" calcext:value-type="string">
            <text:p>Móvil Aeronáutico OR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2.0375" calcext:value-type="float">
            <text:p>162.0375</text:p>
          </table:table-cell>
          <table:table-cell table:style-name="ce2" office:value-type="float" office:value="174" calcext:value-type="float">
            <text:p>174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2.0375" calcext:value-type="float">
            <text:p>162.0375</text:p>
          </table:table-cell>
          <table:table-cell table:style-name="ce2" office:value-type="float" office:value="174" calcext:value-type="float">
            <text:p>174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216" calcext:value-type="float">
            <text:p>216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216" calcext:value-type="float">
            <text:p>216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216" calcext:value-type="float">
            <text:p>216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0" calcext:value-type="float">
            <text:p>22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0" calcext:value-type="float">
            <text:p>220</text:p>
          </table:table-cell>
          <table:table-cell table:style-name="ce6" office:value-type="string" calcext:value-type="string">
            <text:p>Móvil Marítim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0" calcext:value-type="float">
            <text:p>22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5" calcext:value-type="float">
            <text:p>225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35" calcext:value-type="float">
            <text:p>23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35" calcext:value-type="float">
            <text:p>23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67" calcext:value-type="float">
            <text:p>267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67" calcext:value-type="float">
            <text:p>267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72" calcext:value-type="float">
            <text:p>272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72" calcext:value-type="float">
            <text:p>272</text:p>
          </table:table-cell>
          <table:table-cell table:style-name="ce6" office:value-type="string" calcext:value-type="string">
            <text:p>Operaciones Espaciale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72" calcext:value-type="float">
            <text:p>272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73" calcext:value-type="float">
            <text:p>273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73" calcext:value-type="float">
            <text:p>273</text:p>
          </table:table-cell>
          <table:table-cell table:style-name="ce6" office:value-type="string" calcext:value-type="string">
            <text:p>Operaciones Espaciale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73" calcext:value-type="float">
            <text:p>273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312" calcext:value-type="float">
            <text:p>312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312" calcext:value-type="float">
            <text:p>312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15" calcext:value-type="float">
            <text:p>31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15" calcext:value-type="float">
            <text:p>31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15" calcext:value-type="float">
            <text:p>31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22" calcext:value-type="float">
            <text:p>322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22" calcext:value-type="float">
            <text:p>322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8.6" calcext:value-type="float">
            <text:p>328.6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8.6" calcext:value-type="float">
            <text:p>328.6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8.6" calcext:value-type="float">
            <text:p>328.6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328.6" calcext:value-type="float">
            <text:p>328.6</text:p>
          </table:table-cell>
          <table:table-cell table:style-name="ce2" office:value-type="float" office:value="335.4" calcext:value-type="float">
            <text:p>335.4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335.4" calcext:value-type="float">
            <text:p>335.4</text:p>
          </table:table-cell>
          <table:table-cell table:style-name="ce2" office:value-type="float" office:value="387" calcext:value-type="float">
            <text:p>387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335.4" calcext:value-type="float">
            <text:p>335.4</text:p>
          </table:table-cell>
          <table:table-cell table:style-name="ce2" office:value-type="float" office:value="387" calcext:value-type="float">
            <text:p>387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0" calcext:value-type="float">
            <text:p>39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0" calcext:value-type="float">
            <text:p>39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0" calcext:value-type="float">
            <text:p>390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99.9" calcext:value-type="float">
            <text:p>399.9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99.9" calcext:value-type="float">
            <text:p>399.9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399.9" calcext:value-type="float">
            <text:p>399.9</text:p>
          </table:table-cell>
          <table:table-cell table:style-name="ce2" office:value-type="float" office:value="400.05" calcext:value-type="float">
            <text:p>400.0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399.9" calcext:value-type="float">
            <text:p>399.9</text:p>
          </table:table-cell>
          <table:table-cell table:style-name="ce2" office:value-type="float" office:value="400.05" calcext:value-type="float">
            <text:p>400.05</text:p>
          </table:table-cell>
          <table:table-cell table:style-name="ce6" office:value-type="string" calcext:value-type="string">
            <text:p>Radionavegac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7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0.05" calcext:value-type="float">
            <text:p>400.05</text:p>
          </table:table-cell>
          <table:table-cell table:style-name="ce2" office:value-type="float" office:value="400.15" calcext:value-type="float">
            <text:p>400.15</text:p>
          </table:table-cell>
          <table:table-cell table:style-name="ce6" office:value-type="string" calcext:value-type="string">
            <text:p>Frecuencias Patrón y Señales Horarias por Satélite (400,1 MHz)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0.15" calcext:value-type="float">
            <text:p>400.15</text:p>
          </table:table-cell>
          <table:table-cell table:style-name="ce2" office:value-type="float" office:value="401" calcext:value-type="float">
            <text:p>401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0.15" calcext:value-type="float">
            <text:p>400.15</text:p>
          </table:table-cell>
          <table:table-cell table:style-name="ce2" office:value-type="float" office:value="401" calcext:value-type="float">
            <text:p>401</text:p>
          </table:table-cell>
          <table:table-cell table:style-name="ce6" office:value-type="string" calcext:value-type="string">
            <text:p>Ayudas a la Meteorolog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0.15" calcext:value-type="float">
            <text:p>400.15</text:p>
          </table:table-cell>
          <table:table-cell table:style-name="ce2" office:value-type="float" office:value="401" calcext:value-type="float">
            <text:p>401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0.15" calcext:value-type="float">
            <text:p>400.15</text:p>
          </table:table-cell>
          <table:table-cell table:style-name="ce2" office:value-type="float" office:value="401" calcext:value-type="float">
            <text:p>401</text:p>
          </table:table-cell>
          <table:table-cell table:style-name="ce6" office:value-type="string" calcext:value-type="string">
            <text:p>Operaciones Espaciale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0.15" calcext:value-type="float">
            <text:p>400.15</text:p>
          </table:table-cell>
          <table:table-cell table:style-name="ce2" office:value-type="float" office:value="401" calcext:value-type="float">
            <text:p>401</text:p>
          </table:table-cell>
          <table:table-cell table:style-name="ce6" office:value-type="string" calcext:value-type="string">
            <text:p>Meteorologí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402" calcext:value-type="float">
            <text:p>402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402" calcext:value-type="float">
            <text:p>402</text:p>
          </table:table-cell>
          <table:table-cell table:style-name="ce6" office:value-type="string" calcext:value-type="string">
            <text:p>Operaciones Espaciale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402" calcext:value-type="float">
            <text:p>402</text:p>
          </table:table-cell>
          <table:table-cell table:style-name="ce6" office:value-type="string" calcext:value-type="string">
            <text:p>Meteorologí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402" calcext:value-type="float">
            <text:p>402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402" calcext:value-type="float">
            <text:p>402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402" calcext:value-type="float">
            <text:p>402</text:p>
          </table:table-cell>
          <table:table-cell table:style-name="ce6" office:value-type="string" calcext:value-type="string">
            <text:p>Ayudas a la Meteorolog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03" calcext:value-type="float">
            <text:p>403</text:p>
          </table:table-cell>
          <table:table-cell table:style-name="ce6" office:value-type="string" calcext:value-type="string">
            <text:p>Ayudas a la Meteorolog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03" calcext:value-type="float">
            <text:p>403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03" calcext:value-type="float">
            <text:p>403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03" calcext:value-type="float">
            <text:p>403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03" calcext:value-type="float">
            <text:p>403</text:p>
          </table:table-cell>
          <table:table-cell table:style-name="ce6" office:value-type="string" calcext:value-type="string">
            <text:p>Meteorologí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406" calcext:value-type="float">
            <text:p>406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406" calcext:value-type="float">
            <text:p>406</text:p>
          </table:table-cell>
          <table:table-cell table:style-name="ce6" office:value-type="string" calcext:value-type="string">
            <text:p>Ayudas a la Meteorolog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406" calcext:value-type="float">
            <text:p>406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406.1" calcext:value-type="float">
            <text:p>406.1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6.1" calcext:value-type="float">
            <text:p>406.1</text:p>
          </table:table-cell>
          <table:table-cell table:style-name="ce2" office:value-type="float" office:value="410" calcext:value-type="float">
            <text:p>41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6.1" calcext:value-type="float">
            <text:p>406.1</text:p>
          </table:table-cell>
          <table:table-cell table:style-name="ce2" office:value-type="float" office:value="410" calcext:value-type="float">
            <text:p>410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6.1" calcext:value-type="float">
            <text:p>406.1</text:p>
          </table:table-cell>
          <table:table-cell table:style-name="ce2" office:value-type="float" office:value="410" calcext:value-type="float">
            <text:p>41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20" calcext:value-type="float">
            <text:p>42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20" calcext:value-type="float">
            <text:p>42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20" calcext:value-type="float">
            <text:p>42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430" calcext:value-type="float">
            <text:p>43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430" calcext:value-type="float">
            <text:p>43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430" calcext:value-type="float">
            <text:p>43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32" calcext:value-type="float">
            <text:p>432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32" calcext:value-type="float">
            <text:p>432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8" calcext:value-type="float">
            <text:p>438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8" calcext:value-type="float">
            <text:p>438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8" calcext:value-type="float">
            <text:p>438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50" calcext:value-type="float">
            <text:p>45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50" calcext:value-type="float">
            <text:p>45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50" calcext:value-type="float">
            <text:p>45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5" calcext:value-type="float">
            <text:p>45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5" calcext:value-type="float">
            <text:p>45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456" calcext:value-type="float">
            <text:p>456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456" calcext:value-type="float">
            <text:p>456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456" calcext:value-type="float">
            <text:p>456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459" calcext:value-type="float">
            <text:p>459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459" calcext:value-type="float">
            <text:p>459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460" calcext:value-type="float">
            <text:p>460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460" calcext:value-type="float">
            <text:p>46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460" calcext:value-type="float">
            <text:p>46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1" calcext:value-type="float">
            <text:p>21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70" calcext:value-type="float">
            <text:p>470</text:p>
          </table:table-cell>
          <table:table-cell table:style-name="ce6" office:value-type="string" calcext:value-type="string">
            <text:p>Meteorologí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70" calcext:value-type="float">
            <text:p>47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70" calcext:value-type="float">
            <text:p>47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512" calcext:value-type="float">
            <text:p>512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512" calcext:value-type="float">
            <text:p>512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512" calcext:value-type="float">
            <text:p>512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608" calcext:value-type="float">
            <text:p>608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float" office:value="614" calcext:value-type="float">
            <text:p>614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float" office:value="614" calcext:value-type="float">
            <text:p>614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698" calcext:value-type="float">
            <text:p>698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698" calcext:value-type="float">
            <text:p>698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698" calcext:value-type="float">
            <text:p>698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806" calcext:value-type="float">
            <text:p>806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806" calcext:value-type="float">
            <text:p>806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806" calcext:value-type="float">
            <text:p>806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890" calcext:value-type="float">
            <text:p>89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890" calcext:value-type="float">
            <text:p>89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890" calcext:value-type="float">
            <text:p>890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902" calcext:value-type="float">
            <text:p>902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902" calcext:value-type="float">
            <text:p>902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902" calcext:value-type="float">
            <text:p>902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928" calcext:value-type="float">
            <text:p>928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928" calcext:value-type="float">
            <text:p>928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928" calcext:value-type="float">
            <text:p>928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928" calcext:value-type="float">
            <text:p>928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float" office:value="928" calcext:value-type="float">
            <text:p>928</text:p>
          </table:table-cell>
          <table:table-cell table:style-name="ce2" office:value-type="float" office:value="942" calcext:value-type="float">
            <text:p>942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928" calcext:value-type="float">
            <text:p>928</text:p>
          </table:table-cell>
          <table:table-cell table:style-name="ce2" office:value-type="float" office:value="942" calcext:value-type="float">
            <text:p>942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float" office:value="928" calcext:value-type="float">
            <text:p>928</text:p>
          </table:table-cell>
          <table:table-cell table:style-name="ce2" office:value-type="float" office:value="942" calcext:value-type="float">
            <text:p>942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960" calcext:value-type="float">
            <text:p>96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960" calcext:value-type="float">
            <text:p>96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164" calcext:value-type="float">
            <text:p>1164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2" calcext:value-type="float">
            <text:p>22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1164" calcext:value-type="float">
            <text:p>1164</text:p>
          </table:table-cell>
          <table:table-cell table:style-name="ce6" office:value-type="string" calcext:value-type="string">
            <text:p>Móvil Aeronáutico (R)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64" calcext:value-type="float">
            <text:p>1164</text:p>
          </table:table-cell>
          <table:table-cell table:style-name="ce2" office:value-type="float" office:value="1215" calcext:value-type="float">
            <text:p>1215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64" calcext:value-type="float">
            <text:p>1164</text:p>
          </table:table-cell>
          <table:table-cell table:style-name="ce2" office:value-type="float" office:value="1215" calcext:value-type="float">
            <text:p>1215</text:p>
          </table:table-cell>
          <table:table-cell table:style-name="ce6" office:value-type="string" calcext:value-type="string">
            <text:p>Radionavegac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15" calcext:value-type="float">
            <text:p>1215</text:p>
          </table:table-cell>
          <table:table-cell table:style-name="ce2" office:value-type="float" office:value="1240" calcext:value-type="float">
            <text:p>124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15" calcext:value-type="float">
            <text:p>1215</text:p>
          </table:table-cell>
          <table:table-cell table:style-name="ce2" office:value-type="float" office:value="1240" calcext:value-type="float">
            <text:p>124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15" calcext:value-type="float">
            <text:p>1215</text:p>
          </table:table-cell>
          <table:table-cell table:style-name="ce2" office:value-type="float" office:value="1240" calcext:value-type="float">
            <text:p>1240</text:p>
          </table:table-cell>
          <table:table-cell table:style-name="ce6" office:value-type="string" calcext:value-type="string">
            <text:p>Radionavegac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15" calcext:value-type="float">
            <text:p>1215</text:p>
          </table:table-cell>
          <table:table-cell table:style-name="ce2" office:value-type="float" office:value="1240" calcext:value-type="float">
            <text:p>124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40" calcext:value-type="float">
            <text:p>1240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40" calcext:value-type="float">
            <text:p>1240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40" calcext:value-type="float">
            <text:p>1240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40" calcext:value-type="float">
            <text:p>1240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string" calcext:value-type="string">
            <text:p>Radionavegac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40" calcext:value-type="float">
            <text:p>1240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50" calcext:value-type="float">
            <text:p>1350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50" calcext:value-type="float">
            <text:p>1350</text:p>
          </table:table-cell>
          <table:table-cell table:style-name="ce6" office:value-type="string" calcext:value-type="string">
            <text:p>Radionavegac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50" calcext:value-type="float">
            <text:p>135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1400" calcext:value-type="float">
            <text:p>140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27" calcext:value-type="float">
            <text:p>1427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27" calcext:value-type="float">
            <text:p>1427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27" calcext:value-type="float">
            <text:p>1427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27" calcext:value-type="float">
            <text:p>1427</text:p>
          </table:table-cell>
          <table:table-cell table:style-name="ce2" office:value-type="float" office:value="1429" calcext:value-type="float">
            <text:p>1429</text:p>
          </table:table-cell>
          <table:table-cell table:style-name="ce6" office:value-type="string" calcext:value-type="string">
            <text:p>Operaciones Espaciale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27" calcext:value-type="float">
            <text:p>1427</text:p>
          </table:table-cell>
          <table:table-cell table:style-name="ce2" office:value-type="float" office:value="1429" calcext:value-type="float">
            <text:p>1429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27" calcext:value-type="float">
            <text:p>1427</text:p>
          </table:table-cell>
          <table:table-cell table:style-name="ce2" office:value-type="float" office:value="1429" calcext:value-type="float">
            <text:p>1429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29" calcext:value-type="float">
            <text:p>1429</text:p>
          </table:table-cell>
          <table:table-cell table:style-name="ce2" office:value-type="float" office:value="1452" calcext:value-type="float">
            <text:p>1452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29" calcext:value-type="float">
            <text:p>1429</text:p>
          </table:table-cell>
          <table:table-cell table:style-name="ce2" office:value-type="float" office:value="1452" calcext:value-type="float">
            <text:p>1452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52" calcext:value-type="float">
            <text:p>1452</text:p>
          </table:table-cell>
          <table:table-cell table:style-name="ce2" office:value-type="float" office:value="1492" calcext:value-type="float">
            <text:p>1492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52" calcext:value-type="float">
            <text:p>1452</text:p>
          </table:table-cell>
          <table:table-cell table:style-name="ce2" office:value-type="float" office:value="1492" calcext:value-type="float">
            <text:p>1492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52" calcext:value-type="float">
            <text:p>1452</text:p>
          </table:table-cell>
          <table:table-cell table:style-name="ce2" office:value-type="float" office:value="1492" calcext:value-type="float">
            <text:p>1492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52" calcext:value-type="float">
            <text:p>1452</text:p>
          </table:table-cell>
          <table:table-cell table:style-name="ce2" office:value-type="float" office:value="1492" calcext:value-type="float">
            <text:p>1492</text:p>
          </table:table-cell>
          <table:table-cell table:style-name="ce6" office:value-type="string" calcext:value-type="string">
            <text:p>Radiodifus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92" calcext:value-type="float">
            <text:p>1492</text:p>
          </table:table-cell>
          <table:table-cell table:style-name="ce2" office:value-type="float" office:value="1518" calcext:value-type="float">
            <text:p>1518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92" calcext:value-type="float">
            <text:p>1492</text:p>
          </table:table-cell>
          <table:table-cell table:style-name="ce2" office:value-type="float" office:value="1518" calcext:value-type="float">
            <text:p>1518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1525" calcext:value-type="float">
            <text:p>152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1525" calcext:value-type="float">
            <text:p>152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1525" calcext:value-type="float">
            <text:p>152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1530" calcext:value-type="float">
            <text:p>1530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1530" calcext:value-type="float">
            <text:p>153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1530" calcext:value-type="float">
            <text:p>153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1530" calcext:value-type="float">
            <text:p>153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1530" calcext:value-type="float">
            <text:p>1530</text:p>
          </table:table-cell>
          <table:table-cell table:style-name="ce6" office:value-type="string" calcext:value-type="string">
            <text:p>Operaciones Espaciale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30" calcext:value-type="float">
            <text:p>1530</text:p>
          </table:table-cell>
          <table:table-cell table:style-name="ce2" office:value-type="float" office:value="1535" calcext:value-type="float">
            <text:p>1535</text:p>
          </table:table-cell>
          <table:table-cell table:style-name="ce6" office:value-type="string" calcext:value-type="string">
            <text:p>Operaciones Espaciale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30" calcext:value-type="float">
            <text:p>1530</text:p>
          </table:table-cell>
          <table:table-cell table:style-name="ce2" office:value-type="float" office:value="1535" calcext:value-type="float">
            <text:p>1535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30" calcext:value-type="float">
            <text:p>1530</text:p>
          </table:table-cell>
          <table:table-cell table:style-name="ce2" office:value-type="float" office:value="1535" calcext:value-type="float">
            <text:p>153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30" calcext:value-type="float">
            <text:p>1530</text:p>
          </table:table-cell>
          <table:table-cell table:style-name="ce2" office:value-type="float" office:value="1535" calcext:value-type="float">
            <text:p>153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30" calcext:value-type="float">
            <text:p>1530</text:p>
          </table:table-cell>
          <table:table-cell table:style-name="ce2" office:value-type="float" office:value="1535" calcext:value-type="float">
            <text:p>153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35" calcext:value-type="float">
            <text:p>1535</text:p>
          </table:table-cell>
          <table:table-cell table:style-name="ce2" office:value-type="float" office:value="1559" calcext:value-type="float">
            <text:p>1559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59" calcext:value-type="float">
            <text:p>1559</text:p>
          </table:table-cell>
          <table:table-cell table:style-name="ce2" office:value-type="float" office:value="1610" calcext:value-type="float">
            <text:p>1610</text:p>
          </table:table-cell>
          <table:table-cell table:style-name="ce6" office:value-type="string" calcext:value-type="string">
            <text:p>Radionavegac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59" calcext:value-type="float">
            <text:p>1559</text:p>
          </table:table-cell>
          <table:table-cell table:style-name="ce2" office:value-type="float" office:value="1610" calcext:value-type="float">
            <text:p>1610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0" calcext:value-type="float">
            <text:p>1610</text:p>
          </table:table-cell>
          <table:table-cell table:style-name="ce2" office:value-type="float" office:value="1610.6" calcext:value-type="float">
            <text:p>1610.6</text:p>
          </table:table-cell>
          <table:table-cell table:style-name="ce6" office:value-type="string" calcext:value-type="string">
            <text:p>Radiodeterminac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0" calcext:value-type="float">
            <text:p>1610</text:p>
          </table:table-cell>
          <table:table-cell table:style-name="ce2" office:value-type="float" office:value="1610.6" calcext:value-type="float">
            <text:p>1610.6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0" calcext:value-type="float">
            <text:p>1610</text:p>
          </table:table-cell>
          <table:table-cell table:style-name="ce2" office:value-type="float" office:value="1610.6" calcext:value-type="float">
            <text:p>1610.6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0.6" calcext:value-type="float">
            <text:p>1610.6</text:p>
          </table:table-cell>
          <table:table-cell table:style-name="ce2" office:value-type="float" office:value="1613.8" calcext:value-type="float">
            <text:p>1613.8</text:p>
          </table:table-cell>
          <table:table-cell table:style-name="ce6" office:value-type="string" calcext:value-type="string">
            <text:p>Radiodeterminac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0.6" calcext:value-type="float">
            <text:p>1610.6</text:p>
          </table:table-cell>
          <table:table-cell table:style-name="ce2" office:value-type="float" office:value="1613.8" calcext:value-type="float">
            <text:p>1613.8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0.6" calcext:value-type="float">
            <text:p>1610.6</text:p>
          </table:table-cell>
          <table:table-cell table:style-name="ce2" office:value-type="float" office:value="1613.8" calcext:value-type="float">
            <text:p>1613.8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0.6" calcext:value-type="float">
            <text:p>1610.6</text:p>
          </table:table-cell>
          <table:table-cell table:style-name="ce2" office:value-type="float" office:value="1613.8" calcext:value-type="float">
            <text:p>1613.8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3.8" calcext:value-type="float">
            <text:p>1613.8</text:p>
          </table:table-cell>
          <table:table-cell table:style-name="ce2" office:value-type="float" office:value="1626.5" calcext:value-type="float">
            <text:p>1626.5</text:p>
          </table:table-cell>
          <table:table-cell table:style-name="ce6" office:value-type="string" calcext:value-type="string">
            <text:p>Radiodeterminac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3.8" calcext:value-type="float">
            <text:p>1613.8</text:p>
          </table:table-cell>
          <table:table-cell table:style-name="ce2" office:value-type="float" office:value="1626.5" calcext:value-type="float">
            <text:p>1626.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3.8" calcext:value-type="float">
            <text:p>1613.8</text:p>
          </table:table-cell>
          <table:table-cell table:style-name="ce2" office:value-type="float" office:value="1626.5" calcext:value-type="float">
            <text:p>1626.5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13.8" calcext:value-type="float">
            <text:p>1613.8</text:p>
          </table:table-cell>
          <table:table-cell table:style-name="ce2" office:value-type="float" office:value="1626.5" calcext:value-type="float">
            <text:p>1626.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26.5" calcext:value-type="float">
            <text:p>1626.5</text:p>
          </table:table-cell>
          <table:table-cell table:style-name="ce2" office:value-type="float" office:value="1660" calcext:value-type="float">
            <text:p>1660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60" calcext:value-type="float">
            <text:p>1660</text:p>
          </table:table-cell>
          <table:table-cell table:style-name="ce2" office:value-type="float" office:value="1660.5" calcext:value-type="float">
            <text:p>1660.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60" calcext:value-type="float">
            <text:p>1660</text:p>
          </table:table-cell>
          <table:table-cell table:style-name="ce2" office:value-type="float" office:value="1660.5" calcext:value-type="float">
            <text:p>1660.5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60.5" calcext:value-type="float">
            <text:p>1660.5</text:p>
          </table:table-cell>
          <table:table-cell table:style-name="ce2" office:value-type="float" office:value="1668" calcext:value-type="float">
            <text:p>1668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60.5" calcext:value-type="float">
            <text:p>1660.5</text:p>
          </table:table-cell>
          <table:table-cell table:style-name="ce2" office:value-type="float" office:value="1668" calcext:value-type="float">
            <text:p>1668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60.5" calcext:value-type="float">
            <text:p>1660.5</text:p>
          </table:table-cell>
          <table:table-cell table:style-name="ce2" office:value-type="float" office:value="1668" calcext:value-type="float">
            <text:p>1668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60.5" calcext:value-type="float">
            <text:p>1660.5</text:p>
          </table:table-cell>
          <table:table-cell table:style-name="ce2" office:value-type="float" office:value="1668" calcext:value-type="float">
            <text:p>1668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68" calcext:value-type="float">
            <text:p>1668</text:p>
          </table:table-cell>
          <table:table-cell table:style-name="ce2" office:value-type="float" office:value="1668.4" calcext:value-type="float">
            <text:p>1668.4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68" calcext:value-type="float">
            <text:p>1668</text:p>
          </table:table-cell>
          <table:table-cell table:style-name="ce2" office:value-type="float" office:value="1668.4" calcext:value-type="float">
            <text:p>1668.4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68" calcext:value-type="float">
            <text:p>1668</text:p>
          </table:table-cell>
          <table:table-cell table:style-name="ce2" office:value-type="float" office:value="1668.4" calcext:value-type="float">
            <text:p>1668.4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68" calcext:value-type="float">
            <text:p>1668</text:p>
          </table:table-cell>
          <table:table-cell table:style-name="ce2" office:value-type="float" office:value="1668.4" calcext:value-type="float">
            <text:p>1668.4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68" calcext:value-type="float">
            <text:p>1668</text:p>
          </table:table-cell>
          <table:table-cell table:style-name="ce2" office:value-type="float" office:value="1668.4" calcext:value-type="float">
            <text:p>1668.4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68.4" calcext:value-type="float">
            <text:p>1668.4</text:p>
          </table:table-cell>
          <table:table-cell table:style-name="ce2" office:value-type="float" office:value="1670" calcext:value-type="float">
            <text:p>167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68.4" calcext:value-type="float">
            <text:p>1668.4</text:p>
          </table:table-cell>
          <table:table-cell table:style-name="ce2" office:value-type="float" office:value="1670" calcext:value-type="float">
            <text:p>1670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68.4" calcext:value-type="float">
            <text:p>1668.4</text:p>
          </table:table-cell>
          <table:table-cell table:style-name="ce2" office:value-type="float" office:value="1670" calcext:value-type="float">
            <text:p>167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68.4" calcext:value-type="float">
            <text:p>1668.4</text:p>
          </table:table-cell>
          <table:table-cell table:style-name="ce2" office:value-type="float" office:value="1670" calcext:value-type="float">
            <text:p>1670</text:p>
          </table:table-cell>
          <table:table-cell table:style-name="ce6" office:value-type="string" calcext:value-type="string">
            <text:p>Ayudas a la Meteorolog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68.4" calcext:value-type="float">
            <text:p>1668.4</text:p>
          </table:table-cell>
          <table:table-cell table:style-name="ce2" office:value-type="float" office:value="1670" calcext:value-type="float">
            <text:p>1670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70" calcext:value-type="float">
            <text:p>1670</text:p>
          </table:table-cell>
          <table:table-cell table:style-name="ce2" office:value-type="float" office:value="1675" calcext:value-type="float">
            <text:p>1675</text:p>
          </table:table-cell>
          <table:table-cell table:style-name="ce6" office:value-type="string" calcext:value-type="string">
            <text:p>Meteorologí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70" calcext:value-type="float">
            <text:p>1670</text:p>
          </table:table-cell>
          <table:table-cell table:style-name="ce2" office:value-type="float" office:value="1675" calcext:value-type="float">
            <text:p>1675</text:p>
          </table:table-cell>
          <table:table-cell table:style-name="ce6" office:value-type="string" calcext:value-type="string">
            <text:p>Ayudas a la Meteorolog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70" calcext:value-type="float">
            <text:p>1670</text:p>
          </table:table-cell>
          <table:table-cell table:style-name="ce2" office:value-type="float" office:value="1675" calcext:value-type="float">
            <text:p>167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70" calcext:value-type="float">
            <text:p>1670</text:p>
          </table:table-cell>
          <table:table-cell table:style-name="ce2" office:value-type="float" office:value="1675" calcext:value-type="float">
            <text:p>167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70" calcext:value-type="float">
            <text:p>1670</text:p>
          </table:table-cell>
          <table:table-cell table:style-name="ce2" office:value-type="float" office:value="1675" calcext:value-type="float">
            <text:p>167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75" calcext:value-type="float">
            <text:p>1675</text:p>
          </table:table-cell>
          <table:table-cell table:style-name="ce2" office:value-type="float" office:value="1690" calcext:value-type="float">
            <text:p>169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75" calcext:value-type="float">
            <text:p>1675</text:p>
          </table:table-cell>
          <table:table-cell table:style-name="ce2" office:value-type="float" office:value="1690" calcext:value-type="float">
            <text:p>1690</text:p>
          </table:table-cell>
          <table:table-cell table:style-name="ce6" office:value-type="string" calcext:value-type="string">
            <text:p>Meteorologí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75" calcext:value-type="float">
            <text:p>1675</text:p>
          </table:table-cell>
          <table:table-cell table:style-name="ce2" office:value-type="float" office:value="1690" calcext:value-type="float">
            <text:p>169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75" calcext:value-type="float">
            <text:p>1675</text:p>
          </table:table-cell>
          <table:table-cell table:style-name="ce2" office:value-type="float" office:value="1690" calcext:value-type="float">
            <text:p>1690</text:p>
          </table:table-cell>
          <table:table-cell table:style-name="ce6" office:value-type="string" calcext:value-type="string">
            <text:p>Ayudas a la Meteorolog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90" calcext:value-type="float">
            <text:p>1690</text:p>
          </table:table-cell>
          <table:table-cell table:style-name="ce2" office:value-type="float" office:value="1700" calcext:value-type="float">
            <text:p>1700</text:p>
          </table:table-cell>
          <table:table-cell table:style-name="ce6" office:value-type="string" calcext:value-type="string">
            <text:p>Meteorologí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90" calcext:value-type="float">
            <text:p>1690</text:p>
          </table:table-cell>
          <table:table-cell table:style-name="ce2" office:value-type="float" office:value="1700" calcext:value-type="float">
            <text:p>1700</text:p>
          </table:table-cell>
          <table:table-cell table:style-name="ce6" office:value-type="string" calcext:value-type="string">
            <text:p>Ayudas a la Meteorolog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1710" calcext:value-type="float">
            <text:p>171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1710" calcext:value-type="float">
            <text:p>1710</text:p>
          </table:table-cell>
          <table:table-cell table:style-name="ce6" office:value-type="string" calcext:value-type="string">
            <text:p>Meteorologí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1710" calcext:value-type="float">
            <text:p>171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710" calcext:value-type="float">
            <text:p>1710</text:p>
          </table:table-cell>
          <table:table-cell table:style-name="ce2" office:value-type="float" office:value="1930" calcext:value-type="float">
            <text:p>193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710" calcext:value-type="float">
            <text:p>1710</text:p>
          </table:table-cell>
          <table:table-cell table:style-name="ce2" office:value-type="float" office:value="1930" calcext:value-type="float">
            <text:p>193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70" calcext:value-type="float">
            <text:p>197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70" calcext:value-type="float">
            <text:p>197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70" calcext:value-type="float">
            <text:p>1970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980" calcext:value-type="float">
            <text:p>198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980" calcext:value-type="float">
            <text:p>198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2010" calcext:value-type="float">
            <text:p>2010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2010" calcext:value-type="float">
            <text:p>201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2010" calcext:value-type="float">
            <text:p>201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25" calcext:value-type="float">
            <text:p>202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25" calcext:value-type="float">
            <text:p>202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25" calcext:value-type="float">
            <text:p>202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2110" calcext:value-type="float">
            <text:p>211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2110" calcext:value-type="float">
            <text:p>2110</text:p>
          </table:table-cell>
          <table:table-cell table:style-name="ce6" office:value-type="string" calcext:value-type="string">
            <text:p>Operaciones Espaciale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2110" calcext:value-type="float">
            <text:p>211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2110" calcext:value-type="float">
            <text:p>211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2110" calcext:value-type="float">
            <text:p>211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2120" calcext:value-type="float">
            <text:p>212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2120" calcext:value-type="float">
            <text:p>212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2120" calcext:value-type="float">
            <text:p>212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2160" calcext:value-type="float">
            <text:p>2160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2160" calcext:value-type="float">
            <text:p>216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2160" calcext:value-type="float">
            <text:p>216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170" calcext:value-type="float">
            <text:p>217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170" calcext:value-type="float">
            <text:p>2170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170" calcext:value-type="float">
            <text:p>217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2200" calcext:value-type="float">
            <text:p>22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2200" calcext:value-type="float">
            <text:p>22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2200" calcext:value-type="float">
            <text:p>2200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290" calcext:value-type="float">
            <text:p>229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290" calcext:value-type="float">
            <text:p>2290</text:p>
          </table:table-cell>
          <table:table-cell table:style-name="ce6" office:value-type="string" calcext:value-type="string">
            <text:p>Operaciones Espaciale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290" calcext:value-type="float">
            <text:p>229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290" calcext:value-type="float">
            <text:p>229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290" calcext:value-type="float">
            <text:p>229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90" calcext:value-type="float">
            <text:p>2290</text:p>
          </table:table-cell>
          <table:table-cell table:style-name="ce2" office:value-type="float" office:value="2300" calcext:value-type="float">
            <text:p>230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90" calcext:value-type="float">
            <text:p>2290</text:p>
          </table:table-cell>
          <table:table-cell table:style-name="ce2" office:value-type="float" office:value="2300" calcext:value-type="float">
            <text:p>23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90" calcext:value-type="float">
            <text:p>2290</text:p>
          </table:table-cell>
          <table:table-cell table:style-name="ce2" office:value-type="float" office:value="2300" calcext:value-type="float">
            <text:p>23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2450" calcext:value-type="float">
            <text:p>245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2450" calcext:value-type="float">
            <text:p>2450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2450" calcext:value-type="float">
            <text:p>245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2450" calcext:value-type="float">
            <text:p>245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2483.5" calcext:value-type="float">
            <text:p>2483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2483.5" calcext:value-type="float">
            <text:p>2483.5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2483.5" calcext:value-type="float">
            <text:p>2483.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83.5" calcext:value-type="float">
            <text:p>2483.5</text:p>
          </table:table-cell>
          <table:table-cell table:style-name="ce2" office:value-type="float" office:value="2500" calcext:value-type="float">
            <text:p>2500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83.5" calcext:value-type="float">
            <text:p>2483.5</text:p>
          </table:table-cell>
          <table:table-cell table:style-name="ce2" office:value-type="float" office:value="2500" calcext:value-type="float">
            <text:p>25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83.5" calcext:value-type="float">
            <text:p>2483.5</text:p>
          </table:table-cell>
          <table:table-cell table:style-name="ce2" office:value-type="float" office:value="2500" calcext:value-type="float">
            <text:p>25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83.5" calcext:value-type="float">
            <text:p>2483.5</text:p>
          </table:table-cell>
          <table:table-cell table:style-name="ce2" office:value-type="float" office:value="2500" calcext:value-type="float">
            <text:p>250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83.5" calcext:value-type="float">
            <text:p>2483.5</text:p>
          </table:table-cell>
          <table:table-cell table:style-name="ce2" office:value-type="float" office:value="2500" calcext:value-type="float">
            <text:p>2500</text:p>
          </table:table-cell>
          <table:table-cell table:style-name="ce6" office:value-type="string" calcext:value-type="string">
            <text:p>Radiodeterminac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2520" calcext:value-type="float">
            <text:p>2520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2520" calcext:value-type="float">
            <text:p>252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2520" calcext:value-type="float">
            <text:p>252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20" calcext:value-type="float">
            <text:p>2520</text:p>
          </table:table-cell>
          <table:table-cell table:style-name="ce2" office:value-type="float" office:value="2655" calcext:value-type="float">
            <text:p>265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20" calcext:value-type="float">
            <text:p>2520</text:p>
          </table:table-cell>
          <table:table-cell table:style-name="ce2" office:value-type="float" office:value="2655" calcext:value-type="float">
            <text:p>2655</text:p>
          </table:table-cell>
          <table:table-cell table:style-name="ce6" office:value-type="string" calcext:value-type="string">
            <text:p>Radiodifus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20" calcext:value-type="float">
            <text:p>2520</text:p>
          </table:table-cell>
          <table:table-cell table:style-name="ce2" office:value-type="float" office:value="2655" calcext:value-type="float">
            <text:p>265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20" calcext:value-type="float">
            <text:p>2520</text:p>
          </table:table-cell>
          <table:table-cell table:style-name="ce2" office:value-type="float" office:value="2655" calcext:value-type="float">
            <text:p>265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55" calcext:value-type="float">
            <text:p>2655</text:p>
          </table:table-cell>
          <table:table-cell table:style-name="ce2" office:value-type="float" office:value="2670" calcext:value-type="float">
            <text:p>2670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55" calcext:value-type="float">
            <text:p>2655</text:p>
          </table:table-cell>
          <table:table-cell table:style-name="ce2" office:value-type="float" office:value="2670" calcext:value-type="float">
            <text:p>267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55" calcext:value-type="float">
            <text:p>2655</text:p>
          </table:table-cell>
          <table:table-cell table:style-name="ce2" office:value-type="float" office:value="2670" calcext:value-type="float">
            <text:p>2670</text:p>
          </table:table-cell>
          <table:table-cell table:style-name="ce6" office:value-type="string" calcext:value-type="string">
            <text:p>Radiodifus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55" calcext:value-type="float">
            <text:p>2655</text:p>
          </table:table-cell>
          <table:table-cell table:style-name="ce2" office:value-type="float" office:value="2670" calcext:value-type="float">
            <text:p>267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55" calcext:value-type="float">
            <text:p>2655</text:p>
          </table:table-cell>
          <table:table-cell table:style-name="ce2" office:value-type="float" office:value="2670" calcext:value-type="float">
            <text:p>267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55" calcext:value-type="float">
            <text:p>2655</text:p>
          </table:table-cell>
          <table:table-cell table:style-name="ce2" office:value-type="float" office:value="2670" calcext:value-type="float">
            <text:p>267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55" calcext:value-type="float">
            <text:p>2655</text:p>
          </table:table-cell>
          <table:table-cell table:style-name="ce2" office:value-type="float" office:value="2670" calcext:value-type="float">
            <text:p>2670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70" calcext:value-type="float">
            <text:p>2670</text:p>
          </table:table-cell>
          <table:table-cell table:style-name="ce2" office:value-type="float" office:value="2690" calcext:value-type="float">
            <text:p>269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70" calcext:value-type="float">
            <text:p>2670</text:p>
          </table:table-cell>
          <table:table-cell table:style-name="ce2" office:value-type="float" office:value="2690" calcext:value-type="float">
            <text:p>2690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70" calcext:value-type="float">
            <text:p>2670</text:p>
          </table:table-cell>
          <table:table-cell table:style-name="ce2" office:value-type="float" office:value="2690" calcext:value-type="float">
            <text:p>269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70" calcext:value-type="float">
            <text:p>2670</text:p>
          </table:table-cell>
          <table:table-cell table:style-name="ce2" office:value-type="float" office:value="2690" calcext:value-type="float">
            <text:p>269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70" calcext:value-type="float">
            <text:p>2670</text:p>
          </table:table-cell>
          <table:table-cell table:style-name="ce2" office:value-type="float" office:value="2690" calcext:value-type="float">
            <text:p>2690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70" calcext:value-type="float">
            <text:p>2670</text:p>
          </table:table-cell>
          <table:table-cell table:style-name="ce2" office:value-type="float" office:value="2690" calcext:value-type="float">
            <text:p>269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90" calcext:value-type="float">
            <text:p>2690</text:p>
          </table:table-cell>
          <table:table-cell table:style-name="ce2" office:value-type="float" office:value="2700" calcext:value-type="float">
            <text:p>270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90" calcext:value-type="float">
            <text:p>2690</text:p>
          </table:table-cell>
          <table:table-cell table:style-name="ce2" office:value-type="float" office:value="2700" calcext:value-type="float">
            <text:p>2700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90" calcext:value-type="float">
            <text:p>2690</text:p>
          </table:table-cell>
          <table:table-cell table:style-name="ce2" office:value-type="float" office:value="2700" calcext:value-type="float">
            <text:p>270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2900" calcext:value-type="float">
            <text:p>2900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2900" calcext:value-type="float">
            <text:p>290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3100" calcext:value-type="float">
            <text:p>310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3100" calcext:value-type="float">
            <text:p>3100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3300" calcext:value-type="float">
            <text:p>330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3300" calcext:value-type="float">
            <text:p>330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3300" calcext:value-type="float">
            <text:p>330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3400" calcext:value-type="float">
            <text:p>3400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3400" calcext:value-type="float">
            <text:p>34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3400" calcext:value-type="float">
            <text:p>34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3400" calcext:value-type="float">
            <text:p>340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3500" calcext:value-type="float">
            <text:p>3500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3500" calcext:value-type="float">
            <text:p>35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3500" calcext:value-type="float">
            <text:p>350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3500" calcext:value-type="float">
            <text:p>3500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3500" calcext:value-type="float">
            <text:p>35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3700" calcext:value-type="float">
            <text:p>37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3700" calcext:value-type="float">
            <text:p>370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3700" calcext:value-type="float">
            <text:p>3700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3700" calcext:value-type="float">
            <text:p>37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4200" calcext:value-type="float">
            <text:p>42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4200" calcext:value-type="float">
            <text:p>4200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4200" calcext:value-type="float">
            <text:p>42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4400" calcext:value-type="float">
            <text:p>4400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4500" calcext:value-type="float">
            <text:p>45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4500" calcext:value-type="float">
            <text:p>45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4800" calcext:value-type="float">
            <text:p>48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4800" calcext:value-type="float">
            <text:p>4800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4800" calcext:value-type="float">
            <text:p>48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4990" calcext:value-type="float">
            <text:p>4990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4990" calcext:value-type="float">
            <text:p>499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4990" calcext:value-type="float">
            <text:p>499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4990" calcext:value-type="float">
            <text:p>4990</text:p>
          </table:table-cell>
          <table:table-cell table:style-name="ce2" office:value-type="float" office:value="5000" calcext:value-type="float">
            <text:p>5000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1" calcext:value-type="float">
            <text:p>31</text:p>
          </table:table-cell>
          <table:table-cell table:style-name="ce2" office:value-type="float" office:value="4990" calcext:value-type="float">
            <text:p>4990</text:p>
          </table:table-cell>
          <table:table-cell table:style-name="ce2" office:value-type="float" office:value="5000" calcext:value-type="float">
            <text:p>500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float" office:value="4990" calcext:value-type="float">
            <text:p>4990</text:p>
          </table:table-cell>
          <table:table-cell table:style-name="ce2" office:value-type="float" office:value="5000" calcext:value-type="float">
            <text:p>50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float" office:value="4990" calcext:value-type="float">
            <text:p>4990</text:p>
          </table:table-cell>
          <table:table-cell table:style-name="ce2" office:value-type="float" office:value="5000" calcext:value-type="float">
            <text:p>50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010" calcext:value-type="float">
            <text:p>5010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010" calcext:value-type="float">
            <text:p>5010</text:p>
          </table:table-cell>
          <table:table-cell table:style-name="ce6" office:value-type="string" calcext:value-type="string">
            <text:p>Móvil Aeronáutico (R)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010" calcext:value-type="float">
            <text:p>5010</text:p>
          </table:table-cell>
          <table:table-cell table:style-name="ce6" office:value-type="string" calcext:value-type="string">
            <text:p>Radionavegac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010" calcext:value-type="float">
            <text:p>5010</text:p>
          </table:table-cell>
          <table:table-cell table:style-name="ce2" office:value-type="float" office:value="5030" calcext:value-type="float">
            <text:p>5030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010" calcext:value-type="float">
            <text:p>5010</text:p>
          </table:table-cell>
          <table:table-cell table:style-name="ce2" office:value-type="float" office:value="5030" calcext:value-type="float">
            <text:p>5030</text:p>
          </table:table-cell>
          <table:table-cell table:style-name="ce6" office:value-type="string" calcext:value-type="string">
            <text:p>Radionavegac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030" calcext:value-type="float">
            <text:p>5030</text:p>
          </table:table-cell>
          <table:table-cell table:style-name="ce2" office:value-type="float" office:value="5091" calcext:value-type="float">
            <text:p>5091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030" calcext:value-type="float">
            <text:p>5030</text:p>
          </table:table-cell>
          <table:table-cell table:style-name="ce2" office:value-type="float" office:value="5091" calcext:value-type="float">
            <text:p>5091</text:p>
          </table:table-cell>
          <table:table-cell table:style-name="ce6" office:value-type="string" calcext:value-type="string">
            <text:p>Móvil Aeronáutico (R)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030" calcext:value-type="float">
            <text:p>5030</text:p>
          </table:table-cell>
          <table:table-cell table:style-name="ce2" office:value-type="float" office:value="5091" calcext:value-type="float">
            <text:p>5091</text:p>
          </table:table-cell>
          <table:table-cell table:style-name="ce6" office:value-type="string" calcext:value-type="string">
            <text:p>Móvil Aeronáutico (R)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091" calcext:value-type="float">
            <text:p>5091</text:p>
          </table:table-cell>
          <table:table-cell table:style-name="ce2" office:value-type="float" office:value="5150" calcext:value-type="float">
            <text:p>5150</text:p>
          </table:table-cell>
          <table:table-cell table:style-name="ce6" office:value-type="string" calcext:value-type="string">
            <text:p>Móvil Aeronáutic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091" calcext:value-type="float">
            <text:p>5091</text:p>
          </table:table-cell>
          <table:table-cell table:style-name="ce2" office:value-type="float" office:value="5150" calcext:value-type="float">
            <text:p>5150</text:p>
          </table:table-cell>
          <table:table-cell table:style-name="ce6" office:value-type="string" calcext:value-type="string">
            <text:p>Móvil Aeronáutico (R)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091" calcext:value-type="float">
            <text:p>5091</text:p>
          </table:table-cell>
          <table:table-cell table:style-name="ce2" office:value-type="float" office:value="5150" calcext:value-type="float">
            <text:p>5150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150" calcext:value-type="float">
            <text:p>5150</text:p>
          </table:table-cell>
          <table:table-cell table:style-name="ce2" office:value-type="float" office:value="5250" calcext:value-type="float">
            <text:p>5250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150" calcext:value-type="float">
            <text:p>5150</text:p>
          </table:table-cell>
          <table:table-cell table:style-name="ce2" office:value-type="float" office:value="5250" calcext:value-type="float">
            <text:p>5250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150" calcext:value-type="float">
            <text:p>5150</text:p>
          </table:table-cell>
          <table:table-cell table:style-name="ce2" office:value-type="float" office:value="5250" calcext:value-type="float">
            <text:p>525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5255" calcext:value-type="float">
            <text:p>525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5255" calcext:value-type="float">
            <text:p>5255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5255" calcext:value-type="float">
            <text:p>525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5255" calcext:value-type="float">
            <text:p>5255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255" calcext:value-type="float">
            <text:p>5255</text:p>
          </table:table-cell>
          <table:table-cell table:style-name="ce2" office:value-type="float" office:value="5350" calcext:value-type="float">
            <text:p>535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255" calcext:value-type="float">
            <text:p>5255</text:p>
          </table:table-cell>
          <table:table-cell table:style-name="ce2" office:value-type="float" office:value="5350" calcext:value-type="float">
            <text:p>535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255" calcext:value-type="float">
            <text:p>5255</text:p>
          </table:table-cell>
          <table:table-cell table:style-name="ce2" office:value-type="float" office:value="5350" calcext:value-type="float">
            <text:p>535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255" calcext:value-type="float">
            <text:p>5255</text:p>
          </table:table-cell>
          <table:table-cell table:style-name="ce2" office:value-type="float" office:value="5350" calcext:value-type="float">
            <text:p>535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350" calcext:value-type="float">
            <text:p>5350</text:p>
          </table:table-cell>
          <table:table-cell table:style-name="ce2" office:value-type="float" office:value="5460" calcext:value-type="float">
            <text:p>5460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350" calcext:value-type="float">
            <text:p>5350</text:p>
          </table:table-cell>
          <table:table-cell table:style-name="ce2" office:value-type="float" office:value="5460" calcext:value-type="float">
            <text:p>546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350" calcext:value-type="float">
            <text:p>5350</text:p>
          </table:table-cell>
          <table:table-cell table:style-name="ce2" office:value-type="float" office:value="5460" calcext:value-type="float">
            <text:p>546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350" calcext:value-type="float">
            <text:p>5350</text:p>
          </table:table-cell>
          <table:table-cell table:style-name="ce2" office:value-type="float" office:value="5460" calcext:value-type="float">
            <text:p>546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460" calcext:value-type="float">
            <text:p>5460</text:p>
          </table:table-cell>
          <table:table-cell table:style-name="ce2" office:value-type="float" office:value="5470" calcext:value-type="float">
            <text:p>547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460" calcext:value-type="float">
            <text:p>5460</text:p>
          </table:table-cell>
          <table:table-cell table:style-name="ce2" office:value-type="float" office:value="5470" calcext:value-type="float">
            <text:p>547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460" calcext:value-type="float">
            <text:p>5460</text:p>
          </table:table-cell>
          <table:table-cell table:style-name="ce2" office:value-type="float" office:value="5470" calcext:value-type="float">
            <text:p>547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460" calcext:value-type="float">
            <text:p>5460</text:p>
          </table:table-cell>
          <table:table-cell table:style-name="ce2" office:value-type="float" office:value="5470" calcext:value-type="float">
            <text:p>5470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470" calcext:value-type="float">
            <text:p>5470</text:p>
          </table:table-cell>
          <table:table-cell table:style-name="ce2" office:value-type="float" office:value="5570" calcext:value-type="float">
            <text:p>5570</text:p>
          </table:table-cell>
          <table:table-cell table:style-name="ce6" office:value-type="string" calcext:value-type="string">
            <text:p>Radionavegación Marítim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470" calcext:value-type="float">
            <text:p>5470</text:p>
          </table:table-cell>
          <table:table-cell table:style-name="ce2" office:value-type="float" office:value="5570" calcext:value-type="float">
            <text:p>557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470" calcext:value-type="float">
            <text:p>5470</text:p>
          </table:table-cell>
          <table:table-cell table:style-name="ce2" office:value-type="float" office:value="5570" calcext:value-type="float">
            <text:p>557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470" calcext:value-type="float">
            <text:p>5470</text:p>
          </table:table-cell>
          <table:table-cell table:style-name="ce2" office:value-type="float" office:value="5570" calcext:value-type="float">
            <text:p>557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470" calcext:value-type="float">
            <text:p>5470</text:p>
          </table:table-cell>
          <table:table-cell table:style-name="ce2" office:value-type="float" office:value="5570" calcext:value-type="float">
            <text:p>557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570" calcext:value-type="float">
            <text:p>5570</text:p>
          </table:table-cell>
          <table:table-cell table:style-name="ce2" office:value-type="float" office:value="5650" calcext:value-type="float">
            <text:p>565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570" calcext:value-type="float">
            <text:p>5570</text:p>
          </table:table-cell>
          <table:table-cell table:style-name="ce2" office:value-type="float" office:value="5650" calcext:value-type="float">
            <text:p>565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570" calcext:value-type="float">
            <text:p>5570</text:p>
          </table:table-cell>
          <table:table-cell table:style-name="ce2" office:value-type="float" office:value="5650" calcext:value-type="float">
            <text:p>5650</text:p>
          </table:table-cell>
          <table:table-cell table:style-name="ce6" office:value-type="string" calcext:value-type="string">
            <text:p>Radionavegación Marítim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5725" calcext:value-type="float">
            <text:p>572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5725" calcext:value-type="float">
            <text:p>5725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5725" calcext:value-type="float">
            <text:p>572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5725" calcext:value-type="float">
            <text:p>5725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725" calcext:value-type="float">
            <text:p>5725</text:p>
          </table:table-cell>
          <table:table-cell table:style-name="ce2" office:value-type="float" office:value="5830" calcext:value-type="float">
            <text:p>5830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725" calcext:value-type="float">
            <text:p>5725</text:p>
          </table:table-cell>
          <table:table-cell table:style-name="ce2" office:value-type="float" office:value="5830" calcext:value-type="float">
            <text:p>583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830" calcext:value-type="float">
            <text:p>5830</text:p>
          </table:table-cell>
          <table:table-cell table:style-name="ce2" office:value-type="float" office:value="5850" calcext:value-type="float">
            <text:p>585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830" calcext:value-type="float">
            <text:p>5830</text:p>
          </table:table-cell>
          <table:table-cell table:style-name="ce2" office:value-type="float" office:value="5850" calcext:value-type="float">
            <text:p>5850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830" calcext:value-type="float">
            <text:p>5830</text:p>
          </table:table-cell>
          <table:table-cell table:style-name="ce2" office:value-type="float" office:value="5850" calcext:value-type="float">
            <text:p>5850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850" calcext:value-type="float">
            <text:p>5850</text:p>
          </table:table-cell>
          <table:table-cell table:style-name="ce2" office:value-type="float" office:value="5925" calcext:value-type="float">
            <text:p>5925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850" calcext:value-type="float">
            <text:p>5850</text:p>
          </table:table-cell>
          <table:table-cell table:style-name="ce2" office:value-type="float" office:value="5925" calcext:value-type="float">
            <text:p>5925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850" calcext:value-type="float">
            <text:p>5850</text:p>
          </table:table-cell>
          <table:table-cell table:style-name="ce2" office:value-type="float" office:value="5925" calcext:value-type="float">
            <text:p>592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850" calcext:value-type="float">
            <text:p>5850</text:p>
          </table:table-cell>
          <table:table-cell table:style-name="ce2" office:value-type="float" office:value="5925" calcext:value-type="float">
            <text:p>592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850" calcext:value-type="float">
            <text:p>5850</text:p>
          </table:table-cell>
          <table:table-cell table:style-name="ce2" office:value-type="float" office:value="5925" calcext:value-type="float">
            <text:p>592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925" calcext:value-type="float">
            <text:p>5925</text:p>
          </table:table-cell>
          <table:table-cell table:style-name="ce2" office:value-type="float" office:value="6700" calcext:value-type="float">
            <text:p>6700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925" calcext:value-type="float">
            <text:p>5925</text:p>
          </table:table-cell>
          <table:table-cell table:style-name="ce2" office:value-type="float" office:value="6700" calcext:value-type="float">
            <text:p>67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5925" calcext:value-type="float">
            <text:p>5925</text:p>
          </table:table-cell>
          <table:table-cell table:style-name="ce2" office:value-type="float" office:value="6700" calcext:value-type="float">
            <text:p>67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6700" calcext:value-type="float">
            <text:p>6700</text:p>
          </table:table-cell>
          <table:table-cell table:style-name="ce2" office:value-type="float" office:value="7075" calcext:value-type="float">
            <text:p>707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6700" calcext:value-type="float">
            <text:p>6700</text:p>
          </table:table-cell>
          <table:table-cell table:style-name="ce2" office:value-type="float" office:value="7075" calcext:value-type="float">
            <text:p>707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6700" calcext:value-type="float">
            <text:p>6700</text:p>
          </table:table-cell>
          <table:table-cell table:style-name="ce2" office:value-type="float" office:value="7075" calcext:value-type="float">
            <text:p>707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7075" calcext:value-type="float">
            <text:p>7075</text:p>
          </table:table-cell>
          <table:table-cell table:style-name="ce2" office:value-type="float" office:value="7145" calcext:value-type="float">
            <text:p>714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7075" calcext:value-type="float">
            <text:p>7075</text:p>
          </table:table-cell>
          <table:table-cell table:style-name="ce2" office:value-type="float" office:value="7145" calcext:value-type="float">
            <text:p>714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7145" calcext:value-type="float">
            <text:p>7145</text:p>
          </table:table-cell>
          <table:table-cell table:style-name="ce2" office:value-type="float" office:value="7235" calcext:value-type="float">
            <text:p>723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7145" calcext:value-type="float">
            <text:p>7145</text:p>
          </table:table-cell>
          <table:table-cell table:style-name="ce2" office:value-type="float" office:value="7235" calcext:value-type="float">
            <text:p>723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2" calcext:value-type="float">
            <text:p>32</text:p>
          </table:table-cell>
          <table:table-cell table:style-name="ce2" office:value-type="float" office:value="7145" calcext:value-type="float">
            <text:p>7145</text:p>
          </table:table-cell>
          <table:table-cell table:style-name="ce2" office:value-type="float" office:value="7235" calcext:value-type="float">
            <text:p>723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7235" calcext:value-type="float">
            <text:p>7235</text:p>
          </table:table-cell>
          <table:table-cell table:style-name="ce2" office:value-type="float" office:value="7250" calcext:value-type="float">
            <text:p>725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float" office:value="7235" calcext:value-type="float">
            <text:p>7235</text:p>
          </table:table-cell>
          <table:table-cell table:style-name="ce2" office:value-type="float" office:value="7250" calcext:value-type="float">
            <text:p>725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7250" calcext:value-type="float">
            <text:p>7250</text:p>
          </table:table-cell>
          <table:table-cell table:style-name="ce2" office:value-type="float" office:value="7300" calcext:value-type="float">
            <text:p>73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7250" calcext:value-type="float">
            <text:p>7250</text:p>
          </table:table-cell>
          <table:table-cell table:style-name="ce2" office:value-type="float" office:value="7300" calcext:value-type="float">
            <text:p>7300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7250" calcext:value-type="float">
            <text:p>7250</text:p>
          </table:table-cell>
          <table:table-cell table:style-name="ce2" office:value-type="float" office:value="7300" calcext:value-type="float">
            <text:p>73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7300" calcext:value-type="float">
            <text:p>7300</text:p>
          </table:table-cell>
          <table:table-cell table:style-name="ce2" office:value-type="float" office:value="7450" calcext:value-type="float">
            <text:p>7450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7300" calcext:value-type="float">
            <text:p>7300</text:p>
          </table:table-cell>
          <table:table-cell table:style-name="ce2" office:value-type="float" office:value="7450" calcext:value-type="float">
            <text:p>745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7300" calcext:value-type="float">
            <text:p>7300</text:p>
          </table:table-cell>
          <table:table-cell table:style-name="ce2" office:value-type="float" office:value="7450" calcext:value-type="float">
            <text:p>745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7450" calcext:value-type="float">
            <text:p>7450</text:p>
          </table:table-cell>
          <table:table-cell table:style-name="ce2" office:value-type="float" office:value="7550" calcext:value-type="float">
            <text:p>7550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3" calcext:value-type="float">
            <text:p>33</text:p>
          </table:table-cell>
          <table:table-cell table:style-name="ce2" office:value-type="float" office:value="7450" calcext:value-type="float">
            <text:p>7450</text:p>
          </table:table-cell>
          <table:table-cell table:style-name="ce2" office:value-type="float" office:value="7550" calcext:value-type="float">
            <text:p>7550</text:p>
          </table:table-cell>
          <table:table-cell table:style-name="ce6" office:value-type="string" calcext:value-type="string">
            <text:p>Meteorologí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7450" calcext:value-type="float">
            <text:p>7450</text:p>
          </table:table-cell>
          <table:table-cell table:style-name="ce2" office:value-type="float" office:value="7550" calcext:value-type="float">
            <text:p>755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7450" calcext:value-type="float">
            <text:p>7450</text:p>
          </table:table-cell>
          <table:table-cell table:style-name="ce2" office:value-type="float" office:value="7550" calcext:value-type="float">
            <text:p>755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7550" calcext:value-type="float">
            <text:p>7550</text:p>
          </table:table-cell>
          <table:table-cell table:style-name="ce2" office:value-type="float" office:value="7750" calcext:value-type="float">
            <text:p>7750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7550" calcext:value-type="float">
            <text:p>7550</text:p>
          </table:table-cell>
          <table:table-cell table:style-name="ce2" office:value-type="float" office:value="7750" calcext:value-type="float">
            <text:p>775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7550" calcext:value-type="float">
            <text:p>7550</text:p>
          </table:table-cell>
          <table:table-cell table:style-name="ce2" office:value-type="float" office:value="7750" calcext:value-type="float">
            <text:p>775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7750" calcext:value-type="float">
            <text:p>7750</text:p>
          </table:table-cell>
          <table:table-cell table:style-name="ce2" office:value-type="float" office:value="7900" calcext:value-type="float">
            <text:p>79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7750" calcext:value-type="float">
            <text:p>7750</text:p>
          </table:table-cell>
          <table:table-cell table:style-name="ce2" office:value-type="float" office:value="7900" calcext:value-type="float">
            <text:p>79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3" calcext:value-type="float">
            <text:p>33</text:p>
          </table:table-cell>
          <table:table-cell table:style-name="ce2" office:value-type="float" office:value="7750" calcext:value-type="float">
            <text:p>7750</text:p>
          </table:table-cell>
          <table:table-cell table:style-name="ce2" office:value-type="float" office:value="7900" calcext:value-type="float">
            <text:p>7900</text:p>
          </table:table-cell>
          <table:table-cell table:style-name="ce6" office:value-type="string" calcext:value-type="string">
            <text:p>Meteorologí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7900" calcext:value-type="float">
            <text:p>7900</text:p>
          </table:table-cell>
          <table:table-cell table:style-name="ce2" office:value-type="float" office:value="8025" calcext:value-type="float">
            <text:p>802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7900" calcext:value-type="float">
            <text:p>7900</text:p>
          </table:table-cell>
          <table:table-cell table:style-name="ce2" office:value-type="float" office:value="8025" calcext:value-type="float">
            <text:p>802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7900" calcext:value-type="float">
            <text:p>7900</text:p>
          </table:table-cell>
          <table:table-cell table:style-name="ce2" office:value-type="float" office:value="8025" calcext:value-type="float">
            <text:p>802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8025" calcext:value-type="float">
            <text:p>8025</text:p>
          </table:table-cell>
          <table:table-cell table:style-name="ce2" office:value-type="float" office:value="8175" calcext:value-type="float">
            <text:p>8175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8025" calcext:value-type="float">
            <text:p>8025</text:p>
          </table:table-cell>
          <table:table-cell table:style-name="ce2" office:value-type="float" office:value="8175" calcext:value-type="float">
            <text:p>817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8025" calcext:value-type="float">
            <text:p>8025</text:p>
          </table:table-cell>
          <table:table-cell table:style-name="ce2" office:value-type="float" office:value="8175" calcext:value-type="float">
            <text:p>817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8025" calcext:value-type="float">
            <text:p>8025</text:p>
          </table:table-cell>
          <table:table-cell table:style-name="ce2" office:value-type="float" office:value="8175" calcext:value-type="float">
            <text:p>817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8175" calcext:value-type="float">
            <text:p>8175</text:p>
          </table:table-cell>
          <table:table-cell table:style-name="ce2" office:value-type="float" office:value="8215" calcext:value-type="float">
            <text:p>821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33" calcext:value-type="float">
            <text:p>33</text:p>
          </table:table-cell>
          <table:table-cell table:style-name="ce2" office:value-type="float" office:value="8175" calcext:value-type="float">
            <text:p>8175</text:p>
          </table:table-cell>
          <table:table-cell table:style-name="ce2" office:value-type="float" office:value="8215" calcext:value-type="float">
            <text:p>8215</text:p>
          </table:table-cell>
          <table:table-cell table:style-name="ce6" office:value-type="string" calcext:value-type="string">
            <text:p>Meteorologí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8175" calcext:value-type="float">
            <text:p>8175</text:p>
          </table:table-cell>
          <table:table-cell table:style-name="ce2" office:value-type="float" office:value="8215" calcext:value-type="float">
            <text:p>821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8175" calcext:value-type="float">
            <text:p>8175</text:p>
          </table:table-cell>
          <table:table-cell table:style-name="ce2" office:value-type="float" office:value="8215" calcext:value-type="float">
            <text:p>821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8175" calcext:value-type="float">
            <text:p>8175</text:p>
          </table:table-cell>
          <table:table-cell table:style-name="ce2" office:value-type="float" office:value="8215" calcext:value-type="float">
            <text:p>8215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8215" calcext:value-type="float">
            <text:p>8215</text:p>
          </table:table-cell>
          <table:table-cell table:style-name="ce2" office:value-type="float" office:value="8400" calcext:value-type="float">
            <text:p>840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8215" calcext:value-type="float">
            <text:p>8215</text:p>
          </table:table-cell>
          <table:table-cell table:style-name="ce2" office:value-type="float" office:value="8400" calcext:value-type="float">
            <text:p>8400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8215" calcext:value-type="float">
            <text:p>8215</text:p>
          </table:table-cell>
          <table:table-cell table:style-name="ce2" office:value-type="float" office:value="8400" calcext:value-type="float">
            <text:p>84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8215" calcext:value-type="float">
            <text:p>8215</text:p>
          </table:table-cell>
          <table:table-cell table:style-name="ce2" office:value-type="float" office:value="8400" calcext:value-type="float">
            <text:p>84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33" calcext:value-type="float">
            <text:p>33</text:p>
          </table:table-cell>
          <table:table-cell table:style-name="ce2" office:value-type="float" office:value="8400" calcext:value-type="float">
            <text:p>8400</text:p>
          </table:table-cell>
          <table:table-cell table:style-name="ce2" office:value-type="float" office:value="8500" calcext:value-type="float">
            <text:p>850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8400" calcext:value-type="float">
            <text:p>8400</text:p>
          </table:table-cell>
          <table:table-cell table:style-name="ce2" office:value-type="float" office:value="8500" calcext:value-type="float">
            <text:p>85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float" office:value="8400" calcext:value-type="float">
            <text:p>8400</text:p>
          </table:table-cell>
          <table:table-cell table:style-name="ce2" office:value-type="float" office:value="8500" calcext:value-type="float">
            <text:p>85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8500" calcext:value-type="float">
            <text:p>8500</text:p>
          </table:table-cell>
          <table:table-cell table:style-name="ce2" office:value-type="float" office:value="8550" calcext:value-type="float">
            <text:p>855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8550" calcext:value-type="float">
            <text:p>8550</text:p>
          </table:table-cell>
          <table:table-cell table:style-name="ce2" office:value-type="float" office:value="8650" calcext:value-type="float">
            <text:p>865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34" calcext:value-type="float">
            <text:p>34</text:p>
          </table:table-cell>
          <table:table-cell table:style-name="ce2" office:value-type="float" office:value="8550" calcext:value-type="float">
            <text:p>8550</text:p>
          </table:table-cell>
          <table:table-cell table:style-name="ce2" office:value-type="float" office:value="8650" calcext:value-type="float">
            <text:p>865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8550" calcext:value-type="float">
            <text:p>8550</text:p>
          </table:table-cell>
          <table:table-cell table:style-name="ce2" office:value-type="float" office:value="8650" calcext:value-type="float">
            <text:p>865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8650" calcext:value-type="float">
            <text:p>8650</text:p>
          </table:table-cell>
          <table:table-cell table:style-name="ce2" office:value-type="float" office:value="8750" calcext:value-type="float">
            <text:p>875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8750" calcext:value-type="float">
            <text:p>8750</text:p>
          </table:table-cell>
          <table:table-cell table:style-name="ce2" office:value-type="float" office:value="8850" calcext:value-type="float">
            <text:p>8850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8750" calcext:value-type="float">
            <text:p>8750</text:p>
          </table:table-cell>
          <table:table-cell table:style-name="ce2" office:value-type="float" office:value="8850" calcext:value-type="float">
            <text:p>885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8850" calcext:value-type="float">
            <text:p>8850</text:p>
          </table:table-cell>
          <table:table-cell table:style-name="ce2" office:value-type="float" office:value="9000" calcext:value-type="float">
            <text:p>900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4" calcext:value-type="float">
            <text:p>34</text:p>
          </table:table-cell>
          <table:table-cell table:style-name="ce2" office:value-type="float" office:value="8850" calcext:value-type="float">
            <text:p>8850</text:p>
          </table:table-cell>
          <table:table-cell table:style-name="ce2" office:value-type="float" office:value="9000" calcext:value-type="float">
            <text:p>9000</text:p>
          </table:table-cell>
          <table:table-cell table:style-name="ce6" office:value-type="string" calcext:value-type="string">
            <text:p>Radionavegación Marítim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9200" calcext:value-type="float">
            <text:p>920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9200" calcext:value-type="float">
            <text:p>9200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9300" calcext:value-type="float">
            <text:p>930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4" calcext:value-type="float">
            <text:p>34</text:p>
          </table:table-cell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9300" calcext:value-type="float">
            <text:p>9300</text:p>
          </table:table-cell>
          <table:table-cell table:style-name="ce6" office:value-type="string" calcext:value-type="string">
            <text:p>Radionavegación Marítim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9300" calcext:value-type="float">
            <text:p>9300</text:p>
          </table:table-cell>
          <table:table-cell table:style-name="ce2" office:value-type="float" office:value="9500" calcext:value-type="float">
            <text:p>950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9300" calcext:value-type="float">
            <text:p>9300</text:p>
          </table:table-cell>
          <table:table-cell table:style-name="ce2" office:value-type="float" office:value="9500" calcext:value-type="float">
            <text:p>9500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4" calcext:value-type="float">
            <text:p>34</text:p>
          </table:table-cell>
          <table:table-cell table:style-name="ce2" office:value-type="float" office:value="9300" calcext:value-type="float">
            <text:p>9300</text:p>
          </table:table-cell>
          <table:table-cell table:style-name="ce2" office:value-type="float" office:value="9500" calcext:value-type="float">
            <text:p>950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9300" calcext:value-type="float">
            <text:p>9300</text:p>
          </table:table-cell>
          <table:table-cell table:style-name="ce2" office:value-type="float" office:value="9500" calcext:value-type="float">
            <text:p>950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9500" calcext:value-type="float">
            <text:p>9500</text:p>
          </table:table-cell>
          <table:table-cell table:style-name="ce2" office:value-type="float" office:value="9800" calcext:value-type="float">
            <text:p>9800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9500" calcext:value-type="float">
            <text:p>9500</text:p>
          </table:table-cell>
          <table:table-cell table:style-name="ce2" office:value-type="float" office:value="9800" calcext:value-type="float">
            <text:p>980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4" calcext:value-type="float">
            <text:p>34</text:p>
          </table:table-cell>
          <table:table-cell table:style-name="ce2" office:value-type="float" office:value="9500" calcext:value-type="float">
            <text:p>9500</text:p>
          </table:table-cell>
          <table:table-cell table:style-name="ce2" office:value-type="float" office:value="9800" calcext:value-type="float">
            <text:p>980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9500" calcext:value-type="float">
            <text:p>9500</text:p>
          </table:table-cell>
          <table:table-cell table:style-name="ce2" office:value-type="float" office:value="9800" calcext:value-type="float">
            <text:p>980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float" office:value="9800" calcext:value-type="float">
            <text:p>9800</text:p>
          </table:table-cell>
          <table:table-cell table:style-name="ce2" office:value-type="float" office:value="9900" calcext:value-type="float">
            <text:p>99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float" office:value="9800" calcext:value-type="float">
            <text:p>9800</text:p>
          </table:table-cell>
          <table:table-cell table:style-name="ce2" office:value-type="float" office:value="9900" calcext:value-type="float">
            <text:p>990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4" calcext:value-type="float">
            <text:p>34</text:p>
          </table:table-cell>
          <table:table-cell table:style-name="ce2" office:value-type="float" office:value="9800" calcext:value-type="float">
            <text:p>9800</text:p>
          </table:table-cell>
          <table:table-cell table:style-name="ce2" office:value-type="float" office:value="9900" calcext:value-type="float">
            <text:p>990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9800" calcext:value-type="float">
            <text:p>9800</text:p>
          </table:table-cell>
          <table:table-cell table:style-name="ce2" office:value-type="float" office:value="9900" calcext:value-type="float">
            <text:p>990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float" office:value="9900" calcext:value-type="float">
            <text:p>99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9900" calcext:value-type="float">
            <text:p>99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.45" calcext:value-type="float">
            <text:p>10.45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.45" calcext:value-type="float">
            <text:p>10.45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45" calcext:value-type="float">
            <text:p>10.45</text:p>
          </table:table-cell>
          <table:table-cell table:style-name="ce2" office:value-type="float" office:value="10.5" calcext:value-type="float">
            <text:p>10.5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45" calcext:value-type="float">
            <text:p>10.45</text:p>
          </table:table-cell>
          <table:table-cell table:style-name="ce2" office:value-type="float" office:value="10.5" calcext:value-type="float">
            <text:p>10.5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45" calcext:value-type="float">
            <text:p>10.45</text:p>
          </table:table-cell>
          <table:table-cell table:style-name="ce2" office:value-type="float" office:value="10.5" calcext:value-type="float">
            <text:p>10.5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0.55" calcext:value-type="float">
            <text:p>10.5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0.55" calcext:value-type="float">
            <text:p>10.5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0.55" calcext:value-type="float">
            <text:p>10.55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55" calcext:value-type="float">
            <text:p>10.55</text:p>
          </table:table-cell>
          <table:table-cell table:style-name="ce2" office:value-type="float" office:value="10.6" calcext:value-type="float">
            <text:p>10.6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55" calcext:value-type="float">
            <text:p>10.55</text:p>
          </table:table-cell>
          <table:table-cell table:style-name="ce2" office:value-type="float" office:value="10.6" calcext:value-type="float">
            <text:p>10.6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55" calcext:value-type="float">
            <text:p>10.55</text:p>
          </table:table-cell>
          <table:table-cell table:style-name="ce2" office:value-type="float" office:value="10.6" calcext:value-type="float">
            <text:p>10.6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0.68" calcext:value-type="float">
            <text:p>10.68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0.68" calcext:value-type="float">
            <text:p>10.68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0.68" calcext:value-type="float">
            <text:p>10.68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0.68" calcext:value-type="float">
            <text:p>10.68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0.68" calcext:value-type="float">
            <text:p>10.68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10.68" calcext:value-type="float">
            <text:p>10.68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68" calcext:value-type="float">
            <text:p>10.68</text:p>
          </table:table-cell>
          <table:table-cell table:style-name="ce2" office:value-type="float" office:value="10.7" calcext:value-type="float">
            <text:p>10.7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68" calcext:value-type="float">
            <text:p>10.68</text:p>
          </table:table-cell>
          <table:table-cell table:style-name="ce2" office:value-type="float" office:value="10.7" calcext:value-type="float">
            <text:p>10.7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68" calcext:value-type="float">
            <text:p>10.68</text:p>
          </table:table-cell>
          <table:table-cell table:style-name="ce2" office:value-type="float" office:value="10.7" calcext:value-type="float">
            <text:p>10.7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1.7" calcext:value-type="float">
            <text:p>11.7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1.7" calcext:value-type="float">
            <text:p>11.7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1.7" calcext:value-type="float">
            <text:p>11.7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2.1" calcext:value-type="float">
            <text:p>12.1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2.1" calcext:value-type="float">
            <text:p>12.1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2.1" calcext:value-type="float">
            <text:p>12.1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2.2" calcext:value-type="float">
            <text:p>12.2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2.7" calcext:value-type="float">
            <text:p>12.7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2.7" calcext:value-type="float">
            <text:p>12.7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2.7" calcext:value-type="float">
            <text:p>12.7</text:p>
          </table:table-cell>
          <table:table-cell table:style-name="ce6" office:value-type="string" calcext:value-type="string">
            <text:p>Radiodifus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12.7" calcext:value-type="float">
            <text:p>12.7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2.75" calcext:value-type="float">
            <text:p>12.7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2.75" calcext:value-type="float">
            <text:p>12.7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2.75" calcext:value-type="float">
            <text:p>12.7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.75" calcext:value-type="float">
            <text:p>12.75</text:p>
          </table:table-cell>
          <table:table-cell table:style-name="ce2" office:value-type="float" office:value="13.25" calcext:value-type="float">
            <text:p>13.2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.75" calcext:value-type="float">
            <text:p>12.75</text:p>
          </table:table-cell>
          <table:table-cell table:style-name="ce2" office:value-type="float" office:value="13.25" calcext:value-type="float">
            <text:p>13.2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.75" calcext:value-type="float">
            <text:p>12.75</text:p>
          </table:table-cell>
          <table:table-cell table:style-name="ce2" office:value-type="float" office:value="13.25" calcext:value-type="float">
            <text:p>13.2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.75" calcext:value-type="float">
            <text:p>12.75</text:p>
          </table:table-cell>
          <table:table-cell table:style-name="ce2" office:value-type="float" office:value="13.25" calcext:value-type="float">
            <text:p>13.2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3.25" calcext:value-type="float">
            <text:p>13.25</text:p>
          </table:table-cell>
          <table:table-cell table:style-name="ce2" office:value-type="float" office:value="13.4" calcext:value-type="float">
            <text:p>13.4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3.25" calcext:value-type="float">
            <text:p>13.25</text:p>
          </table:table-cell>
          <table:table-cell table:style-name="ce2" office:value-type="float" office:value="13.4" calcext:value-type="float">
            <text:p>13.4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3.25" calcext:value-type="float">
            <text:p>13.25</text:p>
          </table:table-cell>
          <table:table-cell table:style-name="ce2" office:value-type="float" office:value="13.4" calcext:value-type="float">
            <text:p>13.4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6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3.75" calcext:value-type="float">
            <text:p>13.75</text:p>
          </table:table-cell>
          <table:table-cell table:style-name="ce6" office:value-type="string" calcext:value-type="string">
            <text:p>Frecuencias Patrón y Señales Horarias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3.75" calcext:value-type="float">
            <text:p>13.75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3.75" calcext:value-type="float">
            <text:p>13.75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13.75" calcext:value-type="float">
            <text:p>13.7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3.75" calcext:value-type="float">
            <text:p>13.75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6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3.75" calcext:value-type="float">
            <text:p>13.75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Frecuencias Patrón y Señales Horarias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3.75" calcext:value-type="float">
            <text:p>13.75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3.75" calcext:value-type="float">
            <text:p>13.75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3.75" calcext:value-type="float">
            <text:p>13.75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4.25" calcext:value-type="float">
            <text:p>14.2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4.25" calcext:value-type="float">
            <text:p>14.2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4.25" calcext:value-type="float">
            <text:p>14.25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4.25" calcext:value-type="float">
            <text:p>14.2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25" calcext:value-type="float">
            <text:p>14.25</text:p>
          </table:table-cell>
          <table:table-cell table:style-name="ce2" office:value-type="float" office:value="14.3" calcext:value-type="float">
            <text:p>14.3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25" calcext:value-type="float">
            <text:p>14.25</text:p>
          </table:table-cell>
          <table:table-cell table:style-name="ce2" office:value-type="float" office:value="14.3" calcext:value-type="float">
            <text:p>14.3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25" calcext:value-type="float">
            <text:p>14.25</text:p>
          </table:table-cell>
          <table:table-cell table:style-name="ce2" office:value-type="float" office:value="14.3" calcext:value-type="float">
            <text:p>14.3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25" calcext:value-type="float">
            <text:p>14.25</text:p>
          </table:table-cell>
          <table:table-cell table:style-name="ce2" office:value-type="float" office:value="14.3" calcext:value-type="float">
            <text:p>14.3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4.4" calcext:value-type="float">
            <text:p>14.4</text:p>
          </table:table-cell>
          <table:table-cell table:style-name="ce6" office:value-type="string" calcext:value-type="string">
            <text:p>Radionavegac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4.4" calcext:value-type="float">
            <text:p>14.4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14.4" calcext:value-type="float">
            <text:p>14.4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4.47" calcext:value-type="float">
            <text:p>14.47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4.47" calcext:value-type="float">
            <text:p>14.47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4.47" calcext:value-type="float">
            <text:p>14.47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4.47" calcext:value-type="float">
            <text:p>14.47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14.47" calcext:value-type="float">
            <text:p>14.47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47" calcext:value-type="float">
            <text:p>14.47</text:p>
          </table:table-cell>
          <table:table-cell table:style-name="ce2" office:value-type="float" office:value="14.5" calcext:value-type="float">
            <text:p>14.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47" calcext:value-type="float">
            <text:p>14.47</text:p>
          </table:table-cell>
          <table:table-cell table:style-name="ce2" office:value-type="float" office:value="14.5" calcext:value-type="float">
            <text:p>14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47" calcext:value-type="float">
            <text:p>14.47</text:p>
          </table:table-cell>
          <table:table-cell table:style-name="ce2" office:value-type="float" office:value="14.5" calcext:value-type="float">
            <text:p>14.5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47" calcext:value-type="float">
            <text:p>14.47</text:p>
          </table:table-cell>
          <table:table-cell table:style-name="ce2" office:value-type="float" office:value="14.5" calcext:value-type="float">
            <text:p>14.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47" calcext:value-type="float">
            <text:p>14.47</text:p>
          </table:table-cell>
          <table:table-cell table:style-name="ce2" office:value-type="float" office:value="14.5" calcext:value-type="float">
            <text:p>14.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4.8" calcext:value-type="float">
            <text:p>14.8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4.8" calcext:value-type="float">
            <text:p>14.8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4.8" calcext:value-type="float">
            <text:p>14.8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4.8" calcext:value-type="float">
            <text:p>14.8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5.35" calcext:value-type="float">
            <text:p>15.3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5.35" calcext:value-type="float">
            <text:p>15.3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15.35" calcext:value-type="float">
            <text:p>15.3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5.35" calcext:value-type="float">
            <text:p>15.35</text:p>
          </table:table-cell>
          <table:table-cell table:style-name="ce2" office:value-type="float" office:value="15.4" calcext:value-type="float">
            <text:p>15.4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5.35" calcext:value-type="float">
            <text:p>15.35</text:p>
          </table:table-cell>
          <table:table-cell table:style-name="ce2" office:value-type="float" office:value="15.4" calcext:value-type="float">
            <text:p>15.4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5.35" calcext:value-type="float">
            <text:p>15.35</text:p>
          </table:table-cell>
          <table:table-cell table:style-name="ce2" office:value-type="float" office:value="15.4" calcext:value-type="float">
            <text:p>15.4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15.43" calcext:value-type="float">
            <text:p>15.43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15.43" calcext:value-type="float">
            <text:p>15.43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5.43" calcext:value-type="float">
            <text:p>15.43</text:p>
          </table:table-cell>
          <table:table-cell table:style-name="ce2" office:value-type="float" office:value="15.63" calcext:value-type="float">
            <text:p>15.63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5.43" calcext:value-type="float">
            <text:p>15.43</text:p>
          </table:table-cell>
          <table:table-cell table:style-name="ce2" office:value-type="float" office:value="15.63" calcext:value-type="float">
            <text:p>15.63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5.43" calcext:value-type="float">
            <text:p>15.43</text:p>
          </table:table-cell>
          <table:table-cell table:style-name="ce2" office:value-type="float" office:value="15.63" calcext:value-type="float">
            <text:p>15.63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5.63" calcext:value-type="float">
            <text:p>15.63</text:p>
          </table:table-cell>
          <table:table-cell table:style-name="ce2" office:value-type="float" office:value="15.7" calcext:value-type="float">
            <text:p>15.7</text:p>
          </table:table-cell>
          <table:table-cell table:style-name="ce6" office:value-type="string" calcext:value-type="string">
            <text:p>Radionavegación Aeronáutic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5.63" calcext:value-type="float">
            <text:p>15.63</text:p>
          </table:table-cell>
          <table:table-cell table:style-name="ce2" office:value-type="float" office:value="15.7" calcext:value-type="float">
            <text:p>15.7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6.6" calcext:value-type="float">
            <text:p>16.6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17.1" calcext:value-type="float">
            <text:p>17.1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.6" calcext:value-type="float">
            <text:p>16.6</text:p>
          </table:table-cell>
          <table:table-cell table:style-name="ce2" office:value-type="float" office:value="17.1" calcext:value-type="float">
            <text:p>17.1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17.2" calcext:value-type="float">
            <text:p>17.2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7.3" calcext:value-type="float">
            <text:p>17.3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7.3" calcext:value-type="float">
            <text:p>17.3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17.3" calcext:value-type="float">
            <text:p>17.3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7.7" calcext:value-type="float">
            <text:p>17.7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7.7" calcext:value-type="float">
            <text:p>17.7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7.7" calcext:value-type="float">
            <text:p>17.7</text:p>
          </table:table-cell>
          <table:table-cell table:style-name="ce6" office:value-type="string" calcext:value-type="string">
            <text:p>Radiodifus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17.8" calcext:value-type="float">
            <text:p>17.8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17.8" calcext:value-type="float">
            <text:p>17.8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17.8" calcext:value-type="float">
            <text:p>17.8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17.8" calcext:value-type="float">
            <text:p>17.8</text:p>
          </table:table-cell>
          <table:table-cell table:style-name="ce6" office:value-type="string" calcext:value-type="string">
            <text:p>Radiodifus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18.1" calcext:value-type="float">
            <text:p>18.1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18.1" calcext:value-type="float">
            <text:p>18.1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7.8" calcext:value-type="float">
            <text:p>17.8</text:p>
          </table:table-cell>
          <table:table-cell table:style-name="ce2" office:value-type="float" office:value="18.1" calcext:value-type="float">
            <text:p>18.1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8.4" calcext:value-type="float">
            <text:p>18.4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8.4" calcext:value-type="float">
            <text:p>18.4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18.4" calcext:value-type="float">
            <text:p>18.4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18.6" calcext:value-type="float">
            <text:p>18.6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18.6" calcext:value-type="float">
            <text:p>18.6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18.6" calcext:value-type="float">
            <text:p>18.6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8.8" calcext:value-type="float">
            <text:p>18.8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8.8" calcext:value-type="float">
            <text:p>18.8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8.8" calcext:value-type="float">
            <text:p>18.8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8.8" calcext:value-type="float">
            <text:p>18.8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8.8" calcext:value-type="float">
            <text:p>18.8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19.3" calcext:value-type="float">
            <text:p>19.3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19.3" calcext:value-type="float">
            <text:p>19.3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19.3" calcext:value-type="float">
            <text:p>19.3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19.7" calcext:value-type="float">
            <text:p>19.7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19.7" calcext:value-type="float">
            <text:p>19.7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.3" calcext:value-type="float">
            <text:p>19.3</text:p>
          </table:table-cell>
          <table:table-cell table:style-name="ce2" office:value-type="float" office:value="19.7" calcext:value-type="float">
            <text:p>19.7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20.1" calcext:value-type="float">
            <text:p>20.1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20.1" calcext:value-type="float">
            <text:p>20.1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20.2" calcext:value-type="float">
            <text:p>20.2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20.2" calcext:value-type="float">
            <text:p>20.2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21.2" calcext:value-type="float">
            <text:p>21.2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21.2" calcext:value-type="float">
            <text:p>21.2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6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21.2" calcext:value-type="float">
            <text:p>21.2</text:p>
          </table:table-cell>
          <table:table-cell table:style-name="ce6" office:value-type="string" calcext:value-type="string">
            <text:p>Frecuencias Patrón y Señales Horarias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1.4" calcext:value-type="float">
            <text:p>21.4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1.4" calcext:value-type="float">
            <text:p>21.4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1.4" calcext:value-type="float">
            <text:p>21.4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1.4" calcext:value-type="float">
            <text:p>21.4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2.21" calcext:value-type="float">
            <text:p>22.21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2.21" calcext:value-type="float">
            <text:p>22.21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.21" calcext:value-type="float">
            <text:p>22.21</text:p>
          </table:table-cell>
          <table:table-cell table:style-name="ce2" office:value-type="float" office:value="22.5" calcext:value-type="float">
            <text:p>22.5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.21" calcext:value-type="float">
            <text:p>22.21</text:p>
          </table:table-cell>
          <table:table-cell table:style-name="ce2" office:value-type="float" office:value="22.5" calcext:value-type="float">
            <text:p>22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.21" calcext:value-type="float">
            <text:p>22.21</text:p>
          </table:table-cell>
          <table:table-cell table:style-name="ce2" office:value-type="float" office:value="22.5" calcext:value-type="float">
            <text:p>22.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.21" calcext:value-type="float">
            <text:p>22.21</text:p>
          </table:table-cell>
          <table:table-cell table:style-name="ce2" office:value-type="float" office:value="22.5" calcext:value-type="float">
            <text:p>22.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.21" calcext:value-type="float">
            <text:p>22.21</text:p>
          </table:table-cell>
          <table:table-cell table:style-name="ce2" office:value-type="float" office:value="22.5" calcext:value-type="float">
            <text:p>22.5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22.55" calcext:value-type="float">
            <text:p>22.5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22.55" calcext:value-type="float">
            <text:p>22.5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.55" calcext:value-type="float">
            <text:p>22.55</text:p>
          </table:table-cell>
          <table:table-cell table:style-name="ce2" office:value-type="float" office:value="23.15" calcext:value-type="float">
            <text:p>23.1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.55" calcext:value-type="float">
            <text:p>22.55</text:p>
          </table:table-cell>
          <table:table-cell table:style-name="ce2" office:value-type="float" office:value="23.15" calcext:value-type="float">
            <text:p>23.15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.55" calcext:value-type="float">
            <text:p>22.55</text:p>
          </table:table-cell>
          <table:table-cell table:style-name="ce2" office:value-type="float" office:value="23.15" calcext:value-type="float">
            <text:p>23.1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.55" calcext:value-type="float">
            <text:p>22.55</text:p>
          </table:table-cell>
          <table:table-cell table:style-name="ce2" office:value-type="float" office:value="23.15" calcext:value-type="float">
            <text:p>23.1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.15" calcext:value-type="float">
            <text:p>23.15</text:p>
          </table:table-cell>
          <table:table-cell table:style-name="ce2" office:value-type="float" office:value="23.55" calcext:value-type="float">
            <text:p>23.5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.15" calcext:value-type="float">
            <text:p>23.15</text:p>
          </table:table-cell>
          <table:table-cell table:style-name="ce2" office:value-type="float" office:value="23.55" calcext:value-type="float">
            <text:p>23.5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.15" calcext:value-type="float">
            <text:p>23.15</text:p>
          </table:table-cell>
          <table:table-cell table:style-name="ce2" office:value-type="float" office:value="23.55" calcext:value-type="float">
            <text:p>23.55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.55" calcext:value-type="float">
            <text:p>23.55</text:p>
          </table:table-cell>
          <table:table-cell table:style-name="ce2" office:value-type="float" office:value="23.6" calcext:value-type="float">
            <text:p>23.6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.55" calcext:value-type="float">
            <text:p>23.55</text:p>
          </table:table-cell>
          <table:table-cell table:style-name="ce2" office:value-type="float" office:value="23.6" calcext:value-type="float">
            <text:p>23.6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4.05" calcext:value-type="float">
            <text:p>24.05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5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4.05" calcext:value-type="float">
            <text:p>24.05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.05" calcext:value-type="float">
            <text:p>24.05</text:p>
          </table:table-cell>
          <table:table-cell table:style-name="ce2" office:value-type="float" office:value="24.25" calcext:value-type="float">
            <text:p>24.25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.05" calcext:value-type="float">
            <text:p>24.05</text:p>
          </table:table-cell>
          <table:table-cell table:style-name="ce2" office:value-type="float" office:value="24.25" calcext:value-type="float">
            <text:p>24.25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.05" calcext:value-type="float">
            <text:p>24.05</text:p>
          </table:table-cell>
          <table:table-cell table:style-name="ce2" office:value-type="float" office:value="24.25" calcext:value-type="float">
            <text:p>24.25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.25" calcext:value-type="float">
            <text:p>24.25</text:p>
          </table:table-cell>
          <table:table-cell table:style-name="ce2" office:value-type="float" office:value="24.45" calcext:value-type="float">
            <text:p>24.45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.45" calcext:value-type="float">
            <text:p>24.45</text:p>
          </table:table-cell>
          <table:table-cell table:style-name="ce2" office:value-type="float" office:value="24.65" calcext:value-type="float">
            <text:p>24.65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.45" calcext:value-type="float">
            <text:p>24.45</text:p>
          </table:table-cell>
          <table:table-cell table:style-name="ce2" office:value-type="float" office:value="24.65" calcext:value-type="float">
            <text:p>24.65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.65" calcext:value-type="float">
            <text:p>24.65</text:p>
          </table:table-cell>
          <table:table-cell table:style-name="ce2" office:value-type="float" office:value="24.75" calcext:value-type="float">
            <text:p>24.75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.65" calcext:value-type="float">
            <text:p>24.65</text:p>
          </table:table-cell>
          <table:table-cell table:style-name="ce2" office:value-type="float" office:value="24.75" calcext:value-type="float">
            <text:p>24.75</text:p>
          </table:table-cell>
          <table:table-cell table:style-name="ce6" office:value-type="string" calcext:value-type="string">
            <text:p>Radiolocalización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4.75" calcext:value-type="float">
            <text:p>24.75</text:p>
          </table:table-cell>
          <table:table-cell table:style-name="ce2" office:value-type="float" office:value="25.25" calcext:value-type="float">
            <text:p>25.2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6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5.25" calcext:value-type="float">
            <text:p>25.25</text:p>
          </table:table-cell>
          <table:table-cell table:style-name="ce2" office:value-type="float" office:value="25.5" calcext:value-type="float">
            <text:p>25.5</text:p>
          </table:table-cell>
          <table:table-cell table:style-name="ce6" office:value-type="string" calcext:value-type="string">
            <text:p>Frecuencias Patrón y Señales Horarias por Satélite</text:p>
          </table:table-cell>
          <table:table-cell table:style-name="ce8" office:value-type="string" calcext:value-type="string">
            <text:p>MHz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5.25" calcext:value-type="float">
            <text:p>25.25</text:p>
          </table:table-cell>
          <table:table-cell table:style-name="ce2" office:value-type="float" office:value="25.5" calcext:value-type="float">
            <text:p>25.5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5.25" calcext:value-type="float">
            <text:p>25.25</text:p>
          </table:table-cell>
          <table:table-cell table:style-name="ce2" office:value-type="float" office:value="25.5" calcext:value-type="float">
            <text:p>25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5.25" calcext:value-type="float">
            <text:p>25.25</text:p>
          </table:table-cell>
          <table:table-cell table:style-name="ce2" office:value-type="float" office:value="25.5" calcext:value-type="float">
            <text:p>25.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6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Frecuencias Patrón y Señales Horarias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5.5" calcext:value-type="float">
            <text:p>25.5</text:p>
          </table:table-cell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7.5" calcext:value-type="float">
            <text:p>27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7.5" calcext:value-type="float">
            <text:p>27.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7.5" calcext:value-type="float">
            <text:p>27.5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7.5" calcext:value-type="float">
            <text:p>27.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28.5" calcext:value-type="float">
            <text:p>28.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28.5" calcext:value-type="float">
            <text:p>28.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28.5" calcext:value-type="float">
            <text:p>28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29.1" calcext:value-type="float">
            <text:p>29.1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29.1" calcext:value-type="float">
            <text:p>29.1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29.1" calcext:value-type="float">
            <text:p>29.1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8.5" calcext:value-type="float">
            <text:p>28.5</text:p>
          </table:table-cell>
          <table:table-cell table:style-name="ce2" office:value-type="float" office:value="29.1" calcext:value-type="float">
            <text:p>29.1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29.5" calcext:value-type="float">
            <text:p>29.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29.5" calcext:value-type="float">
            <text:p>29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29.5" calcext:value-type="float">
            <text:p>29.5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9.1" calcext:value-type="float">
            <text:p>29.1</text:p>
          </table:table-cell>
          <table:table-cell table:style-name="ce2" office:value-type="float" office:value="29.5" calcext:value-type="float">
            <text:p>29.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29.9" calcext:value-type="float">
            <text:p>29.9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29.9" calcext:value-type="float">
            <text:p>29.9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29.9" calcext:value-type="float">
            <text:p>29.9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6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Frecuencias Patrón y Señales Horarias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1.3" calcext:value-type="float">
            <text:p>31.3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6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1.3" calcext:value-type="float">
            <text:p>31.3</text:p>
          </table:table-cell>
          <table:table-cell table:style-name="ce6" office:value-type="string" calcext:value-type="string">
            <text:p>Frecuencias Patrón y Señales Horarias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1.3" calcext:value-type="float">
            <text:p>31.3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1.3" calcext:value-type="float">
            <text:p>31.3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.3" calcext:value-type="float">
            <text:p>31.3</text:p>
          </table:table-cell>
          <table:table-cell table:style-name="ce2" office:value-type="float" office:value="31.5" calcext:value-type="float">
            <text:p>31.5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.3" calcext:value-type="float">
            <text:p>31.3</text:p>
          </table:table-cell>
          <table:table-cell table:style-name="ce2" office:value-type="float" office:value="31.5" calcext:value-type="float">
            <text:p>31.5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.3" calcext:value-type="float">
            <text:p>31.3</text:p>
          </table:table-cell>
          <table:table-cell table:style-name="ce2" office:value-type="float" office:value="31.5" calcext:value-type="float">
            <text:p>31.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.5" calcext:value-type="float">
            <text:p>31.5</text:p>
          </table:table-cell>
          <table:table-cell table:style-name="ce2" office:value-type="float" office:value="31.8" calcext:value-type="float">
            <text:p>31.8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.5" calcext:value-type="float">
            <text:p>31.5</text:p>
          </table:table-cell>
          <table:table-cell table:style-name="ce2" office:value-type="float" office:value="31.8" calcext:value-type="float">
            <text:p>31.8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.5" calcext:value-type="float">
            <text:p>31.5</text:p>
          </table:table-cell>
          <table:table-cell table:style-name="ce2" office:value-type="float" office:value="31.8" calcext:value-type="float">
            <text:p>31.8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.8" calcext:value-type="float">
            <text:p>31.8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.8" calcext:value-type="float">
            <text:p>31.8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1.8" calcext:value-type="float">
            <text:p>31.8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2.3" calcext:value-type="float">
            <text:p>32.3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2.3" calcext:value-type="float">
            <text:p>32.3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2.3" calcext:value-type="float">
            <text:p>32.3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.3" calcext:value-type="float">
            <text:p>32.3</text:p>
          </table:table-cell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.3" calcext:value-type="float">
            <text:p>32.3</text:p>
          </table:table-cell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.3" calcext:value-type="float">
            <text:p>32.3</text:p>
          </table:table-cell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3.4" calcext:value-type="float">
            <text:p>33.4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3.4" calcext:value-type="float">
            <text:p>33.4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33.4" calcext:value-type="float">
            <text:p>33.4</text:p>
          </table:table-cell>
          <table:table-cell table:style-name="ce2" office:value-type="float" office:value="34.2" calcext:value-type="float">
            <text:p>34.2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4.2" calcext:value-type="float">
            <text:p>34.2</text:p>
          </table:table-cell>
          <table:table-cell table:style-name="ce2" office:value-type="float" office:value="34.7" calcext:value-type="float">
            <text:p>34.7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4.2" calcext:value-type="float">
            <text:p>34.2</text:p>
          </table:table-cell>
          <table:table-cell table:style-name="ce2" office:value-type="float" office:value="34.7" calcext:value-type="float">
            <text:p>34.7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4.7" calcext:value-type="float">
            <text:p>34.7</text:p>
          </table:table-cell>
          <table:table-cell table:style-name="ce2" office:value-type="float" office:value="35.2" calcext:value-type="float">
            <text:p>35.2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4.7" calcext:value-type="float">
            <text:p>34.7</text:p>
          </table:table-cell>
          <table:table-cell table:style-name="ce2" office:value-type="float" office:value="35.2" calcext:value-type="float">
            <text:p>35.2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.2" calcext:value-type="float">
            <text:p>35.2</text:p>
          </table:table-cell>
          <table:table-cell table:style-name="ce2" office:value-type="float" office:value="35.5" calcext:value-type="float">
            <text:p>35.5</text:p>
          </table:table-cell>
          <table:table-cell table:style-name="ce6" office:value-type="string" calcext:value-type="string">
            <text:p>Ayudas a la Meteorolog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.2" calcext:value-type="float">
            <text:p>35.2</text:p>
          </table:table-cell>
          <table:table-cell table:style-name="ce2" office:value-type="float" office:value="35.5" calcext:value-type="float">
            <text:p>35.5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Ayudas a la Meteorolog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7.5" calcext:value-type="float">
            <text:p>37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7.5" calcext:value-type="float">
            <text:p>37.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7.5" calcext:value-type="float">
            <text:p>37.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.5" calcext:value-type="float">
            <text:p>39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.5" calcext:value-type="float">
            <text:p>39.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.5" calcext:value-type="float">
            <text:p>39.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.5" calcext:value-type="float">
            <text:p>39.5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0.5" calcext:value-type="float">
            <text:p>40.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0.5" calcext:value-type="float">
            <text:p>40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0.5" calcext:value-type="float">
            <text:p>40.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0.5" calcext:value-type="float">
            <text:p>40.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0.5" calcext:value-type="float">
            <text:p>40.5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0.5" calcext:value-type="float">
            <text:p>40.5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0.5" calcext:value-type="float">
            <text:p>40.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.5" calcext:value-type="float">
            <text:p>40.5</text:p>
          </table:table-cell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.5" calcext:value-type="float">
            <text:p>40.5</text:p>
          </table:table-cell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.5" calcext:value-type="float">
            <text:p>40.5</text:p>
          </table:table-cell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Radiodifusión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.5" calcext:value-type="float">
            <text:p>40.5</text:p>
          </table:table-cell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.5" calcext:value-type="float">
            <text:p>40.5</text:p>
          </table:table-cell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.5" calcext:value-type="float">
            <text:p>40.5</text:p>
          </table:table-cell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.5" calcext:value-type="float">
            <text:p>42.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.5" calcext:value-type="float">
            <text:p>42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.5" calcext:value-type="float">
            <text:p>42.5</text:p>
          </table:table-cell>
          <table:table-cell table:style-name="ce6" office:value-type="string" calcext:value-type="string">
            <text:p>Radiodifusión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.5" calcext:value-type="float">
            <text:p>42.5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43.5" calcext:value-type="float">
            <text:p>43.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43.5" calcext:value-type="float">
            <text:p>43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43.5" calcext:value-type="float">
            <text:p>43.5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.5" calcext:value-type="float">
            <text:p>42.5</text:p>
          </table:table-cell>
          <table:table-cell table:style-name="ce2" office:value-type="float" office:value="43.5" calcext:value-type="float">
            <text:p>43.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.5" calcext:value-type="float">
            <text:p>43.5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.5" calcext:value-type="float">
            <text:p>43.5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.5" calcext:value-type="float">
            <text:p>43.5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3.5" calcext:value-type="float">
            <text:p>43.5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Radionavegación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7.2" calcext:value-type="float">
            <text:p>47.2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7.2" calcext:value-type="float">
            <text:p>47.2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47.5" calcext:value-type="float">
            <text:p>47.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47.5" calcext:value-type="float">
            <text:p>47.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7.2" calcext:value-type="float">
            <text:p>47.2</text:p>
          </table:table-cell>
          <table:table-cell table:style-name="ce2" office:value-type="float" office:value="47.5" calcext:value-type="float">
            <text:p>47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Radionavegación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Radionavegación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4" calcext:value-type="float">
            <text:p>74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4" calcext:value-type="float">
            <text:p>74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4" calcext:value-type="float">
            <text:p>74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4" calcext:value-type="float">
            <text:p>74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4" calcext:value-type="float">
            <text:p>74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4" calcext:value-type="float">
            <text:p>74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4" calcext:value-type="float">
            <text:p>74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4" calcext:value-type="float">
            <text:p>74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Radiodifus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Radiodifusión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Radiodifusión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.5" calcext:value-type="float">
            <text:p>77.5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.5" calcext:value-type="float">
            <text:p>77.5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.5" calcext:value-type="float">
            <text:p>77.5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.5" calcext:value-type="float">
            <text:p>77.5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.5" calcext:value-type="float">
            <text:p>77.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.5" calcext:value-type="float">
            <text:p>77.5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.5" calcext:value-type="float">
            <text:p>77.5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.5" calcext:value-type="float">
            <text:p>77.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.5" calcext:value-type="float">
            <text:p>77.5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.5" calcext:value-type="float">
            <text:p>77.5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7.5" calcext:value-type="float">
            <text:p>77.5</text:p>
          </table:table-cell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6" calcext:value-type="float">
            <text:p>86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6" calcext:value-type="float">
            <text:p>86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6" calcext:value-type="float">
            <text:p>86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6" calcext:value-type="float">
            <text:p>86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6" calcext:value-type="float">
            <text:p>86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6" calcext:value-type="float">
            <text:p>86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6" calcext:value-type="float">
            <text:p>86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6" calcext:value-type="float">
            <text:p>86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6" calcext:value-type="float">
            <text:p>86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1.8" calcext:value-type="float">
            <text:p>111.8</text:p>
          </table:table-cell>
          <table:table-cell table:style-name="ce2" office:value-type="float" office:value="114.25" calcext:value-type="float">
            <text:p>114.25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1.8" calcext:value-type="float">
            <text:p>111.8</text:p>
          </table:table-cell>
          <table:table-cell table:style-name="ce2" office:value-type="float" office:value="114.25" calcext:value-type="float">
            <text:p>114.2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1.8" calcext:value-type="float">
            <text:p>111.8</text:p>
          </table:table-cell>
          <table:table-cell table:style-name="ce2" office:value-type="float" office:value="114.25" calcext:value-type="float">
            <text:p>114.2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1.8" calcext:value-type="float">
            <text:p>111.8</text:p>
          </table:table-cell>
          <table:table-cell table:style-name="ce2" office:value-type="float" office:value="114.25" calcext:value-type="float">
            <text:p>114.2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4.25" calcext:value-type="float">
            <text:p>114.25</text:p>
          </table:table-cell>
          <table:table-cell table:style-name="ce2" office:value-type="float" office:value="116" calcext:value-type="float">
            <text:p>116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4.25" calcext:value-type="float">
            <text:p>114.25</text:p>
          </table:table-cell>
          <table:table-cell table:style-name="ce2" office:value-type="float" office:value="116" calcext:value-type="float">
            <text:p>116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4.25" calcext:value-type="float">
            <text:p>114.25</text:p>
          </table:table-cell>
          <table:table-cell table:style-name="ce2" office:value-type="float" office:value="116" calcext:value-type="float">
            <text:p>116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9.98" calcext:value-type="float">
            <text:p>119.98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9.98" calcext:value-type="float">
            <text:p>119.98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9.98" calcext:value-type="float">
            <text:p>119.98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19.98" calcext:value-type="float">
            <text:p>119.98</text:p>
          </table:table-cell>
          <table:table-cell table:style-name="ce2" office:value-type="float" office:value="122.25" calcext:value-type="float">
            <text:p>122.25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19.98" calcext:value-type="float">
            <text:p>119.98</text:p>
          </table:table-cell>
          <table:table-cell table:style-name="ce2" office:value-type="float" office:value="122.25" calcext:value-type="float">
            <text:p>122.25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19.98" calcext:value-type="float">
            <text:p>119.98</text:p>
          </table:table-cell>
          <table:table-cell table:style-name="ce2" office:value-type="float" office:value="122.25" calcext:value-type="float">
            <text:p>122.2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2.25" calcext:value-type="float">
            <text:p>122.25</text:p>
          </table:table-cell>
          <table:table-cell table:style-name="ce2" office:value-type="float" office:value="123" calcext:value-type="float">
            <text:p>123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2.25" calcext:value-type="float">
            <text:p>122.25</text:p>
          </table:table-cell>
          <table:table-cell table:style-name="ce2" office:value-type="float" office:value="123" calcext:value-type="float">
            <text:p>123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2.25" calcext:value-type="float">
            <text:p>122.25</text:p>
          </table:table-cell>
          <table:table-cell table:style-name="ce2" office:value-type="float" office:value="123" calcext:value-type="float">
            <text:p>123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2.25" calcext:value-type="float">
            <text:p>122.25</text:p>
          </table:table-cell>
          <table:table-cell table:style-name="ce2" office:value-type="float" office:value="123" calcext:value-type="float">
            <text:p>123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30" calcext:value-type="float">
            <text:p>130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30" calcext:value-type="float">
            <text:p>130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30" calcext:value-type="float">
            <text:p>130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30" calcext:value-type="float">
            <text:p>130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30" calcext:value-type="float">
            <text:p>130</text:p>
          </table:table-cell>
          <table:table-cell table:style-name="ce6" office:value-type="string" calcext:value-type="string">
            <text:p>Radionavegación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4" calcext:value-type="float">
            <text:p>134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4" calcext:value-type="float">
            <text:p>134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4" calcext:value-type="float">
            <text:p>134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4" calcext:value-type="float">
            <text:p>134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4" calcext:value-type="float">
            <text:p>134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6" calcext:value-type="float">
            <text:p>136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6" calcext:value-type="float">
            <text:p>136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6" calcext:value-type="float">
            <text:p>136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41" calcext:value-type="float">
            <text:p>141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41" calcext:value-type="float">
            <text:p>141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41" calcext:value-type="float">
            <text:p>141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41" calcext:value-type="float">
            <text:p>141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8.5" calcext:value-type="float">
            <text:p>148.5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8.5" calcext:value-type="float">
            <text:p>148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8.5" calcext:value-type="float">
            <text:p>148.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8.5" calcext:value-type="float">
            <text:p>148.5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8.5" calcext:value-type="float">
            <text:p>148.5</text:p>
          </table:table-cell>
          <table:table-cell table:style-name="ce2" office:value-type="float" office:value="151.5" calcext:value-type="float">
            <text:p>151.5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8.5" calcext:value-type="float">
            <text:p>148.5</text:p>
          </table:table-cell>
          <table:table-cell table:style-name="ce2" office:value-type="float" office:value="151.5" calcext:value-type="float">
            <text:p>151.5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8.5" calcext:value-type="float">
            <text:p>148.5</text:p>
          </table:table-cell>
          <table:table-cell table:style-name="ce2" office:value-type="float" office:value="151.5" calcext:value-type="float">
            <text:p>151.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1.5" calcext:value-type="float">
            <text:p>151.5</text:p>
          </table:table-cell>
          <table:table-cell table:style-name="ce2" office:value-type="float" office:value="155.5" calcext:value-type="float">
            <text:p>155.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1.5" calcext:value-type="float">
            <text:p>151.5</text:p>
          </table:table-cell>
          <table:table-cell table:style-name="ce2" office:value-type="float" office:value="155.5" calcext:value-type="float">
            <text:p>155.5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1.5" calcext:value-type="float">
            <text:p>151.5</text:p>
          </table:table-cell>
          <table:table-cell table:style-name="ce2" office:value-type="float" office:value="155.5" calcext:value-type="float">
            <text:p>155.5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1.5" calcext:value-type="float">
            <text:p>151.5</text:p>
          </table:table-cell>
          <table:table-cell table:style-name="ce2" office:value-type="float" office:value="155.5" calcext:value-type="float">
            <text:p>155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5.5" calcext:value-type="float">
            <text:p>155.5</text:p>
          </table:table-cell>
          <table:table-cell table:style-name="ce2" office:value-type="float" office:value="158.5" calcext:value-type="float">
            <text:p>158.5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5.5" calcext:value-type="float">
            <text:p>155.5</text:p>
          </table:table-cell>
          <table:table-cell table:style-name="ce2" office:value-type="float" office:value="158.5" calcext:value-type="float">
            <text:p>158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5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5.5" calcext:value-type="float">
            <text:p>155.5</text:p>
          </table:table-cell>
          <table:table-cell table:style-name="ce2" office:value-type="float" office:value="158.5" calcext:value-type="float">
            <text:p>158.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5.5" calcext:value-type="float">
            <text:p>155.5</text:p>
          </table:table-cell>
          <table:table-cell table:style-name="ce2" office:value-type="float" office:value="158.5" calcext:value-type="float">
            <text:p>158.5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5.5" calcext:value-type="float">
            <text:p>155.5</text:p>
          </table:table-cell>
          <table:table-cell table:style-name="ce2" office:value-type="float" office:value="158.5" calcext:value-type="float">
            <text:p>158.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8.5" calcext:value-type="float">
            <text:p>158.5</text:p>
          </table:table-cell>
          <table:table-cell table:style-name="ce2" office:value-type="float" office:value="164" calcext:value-type="float">
            <text:p>164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8.5" calcext:value-type="float">
            <text:p>158.5</text:p>
          </table:table-cell>
          <table:table-cell table:style-name="ce2" office:value-type="float" office:value="164" calcext:value-type="float">
            <text:p>164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8.5" calcext:value-type="float">
            <text:p>158.5</text:p>
          </table:table-cell>
          <table:table-cell table:style-name="ce2" office:value-type="float" office:value="164" calcext:value-type="float">
            <text:p>164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GHz</text:p>
          </table:table-cell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8.5" calcext:value-type="float">
            <text:p>158.5</text:p>
          </table:table-cell>
          <table:table-cell table:style-name="ce2" office:value-type="float" office:value="164" calcext:value-type="float">
            <text:p>164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7" calcext:value-type="float">
            <text:p>167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7" calcext:value-type="float">
            <text:p>167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7" calcext:value-type="float">
            <text:p>167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74.5" calcext:value-type="float">
            <text:p>174.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74.5" calcext:value-type="float">
            <text:p>174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74.5" calcext:value-type="float">
            <text:p>174.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74.5" calcext:value-type="float">
            <text:p>174.5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74.5" calcext:value-type="float">
            <text:p>174.5</text:p>
          </table:table-cell>
          <table:table-cell table:style-name="ce2" office:value-type="float" office:value="174.8" calcext:value-type="float">
            <text:p>174.8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74.5" calcext:value-type="float">
            <text:p>174.5</text:p>
          </table:table-cell>
          <table:table-cell table:style-name="ce2" office:value-type="float" office:value="174.8" calcext:value-type="float">
            <text:p>174.8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74.5" calcext:value-type="float">
            <text:p>174.5</text:p>
          </table:table-cell>
          <table:table-cell table:style-name="ce2" office:value-type="float" office:value="174.8" calcext:value-type="float">
            <text:p>174.8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74.8" calcext:value-type="float">
            <text:p>174.8</text:p>
          </table:table-cell>
          <table:table-cell table:style-name="ce2" office:value-type="float" office:value="182" calcext:value-type="float">
            <text:p>182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74.8" calcext:value-type="float">
            <text:p>174.8</text:p>
          </table:table-cell>
          <table:table-cell table:style-name="ce2" office:value-type="float" office:value="182" calcext:value-type="float">
            <text:p>182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74.8" calcext:value-type="float">
            <text:p>174.8</text:p>
          </table:table-cell>
          <table:table-cell table:style-name="ce2" office:value-type="float" office:value="182" calcext:value-type="float">
            <text:p>182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5" calcext:value-type="float">
            <text:p>18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5" calcext:value-type="float">
            <text:p>185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5" calcext:value-type="float">
            <text:p>185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90" calcext:value-type="float">
            <text:p>190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90" calcext:value-type="float">
            <text:p>190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90" calcext:value-type="float">
            <text:p>190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1.8" calcext:value-type="float">
            <text:p>191.8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1.8" calcext:value-type="float">
            <text:p>191.8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1.8" calcext:value-type="float">
            <text:p>191.8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1.8" calcext:value-type="float">
            <text:p>191.8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1.8" calcext:value-type="float">
            <text:p>191.8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1.8" calcext:value-type="float">
            <text:p>191.8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1.8" calcext:value-type="float">
            <text:p>191.8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1.8" calcext:value-type="float">
            <text:p>191.8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string" calcext:value-type="string">
            <text:p>Radionavegación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9" calcext:value-type="float">
            <text:p>209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9" calcext:value-type="float">
            <text:p>209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9" calcext:value-type="float">
            <text:p>209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17" calcext:value-type="float">
            <text:p>217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17" calcext:value-type="float">
            <text:p>217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17" calcext:value-type="float">
            <text:p>217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17" calcext:value-type="float">
            <text:p>217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26" calcext:value-type="float">
            <text:p>226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26" calcext:value-type="float">
            <text:p>226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26" calcext:value-type="float">
            <text:p>226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26" calcext:value-type="float">
            <text:p>226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26" calcext:value-type="float">
            <text:p>226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31.5" calcext:value-type="float">
            <text:p>231.5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31.5" calcext:value-type="float">
            <text:p>231.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31.5" calcext:value-type="float">
            <text:p>231.5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31.5" calcext:value-type="float">
            <text:p>231.5</text:p>
          </table:table-cell>
          <table:table-cell table:style-name="ce2" office:value-type="float" office:value="232" calcext:value-type="float">
            <text:p>232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31.5" calcext:value-type="float">
            <text:p>231.5</text:p>
          </table:table-cell>
          <table:table-cell table:style-name="ce2" office:value-type="float" office:value="232" calcext:value-type="float">
            <text:p>232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31.5" calcext:value-type="float">
            <text:p>231.5</text:p>
          </table:table-cell>
          <table:table-cell table:style-name="ce2" office:value-type="float" office:value="232" calcext:value-type="float">
            <text:p>232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5" calcext:value-type="float">
            <text:p>23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5" calcext:value-type="float">
            <text:p>235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5" calcext:value-type="float">
            <text:p>23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5" calcext:value-type="float">
            <text:p>23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38" calcext:value-type="float">
            <text:p>238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38" calcext:value-type="float">
            <text:p>238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38" calcext:value-type="float">
            <text:p>238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40" calcext:value-type="float">
            <text:p>240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40" calcext:value-type="float">
            <text:p>24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40" calcext:value-type="float">
            <text:p>24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40" calcext:value-type="float">
            <text:p>240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40" calcext:value-type="float">
            <text:p>24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40" calcext:value-type="float">
            <text:p>240</text:p>
          </table:table-cell>
          <table:table-cell table:style-name="ce6" office:value-type="string" calcext:value-type="string">
            <text:p>Radionavegación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41" calcext:value-type="float">
            <text:p>241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41" calcext:value-type="float">
            <text:p>241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41" calcext:value-type="float">
            <text:p>241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48" calcext:value-type="float">
            <text:p>248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48" calcext:value-type="float">
            <text:p>248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48" calcext:value-type="float">
            <text:p>248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48" calcext:value-type="float">
            <text:p>248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string" calcext:value-type="string">
            <text:p>Aficionados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50" calcext:value-type="float">
            <text:p>250</text:p>
          </table:table-cell>
          <table:table-cell table:style-name="ce6" office:value-type="string" calcext:value-type="string">
            <text:p>Aficionado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52" calcext:value-type="float">
            <text:p>252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52" calcext:value-type="float">
            <text:p>252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52" calcext:value-type="float">
            <text:p>252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65" calcext:value-type="float">
            <text:p>26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65" calcext:value-type="float">
            <text:p>26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65" calcext:value-type="float">
            <text:p>265</text:p>
          </table:table-cell>
          <table:table-cell table:style-name="ce6" office:value-type="string" calcext:value-type="string">
            <text:p>Radionavegación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65" calcext:value-type="float">
            <text:p>265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65" calcext:value-type="float">
            <text:p>265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65" calcext:value-type="float">
            <text:p>265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75" calcext:value-type="float">
            <text:p>275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3000" calcext:value-type="float">
            <text:p>3000</text:p>
          </table:table-cell>
          <table:table-cell table:style-name="ce6" office:value-type="string" calcext:value-type="string">
            <text:p>No atribuíd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float" office:value="47.9" calcext:value-type="float">
            <text:p>47.9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float" office:value="47.9" calcext:value-type="float">
            <text:p>47.9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float" office:value="47.9" calcext:value-type="float">
            <text:p>47.9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7.9" calcext:value-type="float">
            <text:p>47.9</text:p>
          </table:table-cell>
          <table:table-cell table:style-name="ce2" office:value-type="float" office:value="48.2" calcext:value-type="float">
            <text:p>48.2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7.9" calcext:value-type="float">
            <text:p>47.9</text:p>
          </table:table-cell>
          <table:table-cell table:style-name="ce2" office:value-type="float" office:value="48.2" calcext:value-type="float">
            <text:p>48.2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7.9" calcext:value-type="float">
            <text:p>47.9</text:p>
          </table:table-cell>
          <table:table-cell table:style-name="ce2" office:value-type="float" office:value="48.2" calcext:value-type="float">
            <text:p>48.2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50.2" calcext:value-type="float">
            <text:p>50.2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50.2" calcext:value-type="float">
            <text:p>50.2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8.2" calcext:value-type="float">
            <text:p>48.2</text:p>
          </table:table-cell>
          <table:table-cell table:style-name="ce2" office:value-type="float" office:value="50.2" calcext:value-type="float">
            <text:p>50.2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.2" calcext:value-type="float">
            <text:p>50.2</text:p>
          </table:table-cell>
          <table:table-cell table:style-name="ce2" office:value-type="float" office:value="50.4" calcext:value-type="float">
            <text:p>50.4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.2" calcext:value-type="float">
            <text:p>50.2</text:p>
          </table:table-cell>
          <table:table-cell table:style-name="ce2" office:value-type="float" office:value="50.4" calcext:value-type="float">
            <text:p>50.4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51.4" calcext:value-type="float">
            <text:p>51.4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51.4" calcext:value-type="float">
            <text:p>51.4</text:p>
          </table:table-cell>
          <table:table-cell table:style-name="ce6" office:value-type="string" calcext:value-type="string">
            <text:p>Fijo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51.4" calcext:value-type="float">
            <text:p>51.4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51.4" calcext:value-type="float">
            <text:p>51.4</text:p>
          </table:table-cell>
          <table:table-cell table:style-name="ce6" office:value-type="string" calcext:value-type="string">
            <text:p>Móvil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1.4" calcext:value-type="float">
            <text:p>51.4</text:p>
          </table:table-cell>
          <table:table-cell table:style-name="ce2" office:value-type="float" office:value="52.6" calcext:value-type="float">
            <text:p>52.6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1.4" calcext:value-type="float">
            <text:p>51.4</text:p>
          </table:table-cell>
          <table:table-cell table:style-name="ce2" office:value-type="float" office:value="52.6" calcext:value-type="float">
            <text:p>52.6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2.6" calcext:value-type="float">
            <text:p>52.6</text:p>
          </table:table-cell>
          <table:table-cell table:style-name="ce2" office:value-type="float" office:value="54.25" calcext:value-type="float">
            <text:p>54.25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2.6" calcext:value-type="float">
            <text:p>52.6</text:p>
          </table:table-cell>
          <table:table-cell table:style-name="ce2" office:value-type="float" office:value="54.25" calcext:value-type="float">
            <text:p>54.25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4.25" calcext:value-type="float">
            <text:p>54.25</text:p>
          </table:table-cell>
          <table:table-cell table:style-name="ce2" office:value-type="float" office:value="55.78" calcext:value-type="float">
            <text:p>55.78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4.25" calcext:value-type="float">
            <text:p>54.25</text:p>
          </table:table-cell>
          <table:table-cell table:style-name="ce2" office:value-type="float" office:value="55.78" calcext:value-type="float">
            <text:p>55.78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4.25" calcext:value-type="float">
            <text:p>54.25</text:p>
          </table:table-cell>
          <table:table-cell table:style-name="ce2" office:value-type="float" office:value="55.78" calcext:value-type="float">
            <text:p>55.78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5.78" calcext:value-type="float">
            <text:p>55.78</text:p>
          </table:table-cell>
          <table:table-cell table:style-name="ce2" office:value-type="float" office:value="56.9" calcext:value-type="float">
            <text:p>56.9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5.78" calcext:value-type="float">
            <text:p>55.78</text:p>
          </table:table-cell>
          <table:table-cell table:style-name="ce2" office:value-type="float" office:value="56.9" calcext:value-type="float">
            <text:p>56.9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5.78" calcext:value-type="float">
            <text:p>55.78</text:p>
          </table:table-cell>
          <table:table-cell table:style-name="ce2" office:value-type="float" office:value="56.9" calcext:value-type="float">
            <text:p>56.9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5.78" calcext:value-type="float">
            <text:p>55.78</text:p>
          </table:table-cell>
          <table:table-cell table:style-name="ce2" office:value-type="float" office:value="56.9" calcext:value-type="float">
            <text:p>56.9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5.78" calcext:value-type="float">
            <text:p>55.78</text:p>
          </table:table-cell>
          <table:table-cell table:style-name="ce2" office:value-type="float" office:value="56.9" calcext:value-type="float">
            <text:p>56.9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57" calcext:value-type="float">
            <text:p>57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57" calcext:value-type="float">
            <text:p>57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57" calcext:value-type="float">
            <text:p>57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57" calcext:value-type="float">
            <text:p>57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57" calcext:value-type="float">
            <text:p>57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.2" calcext:value-type="float">
            <text:p>58.2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.2" calcext:value-type="float">
            <text:p>58.2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.2" calcext:value-type="float">
            <text:p>58.2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.2" calcext:value-type="float">
            <text:p>58.2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.2" calcext:value-type="float">
            <text:p>58.2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8.2" calcext:value-type="float">
            <text:p>58.2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8.2" calcext:value-type="float">
            <text:p>58.2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8.2" calcext:value-type="float">
            <text:p>58.2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8.2" calcext:value-type="float">
            <text:p>58.2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9.3" calcext:value-type="float">
            <text:p>59.3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9.3" calcext:value-type="float">
            <text:p>59.3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9.3" calcext:value-type="float">
            <text:p>59.3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9.3" calcext:value-type="float">
            <text:p>59.3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9.3" calcext:value-type="float">
            <text:p>59.3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9.3" calcext:value-type="float">
            <text:p>59.3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.3" calcext:value-type="float">
            <text:p>59.3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.3" calcext:value-type="float">
            <text:p>59.3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.3" calcext:value-type="float">
            <text:p>59.3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.3" calcext:value-type="float">
            <text:p>59.3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6" office:value-type="string" calcext:value-type="string">
            <text:p>Entre Satélites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47" calcext:value-type="float">
            <text:p>4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2" calcext:value-type="float">
            <text:p>92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2" calcext:value-type="float">
            <text:p>92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2" calcext:value-type="float">
            <text:p>92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4" calcext:value-type="float">
            <text:p>94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4" calcext:value-type="float">
            <text:p>94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4" calcext:value-type="float">
            <text:p>94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4" calcext:value-type="float">
            <text:p>94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4.1" calcext:value-type="float">
            <text:p>94.1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4.1" calcext:value-type="float">
            <text:p>94.1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4.1" calcext:value-type="float">
            <text:p>94.1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4.1" calcext:value-type="float">
            <text:p>94.1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4.1" calcext:value-type="float">
            <text:p>94.1</text:p>
          </table:table-cell>
          <table:table-cell table:style-name="ce2" office:value-type="float" office:value="95" calcext:value-type="float">
            <text:p>95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4.1" calcext:value-type="float">
            <text:p>94.1</text:p>
          </table:table-cell>
          <table:table-cell table:style-name="ce2" office:value-type="float" office:value="95" calcext:value-type="float">
            <text:p>9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4.1" calcext:value-type="float">
            <text:p>94.1</text:p>
          </table:table-cell>
          <table:table-cell table:style-name="ce2" office:value-type="float" office:value="95" calcext:value-type="float">
            <text:p>9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4.1" calcext:value-type="float">
            <text:p>94.1</text:p>
          </table:table-cell>
          <table:table-cell table:style-name="ce2" office:value-type="float" office:value="95" calcext:value-type="float">
            <text:p>95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Radionaveg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Radionavegación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Radiolocalización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2" calcext:value-type="float">
            <text:p>102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2" calcext:value-type="float">
            <text:p>102</text:p>
          </table:table-cell>
          <table:table-cell table:style-name="ce6" office:value-type="string" calcext:value-type="string">
            <text:p>Investigación Espacia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2" calcext:value-type="float">
            <text:p>102</text:p>
          </table:table-cell>
          <table:table-cell table:style-name="ce6" office:value-type="string" calcext:value-type="string">
            <text:p>Exploración de la Tierra por Satélite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5" calcext:value-type="float">
            <text:p>10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5" calcext:value-type="float">
            <text:p>10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5" calcext:value-type="float">
            <text:p>105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9.5" calcext:value-type="float">
            <text:p>109.5</text:p>
          </table:table-cell>
          <table:table-cell table:style-name="ce6" office:value-type="string" calcext:value-type="string">
            <text:p>Móvil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9.5" calcext:value-type="float">
            <text:p>109.5</text:p>
          </table:table-cell>
          <table:table-cell table:style-name="ce6" office:value-type="string" calcext:value-type="string">
            <text:p>Fijo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9.5" calcext:value-type="float">
            <text:p>109.5</text:p>
          </table:table-cell>
          <table:table-cell table:style-name="ce6" office:value-type="string" calcext:value-type="string">
            <text:p>Radioastronomía</text:p>
          </table:table-cell>
          <table:table-cell table:style-name="ce8" office:value-type="string" calcext:value-type="string">
            <text:p>KHz</text:p>
          </table:table-cell>
        </table:table-row>
        <table:table-row table:style-name="ro5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9.5" calcext:value-type="float">
            <text:p>109.5</text:p>
          </table:table-cell>
          <table:table-cell table:style-name="ce6" office:value-type="string" calcext:value-type="string">
            <text:p>Investigación Espacial</text:p>
          </table:table-cell>
          <table:table-cell/>
        </table:table-row>
        <table:table-row table:style-name="ro5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9.5" calcext:value-type="float">
            <text:p>109.5</text:p>
          </table:table-cell>
          <table:table-cell table:style-name="ce2" office:value-type="float" office:value="111.8" calcext:value-type="float">
            <text:p>111.8</text:p>
          </table:table-cell>
          <table:table-cell table:style-name="ce6" office:value-type="string" calcext:value-type="string">
            <text:p>Investigación Espacial</text:p>
          </table:table-cell>
          <table:table-cell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9.5" calcext:value-type="float">
            <text:p>109.5</text:p>
          </table:table-cell>
          <table:table-cell table:style-name="ce2" office:value-type="float" office:value="111.8" calcext:value-type="float">
            <text:p>111.8</text:p>
          </table:table-cell>
          <table:table-cell table:style-name="ce6" office:value-type="string" calcext:value-type="string">
            <text:p>Exploración de la Tierra por Satélite</text:p>
          </table:table-cell>
          <table:table-cell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9.5" calcext:value-type="float">
            <text:p>109.5</text:p>
          </table:table-cell>
          <table:table-cell table:style-name="ce2" office:value-type="float" office:value="111.8" calcext:value-type="float">
            <text:p>111.8</text:p>
          </table:table-cell>
          <table:table-cell table:style-name="ce6" office:value-type="string" calcext:value-type="string">
            <text:p>Radioastronomía</text:p>
          </table:table-cell>
          <table:table-cell/>
        </table:table-row>
        <table:table-row table:style-name="ro8">
          <table:table-cell table:style-name="ce3"/>
          <table:table-cell table:style-name="ce5"/>
          <table:table-cell table:style-name="ce3" table:number-columns-repeated="2"/>
          <table:table-cell/>
        </table:table-row>
        <table:table-row table:style-name="ro9" table:number-rows-repeated="1047122">
          <table:table-cell table:number-columns-repeated="5"/>
        </table:table-row>
        <table:table-row table:style-name="ro9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 </number:text>
      <number:number number:decimal-places="0" loext:min-decimal-places="0" number:min-integer-digits="1" number:grouping="true"/>
    </number:number-style>
    <number:number-style style:name="N121">
      <number:text>$ 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$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 </number:text>
      <number:number number:decimal-places="2" loext:min-decimal-places="2" number:min-integer-digits="1" number:grouping="true"/>
    </number:number-style>
    <number:number-style style:name="N123">
      <number:text>$ 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$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loext:text> $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UIT_20_R2_20_-_20_RR2012" style:display-name="Normal_UIT R2 - RR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ormal_5f_H1" style:display-name="Normal_H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5:30:00.753002065</meta:creation-date>
    <dc:date>2017-02-27T15:56:16.354490629</dc:date>
    <meta:editing-duration>PT16M3S</meta:editing-duration>
    <meta:editing-cycles>1</meta:editing-cycles>
    <meta:document-statistic meta:table-count="1" meta:cell-count="7256" meta:object-count="0"/>
    <meta:generator>LibreOffice/5.1.6.2$Linux_x86 LibreOffice_project/10m0$Build-2</meta:generator>
  </office:meta>
</office:document-meta>
</file>